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Black1" svg:font-family="'Arial Black'"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799in" fo:margin-left="0.0035in" fo:margin-top="0in" fo:margin-bottom="0in" fo:break-before="auto" fo:break-after="auto" table:align="left" style:writing-mode="page"/>
    </style:style>
    <style:style style:name="Table1.A" style:family="table-column">
      <style:table-column-properties style:column-width="0.7653in"/>
    </style:style>
    <style:style style:name="Table1.B" style:family="table-column">
      <style:table-column-properties style:column-width="2.0174in"/>
    </style:style>
    <style:style style:name="Table1.C" style:family="table-column">
      <style:table-column-properties style:column-width="1.9215in"/>
    </style:style>
    <style:style style:name="Table1.D" style:family="table-column">
      <style:table-column-properties style:column-width="0.625in"/>
    </style:style>
    <style:style style:name="Table1.E" style:family="table-column">
      <style:table-column-properties style:column-width="0.7507in"/>
    </style:style>
    <style:style style:name="Table1.F" style:family="table-column">
      <style:table-column-properties style:column-width="0.9993in"/>
    </style:style>
    <style:style style:name="Table1.1" style:family="table-row">
      <style:table-row-properties fo:keep-together="always"/>
    </style:style>
    <style:style style:name="Table1.A1" style:family="table-cell">
      <style:table-cell-properties style:vertical-align="middle" fo:padding-left="0.075in" fo:padding-right="0.075in" fo:padding-top="0in" fo:padding-bottom="0in" fo:border-left="0.5pt solid #000000" fo:border-right="0.75pt solid #000000" fo:border-top="0.5pt solid #000000" fo:border-bottom="0.75pt solid #000000"/>
    </style:style>
    <style:style style:name="Table1.B1" style:family="table-cell">
      <style:table-cell-properties style:vertical-align="middle" fo:padding-left="0.075in" fo:padding-right="0.075in" fo:padding-top="0in" fo:padding-bottom="0in" fo:border-left="0.75pt solid #000000" fo:border-right="0.75pt solid #000000" fo:border-top="0.5pt solid #000000" fo:border-bottom="0.75pt solid #000000"/>
    </style:style>
    <style:style style:name="Table1.F1" style:family="table-cell">
      <style:table-cell-properties style:vertical-align="middle" fo:padding-left="0.075in" fo:padding-right="0.075in" fo:padding-top="0in" fo:padding-bottom="0in" fo:border-left="0.75pt solid #000000" fo:border-right="0.5pt solid #000000" fo:border-top="0.5pt solid #000000" fo:border-bottom="0.75pt solid #000000"/>
    </style:style>
    <style:style style:name="Table1.A2" style:family="table-cell">
      <style:table-cell-properties style:vertical-align="" fo:padding-left="0.075in" fo:padding-right="0.075in" fo:padding-top="0in" fo:padding-bottom="0in" fo:border-left="0.5pt solid #000000" fo:border-right="0.75pt solid #000000" fo:border-top="0.75pt solid #000000" fo:border-bottom="0.75pt solid #000000"/>
    </style:style>
    <style:style style:name="Table1.B2" style:family="table-cell">
      <style:table-cell-properties style:vertical-align="" fo:padding-left="0.075in" fo:padding-right="0.075in" fo:padding-top="0in" fo:padding-bottom="0in" fo:border="0.75pt solid #000000"/>
    </style:style>
    <style:style style:name="Table1.F2" style:family="table-cell">
      <style:table-cell-properties style:vertical-align="" fo:padding-left="0.075in" fo:padding-right="0.075in" fo:padding-top="0in" fo:padding-bottom="0in" fo:border-left="0.75pt solid #000000" fo:border-right="0.5pt solid #000000" fo:border-top="0.75pt solid #000000" fo:border-bottom="0.75pt solid #000000"/>
    </style:style>
    <style:style style:name="Table1.A6" style:family="table-cell">
      <style:table-cell-properties style:vertical-align="" fo:padding-left="0.075in" fo:padding-right="0.075in" fo:padding-top="0in" fo:padding-bottom="0in" fo:border-left="0.5pt solid #000000" fo:border-right="0.75pt solid #000000" fo:border-top="0.75pt solid #000000" fo:border-bottom="0.5pt solid #000000"/>
    </style:style>
    <style:style style:name="Table1.B6" style:family="table-cell">
      <style:table-cell-properties style:vertical-align="" fo:padding-left="0.075in" fo:padding-right="0.075in" fo:padding-top="0in" fo:padding-bottom="0in" fo:border-left="0.75pt solid #000000" fo:border-right="0.75pt solid #000000" fo:border-top="0.75pt solid #000000" fo:border-bottom="0.5pt solid #000000"/>
    </style:style>
    <style:style style:name="Table1.F6" style:family="table-cell">
      <style:table-cell-properties style:vertical-align="" fo:padding-left="0.075in" fo:padding-right="0.075in" fo:padding-top="0in" fo:padding-bottom="0in" fo:border-left="0.75pt solid #000000" fo:border-right="0.5pt solid #000000" fo:border-top="0.75pt solid #000000" fo:border-bottom="0.5pt solid #000000"/>
    </style:style>
    <style:style style:name="Table2" style:family="table">
      <style:table-properties style:width="7.0625in" fo:margin-left="0.2653in" fo:margin-top="0in" fo:margin-bottom="0in" table:align="left" style:writing-mode="page"/>
    </style:style>
    <style:style style:name="Table2.A" style:family="table-column">
      <style:table-column-properties style:column-width="2.875in"/>
    </style:style>
    <style:style style:name="Table2.B" style:family="table-column">
      <style:table-column-properties style:column-width="0.6639in"/>
    </style:style>
    <style:style style:name="Table2.C" style:family="table-column">
      <style:table-column-properties style:column-width="2.2951in"/>
    </style:style>
    <style:style style:name="Table2.D" style:family="table-column">
      <style:table-column-properties style:column-width="1.2278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0.5pt solid #000000"/>
    </style:style>
    <style:style style:name="Table3" style:family="table">
      <style:table-properties style:width="7.125in" fo:margin-left="0.1507in" fo:margin-top="0in" fo:margin-bottom="0in" table:align="left" style:writing-mode="page"/>
    </style:style>
    <style:style style:name="Table3.A" style:family="table-column">
      <style:table-column-properties style:column-width="0.75in"/>
    </style:style>
    <style:style style:name="Table3.B" style:family="table-column">
      <style:table-column-properties style:column-width="0.2889in"/>
    </style:style>
    <style:style style:name="Table3.C" style:family="table-column">
      <style:table-column-properties style:column-width="0.5861in"/>
    </style:style>
    <style:style style:name="Table3.D" style:family="table-column">
      <style:table-column-properties style:column-width="1.0625in"/>
    </style:style>
    <style:style style:name="Table3.E" style:family="table-column">
      <style:table-column-properties style:column-width="3.1875in"/>
    </style:style>
    <style:style style:name="Table3.F" style:family="table-column">
      <style:table-column-properties style:column-width="1.2493in"/>
    </style:style>
    <style:style style:name="Table3.1" style:family="table-row">
      <style:table-row-properties fo:keep-together="auto"/>
    </style:style>
    <style:style style:name="Table3.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3.A2" style:family="table-cell">
      <style:table-cell-properties style:vertical-align="" fo:background-color="#ffffff" fo:padding-left="0.075in" fo:padding-right="0.075in" fo:padding-top="0in" fo:padding-bottom="0in" fo:border="0.75pt solid #c0c0c0">
        <style:background-image/>
      </style:table-cell-properties>
    </style:style>
    <style:style style:name="Table4" style:family="table">
      <style:table-properties style:width="6.9639in" fo:margin-left="0.1507in" fo:margin-top="0in" fo:margin-bottom="0in" table:align="left" style:writing-mode="page"/>
    </style:style>
    <style:style style:name="Table4.A" style:family="table-column">
      <style:table-column-properties style:column-width="0.75in"/>
    </style:style>
    <style:style style:name="Table4.B" style:family="table-column">
      <style:table-column-properties style:column-width="0.4806in"/>
    </style:style>
    <style:style style:name="Table4.C" style:family="table-column">
      <style:table-column-properties style:column-width="0.4597in"/>
    </style:style>
    <style:style style:name="Table4.E" style:family="table-column">
      <style:table-column-properties style:column-width="0.4604in"/>
    </style:style>
    <style:style style:name="Table4.F" style:family="table-column">
      <style:table-column-properties style:column-width="0.3979in"/>
    </style:style>
    <style:style style:name="Table4.G" style:family="table-column">
      <style:table-column-properties style:column-width="0.5444in"/>
    </style:style>
    <style:style style:name="Table4.I" style:family="table-column">
      <style:table-column-properties style:column-width="0.5438in"/>
    </style:style>
    <style:style style:name="Table4.K" style:family="table-column">
      <style:table-column-properties style:column-width="0.4444in"/>
    </style:style>
    <style:style style:name="Table4.L" style:family="table-column">
      <style:table-column-properties style:column-width="0.4451in"/>
    </style:style>
    <style:style style:name="Table4.N" style:family="table-column">
      <style:table-column-properties style:column-width="0.4438in"/>
    </style:style>
    <style:style style:name="Table4.1" style:family="table-row">
      <style:table-row-properties fo:keep-together="auto"/>
    </style:style>
    <style:style style:name="Table4.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4.A2" style:family="table-cell">
      <style:table-cell-properties style:vertical-align="" fo:background-color="#ffffff" fo:padding-left="0.075in" fo:padding-right="0.075in" fo:padding-top="0in" fo:padding-bottom="0in" fo:border="0.75pt solid #000000">
        <style:background-image/>
      </style:table-cell-properties>
    </style:style>
    <style:style style:name="P1" style:family="paragraph" style:parent-style-name="Heading_20_3" style:list-style-name="WWNum7">
      <style:paragraph-properties fo:margin-left="0.5in" fo:text-indent="-0.5in" style:auto-text-indent="false"/>
    </style:style>
    <style:style style:name="P2" style:family="paragraph" style:parent-style-name="Heading_20_2" style:list-style-name="WWNum7">
      <style:paragraph-properties fo:margin-left="0.4in" fo:text-indent="-0.4in" style:auto-text-indent="false"/>
    </style:style>
    <style:style style:name="P3" style:family="paragraph" style:parent-style-name="Heading_20_1" style:list-style-name="WWNum7">
      <style:paragraph-properties fo:margin-left="0.25in" fo:margin-top="0in" fo:margin-bottom="0.0417in" style:contextual-spacing="false" fo:text-indent="-0.25in" style:auto-text-indent="false" fo:break-before="page"/>
    </style:style>
    <style:style style:name="P4" style:family="paragraph" style:parent-style-name="Heading_20_1" style:list-style-name="WWNum7">
      <style:paragraph-properties fo:margin-left="0.25in" fo:text-indent="-0.25in" style:auto-text-indent="false"/>
    </style:style>
    <style:style style:name="P5" style:family="paragraph" style:parent-style-name="Heading_20_5" style:list-style-name="WWNum7">
      <style:paragraph-properties fo:margin-left="0.7in" fo:text-indent="-0.7in" style:auto-text-indent="false"/>
    </style:style>
    <style:style style:name="P6" style:family="paragraph" style:parent-style-name="Heading_20_4" style:list-style-name="WWNum7">
      <style:paragraph-properties fo:margin-left="0.6in" fo:text-indent="-0.6in" style:auto-text-indent="false"/>
    </style:style>
    <style:style style:name="P7" style:family="paragraph" style:parent-style-name="Heading_20_4">
      <style:text-properties style:text-position="0% 100%"/>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2">
      <style:text-properties officeooo:paragraph-rsid="000b2887"/>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loext:graphic-properties draw:fill="none" draw:fill-color="#ffffff"/>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5" style:family="paragraph" style:parent-style-name="Text_20_body">
      <style:text-properties officeooo:paragraph-rsid="000b2887"/>
    </style:style>
    <style:style style:name="P16" style:family="paragraph" style:parent-style-name="Text_20_body" style:list-style-name="L11">
      <style:paragraph-properties fo:margin-left="0in" fo:margin-right="0in" fo:text-indent="0in" style:auto-text-indent="false" fo:padding="0in" fo:border="none" style:writing-mode="lr-tb"/>
      <style:text-properties fo:font-size="11pt" fo:background-color="transparent" style:font-size-asian="11pt" style:font-size-complex="11pt"/>
    </style:style>
    <style:style style:name="P17" style:family="paragraph" style:parent-style-name="Text_20_body" style:list-style-name="L12">
      <style:paragraph-properties fo:margin-left="0in" fo:margin-right="0in" fo:text-indent="0in" style:auto-text-indent="false" fo:padding="0in" fo:border="none" style:writing-mode="lr-tb"/>
      <style:text-properties fo:font-size="11pt" fo:background-color="transparent" style:font-size-asian="11pt" style:font-size-complex="11pt"/>
    </style:style>
    <style:style style:name="P18" style:family="paragraph" style:parent-style-name="Text_20_body" style:list-style-name="L13">
      <style:paragraph-properties fo:margin-left="0in" fo:margin-right="0in" fo:text-indent="0in" style:auto-text-indent="false" fo:padding="0in" fo:border="none" style:writing-mode="lr-tb"/>
      <style:text-properties fo:font-size="11pt" fo:background-color="transparent" style:font-size-asian="11pt" style:font-size-complex="11pt"/>
    </style:style>
    <style:style style:name="P19" style:family="paragraph" style:parent-style-name="Text_20_body" style:list-style-name="L14">
      <style:paragraph-properties fo:margin-left="0in" fo:margin-right="0in" fo:text-indent="0in" style:auto-text-indent="false" fo:padding="0in" fo:border="none" style:writing-mode="lr-tb"/>
      <style:text-properties fo:font-size="11pt" fo:background-color="transparent" style:font-size-asian="11pt" style:font-size-complex="11pt"/>
    </style:style>
    <style:style style:name="P20" style:family="paragraph" style:parent-style-name="Text_20_body" style:list-style-name="L15">
      <style:paragraph-properties fo:margin-left="0in" fo:margin-right="0in" fo:text-indent="0in" style:auto-text-indent="false" fo:padding="0in" fo:border="none" style:writing-mode="lr-tb"/>
      <style:text-properties fo:font-size="11pt" fo:background-color="transparent" style:font-size-asian="11pt" style:font-size-complex="11pt"/>
    </style:style>
    <style:style style:name="P21" style:family="paragraph" style:parent-style-name="Text_20_body" style:list-style-name="L16">
      <style:paragraph-properties fo:margin-left="0in" fo:margin-right="0in" fo:text-indent="0in" style:auto-text-indent="false" fo:padding="0in" fo:border="none" style:writing-mode="lr-tb"/>
      <style:text-properties fo:font-size="11pt" fo:background-color="transparent" style:font-size-asian="11pt" style:font-size-complex="11pt"/>
    </style:style>
    <style:style style:name="P22" style:family="paragraph" style:parent-style-name="Text_20_body" style:list-style-name="L11">
      <style:paragraph-properties fo:margin-left="0in" fo:margin-right="0in" fo:text-indent="0in" style:auto-text-indent="false" fo:padding="0in" fo:border="none" style:writing-mode="lr-tb"/>
      <style:text-properties fo:font-size="11pt" style:font-size-asian="11pt" style:font-size-complex="11pt"/>
    </style:style>
    <style:style style:name="P23" style:family="paragraph" style:parent-style-name="Text_20_body" style:list-style-name="L12">
      <style:paragraph-properties fo:margin-left="0in" fo:margin-right="0in" fo:text-indent="0in" style:auto-text-indent="false" fo:padding="0in" fo:border="none" style:writing-mode="lr-tb"/>
      <style:text-properties fo:font-size="11pt" style:font-size-asian="11pt" style:font-size-complex="11pt"/>
    </style:style>
    <style:style style:name="P24" style:family="paragraph" style:parent-style-name="Text_20_body" style:list-style-name="L13">
      <style:paragraph-properties fo:margin-left="0in" fo:margin-right="0in" fo:text-indent="0in" style:auto-text-indent="false" fo:padding="0in" fo:border="none" style:writing-mode="lr-tb"/>
      <style:text-properties fo:font-size="11pt" style:font-size-asian="11pt" style:font-size-complex="11pt"/>
    </style:style>
    <style:style style:name="P25" style:family="paragraph" style:parent-style-name="Text_20_body" style:list-style-name="L14">
      <style:paragraph-properties fo:margin-left="0in" fo:margin-right="0in" fo:text-indent="0in" style:auto-text-indent="false" fo:padding="0in" fo:border="none" style:writing-mode="lr-tb"/>
      <style:text-properties fo:font-size="11pt" style:font-size-asian="11pt" style:font-size-complex="11pt"/>
    </style:style>
    <style:style style:name="P26" style:family="paragraph" style:parent-style-name="Text_20_body" style:list-style-name="L15">
      <style:paragraph-properties fo:margin-left="0in" fo:margin-right="0in" fo:text-indent="0in" style:auto-text-indent="false" fo:padding="0in" fo:border="none" style:writing-mode="lr-tb"/>
      <style:text-properties fo:font-size="11pt" style:font-size-asian="11pt" style:font-size-complex="11pt"/>
    </style:style>
    <style:style style:name="P27" style:family="paragraph" style:parent-style-name="Text_20_body" style:list-style-name="L16">
      <style:paragraph-properties fo:margin-left="0in" fo:margin-right="0in" fo:text-indent="0in" style:auto-text-indent="false" fo:padding="0in" fo:border="none" style:writing-mode="lr-tb"/>
      <style:text-properties fo:font-size="11pt" style:font-size-asian="11pt" style:font-size-complex="11pt"/>
    </style:style>
    <style:style style:name="P28" style:family="paragraph" style:parent-style-name="Text_20_body">
      <style:paragraph-properties fo:margin-left="0in" fo:margin-right="0in" fo:text-indent="0in" style:auto-text-indent="false" fo:padding="0in" fo:border="none" style:writing-mode="lr-tb"/>
      <style:text-properties fo:font-size="11pt" style:font-size-asian="11pt" style:font-size-complex="11pt"/>
    </style:style>
    <style:style style:name="P29" style:family="paragraph" style:parent-style-name="Title" style:master-page-name="Standard">
      <style:paragraph-properties style:page-number="1"/>
      <style:text-properties style:text-position="0% 100%" style:font-name="Arial Black" fo:font-size="24pt" style:font-name-asian="Arial Black1" style:font-size-asian="24pt" style:font-name-complex="Arial Black1" style:font-size-complex="24pt"/>
    </style:style>
    <style:style style:name="P30" style:family="paragraph" style:parent-style-name="normal">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7030a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31"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7030a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3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7030a0" loext:opacity="100%" style:text-line-through-style="none" style:text-line-through-type="none" style:text-position="0% 100%" style:font-name="Arial" fo:font-size="10pt" fo:font-style="normal" style:text-underline-style="none" fo:font-weight="normal" fo:background-color="transparent" style:font-name-asian="Arial2" style:font-size-asian="10pt" style:font-style-asian="normal" style:font-weight-asian="normal" style:font-name-complex="Arial2" style:font-size-complex="10pt"/>
    </style:style>
    <style:style style:name="P33"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7030a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4" style:family="paragraph" style:parent-style-name="normal">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35" style:family="paragraph" style:parent-style-name="normal">
      <loext:graphic-properties draw:fill="none" draw:fill-color="#ffffff"/>
      <style:paragraph-properties fo:margin-left="0.25in" fo:margin-right="0in" fo:margin-top="0.1665in" fo:margin-bottom="0.0417in" style:contextual-spacing="false" fo:line-height="100%" fo:text-align="start" style:justify-single-word="false" fo:keep-together="auto" fo:orphans="2" fo:widows="2" fo:text-indent="-0.25in" style:auto-text-indent="false" fo:break-before="auto" fo:break-after="auto" fo:background-color="transparent" fo:padding="0in" fo:border="none" style:shadow="none" fo:keep-with-next="always" style:join-border="false">
        <style:tab-stops>
          <style:tab-stop style:position="0.5in"/>
        </style:tab-stops>
      </style:paragraph-properties>
      <style:text-properties fo:font-variant="normal" fo:text-transform="none" fo:color="#000000" loext:opacity="100%" style:text-line-through-style="none" style:text-line-through-type="none" style:text-position="0% 100%" style:font-name="Arial" fo:font-size="14pt" fo:font-style="normal" style:text-underline-style="none" fo:font-weight="normal" fo:background-color="transparent" style:font-name-asian="Arial2" style:font-size-asian="14pt" style:font-style-asian="normal" style:font-weight-asian="normal" style:font-name-complex="Arial2" style:font-size-complex="14pt"/>
    </style:style>
    <style:style style:name="P36" style:family="paragraph" style:parent-style-name="normal">
      <loext:graphic-properties draw:fill="none" draw:fill-color="#ffffff"/>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7"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lways" style:join-border="false"/>
    </style:style>
    <style:style style:name="P38" style:family="paragraph" style:parent-style-name="normal">
      <loext:graphic-properties draw:fill="none" draw:fill-color="#ffffff"/>
      <style:paragraph-properties fo:margin-left="0in" fo:margin-right="0in" fo:margin-top="0.0417in" fo:margin-bottom="0.0417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style>
    <style:style style:name="P3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0" style:family="paragraph" style:parent-style-name="normal">
      <loext:graphic-properties draw:fill="none" draw:fill-color="#ffffff"/>
      <style:paragraph-properties fo:margin-left="0.25in" fo:margin-right="0in" fo:margin-top="0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1"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6.9929in" style:type="right"/>
        </style:tab-stops>
      </style:paragraph-properties>
    </style:style>
    <style:style style:name="P42"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6.9929in" style:type="right"/>
        </style:tab-stops>
      </style:paragraph-properties>
    </style:style>
    <style:style style:name="P43"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278in"/>
          <style:tab-stop style:position="6.9929in" style:type="right"/>
        </style:tab-stops>
      </style:paragraph-properties>
    </style:style>
    <style:style style:name="P44" style:family="paragraph" style:parent-style-name="normal">
      <loext:graphic-properties draw:fill="none" draw:fill-color="#ffffff"/>
      <style:paragraph-properties fo:margin-left="0.139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5555in"/>
          <style:tab-stop style:position="6.9929in" style:type="right"/>
        </style:tab-stops>
      </style:paragraph-properties>
    </style:style>
    <style:style style:name="P45" style:family="paragraph" style:parent-style-name="normal">
      <loext:graphic-properties draw:fill="none" draw:fill-color="#ffffff"/>
      <style:paragraph-properties fo:margin-left="0.278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8335in"/>
          <style:tab-stop style:position="6.9929in" style:type="right"/>
        </style:tab-stops>
      </style:paragraph-properties>
    </style:style>
    <style:style style:name="P46" style:family="paragraph" style:parent-style-name="normal">
      <loext:graphic-properties draw:fill="none" draw:fill-color="#ffffff"/>
      <style:paragraph-properties fo:margin-left="0.4165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972in"/>
          <style:tab-stop style:position="6.9929in" style:type="right"/>
        </style:tab-stops>
      </style:paragraph-properties>
    </style:style>
    <style:style style:name="P47" style:family="paragraph" style:parent-style-name="normal">
      <loext:graphic-properties draw:fill="none" draw:fill-color="#ffffff"/>
      <style:paragraph-properties fo:margin-left="0.5555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1.1516in"/>
          <style:tab-stop style:position="6.9929in" style:type="right"/>
        </style:tab-stops>
      </style:paragraph-properties>
    </style:style>
    <style:style style:name="P48"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9" style:family="paragraph" style:parent-style-name="normal" style:list-style-name="WWNum5">
      <loext:graphic-properties draw:fill="none" draw:fill-color="#ffffff"/>
      <style:paragraph-properties fo:margin-left="0.5in" fo:margin-right="0in" fo:margin-top="0.0417in" fo:margin-bottom="0in" style:contextual-spacing="false" fo:line-height="10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50" style:family="paragraph" style:parent-style-name="normal">
      <loext:graphic-properties draw:fill="none" draw:fill-color="#ffffff"/>
      <style:paragraph-properties fo:margin-left="0.5in" fo:margin-right="0in" fo:margin-top="0in" fo:margin-bottom="0.0417in" style:contextual-spacing="false" fo:line-height="100%" fo:text-align="start" style:justify-single-word="false" fo:keep-together="auto" fo:orphans="2" fo:widows="2" fo:text-indent="-0.5in" style:auto-text-indent="false" fo:break-before="auto" fo:break-after="auto" fo:background-color="transparent" fo:padding="0in" fo:border="none" style:shadow="none" fo:keep-with-next="always" style:join-border="false">
        <style:tab-stops>
          <style:tab-stop style:position="0.5in"/>
        </style:tab-stops>
      </style:paragraph-properties>
    </style:style>
    <style:style style:name="P51" style:family="paragraph" style:parent-style-name="normal" style:list-style-name="WWNum1">
      <loext:graphic-properties draw:fill="none" draw:fill-color="#ffffff"/>
      <style:paragraph-properties fo:margin-left="0.3in" fo:margin-right="0in" fo:margin-top="0.1665in" fo:margin-bottom="0.0417in" style:contextual-spacing="false" fo:line-height="100%" fo:text-align="start" style:justify-single-word="false" fo:keep-together="auto" fo:orphans="2" fo:widows="2" fo:text-indent="-0.3in" style:auto-text-indent="false" fo:break-before="auto" fo:break-after="auto" fo:background-color="transparent" fo:padding="0in" fo:border="none" style:shadow="none" fo:keep-with-next="always" style:join-border="false"/>
    </style:style>
    <style:style style:name="P52" style:family="paragraph" style:parent-style-name="normal" style:list-style-name="WWNum1">
      <loext:graphic-properties draw:fill="none" draw:fill-color="#ffffff"/>
      <style:paragraph-properties fo:margin-left="0.3in" fo:margin-right="0in" fo:margin-top="0in" fo:margin-bottom="0.0417in" style:contextual-spacing="false" fo:line-height="100%" fo:text-align="start" style:justify-single-word="false" fo:keep-together="auto" fo:orphans="2" fo:widows="2" fo:text-indent="-0.3in" style:auto-text-indent="false" fo:break-before="auto" fo:break-after="auto" fo:background-color="transparent" fo:padding="0in" fo:border="none" style:shadow="none" fo:keep-with-next="always" style:join-border="false"/>
    </style:style>
    <style:style style:name="P53" style:family="paragraph" style:parent-style-name="normal">
      <loext:graphic-properties draw:fill="none" draw:fill-color="#ffffff"/>
      <style:paragraph-properties fo:margin-left="0.25in" fo:margin-right="0in" fo:margin-top="0.0417in" fo:margin-bottom="0.0417in" style:contextual-spacing="false" fo:line-height="100%" fo:text-align="start" style:justify-single-word="false" fo:keep-together="always" fo:orphans="0" fo:widows="0" fo:text-indent="0in" style:auto-text-indent="false" fo:break-before="auto" fo:break-after="auto" fo:background-color="transparent" fo:padding="0in" fo:border="none" style:shadow="none" fo:keep-with-next="always" style:join-border="false"/>
    </style:style>
    <style:style style:name="P54" style:family="paragraph" style:parent-style-name="normal">
      <loext:graphic-properties draw:fill="none" draw:fill-color="#ffffff"/>
      <style:paragraph-properties fo:margin-left="0in" fo:margin-right="0in" fo:margin-top="0in" fo:margin-bottom="0.0835in" style:contextual-spacing="false" fo:line-height="100%" fo:text-align="start" style:justify-single-word="false" fo:orphans="2" fo:widows="2" fo:text-indent="0in" style:auto-text-indent="false" fo:background-color="transparent" fo:padding="0in" fo:border="none" style:shadow="none" style:join-border="false"/>
    </style:style>
    <style:style style:name="P55" style:family="paragraph" style:parent-style-name="normal" style:list-style-name="List_20_1">
      <loext:graphic-properties draw:fill="none" draw:fill-color="#ffffff"/>
      <style:paragraph-properties fo:margin-top="0in" fo:margin-bottom="0.0835in" style:contextual-spacing="false" fo:line-height="100%" fo:text-align="start" style:justify-single-word="false" fo:orphans="2" fo:widows="2" fo:background-color="transparent" fo:padding="0in" fo:border="none" style:shadow="none" style:join-border="false"/>
    </style:style>
    <style:style style:name="P56" style:family="paragraph" style:parent-style-name="normal">
      <loext:graphic-properties draw:fill="none" draw:fill-color="#ffffff"/>
      <style:paragraph-properties fo:margin-left="0in" fo:margin-right="0in" fo:margin-top="0in" fo:margin-bottom="0.0417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57" style:family="paragraph" style:parent-style-name="normal">
      <style:paragraph-properties fo:margin-top="0.0417in" fo:margin-bottom="0.0417in" style:contextual-spacing="false" fo:line-height="100%" fo:text-align="center" style:justify-single-word="false" fo:orphans="0" fo:widows="0"/>
    </style:style>
    <style:style style:name="P58" style:family="paragraph" style:parent-style-name="normal">
      <style:paragraph-properties fo:margin-top="0in" fo:margin-bottom="0.0835in" style:contextual-spacing="false" fo:line-height="100%"/>
    </style:style>
    <style:style style:name="P59" style:family="paragraph" style:parent-style-name="normal">
      <style:paragraph-properties fo:margin-top="0.0417in" fo:margin-bottom="0.0417in" style:contextual-spacing="false" fo:line-height="100%"/>
    </style:style>
    <style:style style:name="P60" style:family="paragraph" style:parent-style-name="normal">
      <style:text-properties style:text-position="0% 100%"/>
    </style:style>
    <style:style style:name="P61" style:family="paragraph" style:parent-style-name="normal">
      <style:text-properties style:text-position="0% 100%"/>
    </style:style>
    <style:style style:name="P62" style:family="paragraph" style:parent-style-name="normal">
      <style:text-properties style:text-position="0% 100%" fo:font-weight="normal" style:font-weight-asian="normal"/>
    </style:style>
    <style:style style:name="P63" style:family="paragraph" style:parent-style-name="normal">
      <style:text-properties fo:color="#ff0000" loext:opacity="100%" style:text-position="0% 100%" fo:font-weight="normal" style:font-weight-asian="normal"/>
    </style:style>
    <style:style style:name="P64" style:family="paragraph" style:parent-style-name="normal" style:list-style-name="WWNum4">
      <style:paragraph-properties fo:margin-left="1in" fo:text-indent="-0.25in" style:auto-text-indent="false"/>
    </style:style>
    <style:style style:name="P65" style:family="paragraph" style:parent-style-name="normal" style:list-style-name="WWNum3">
      <style:paragraph-properties fo:margin-left="0.25in" fo:text-indent="-0.25in" style:auto-text-indent="false"/>
    </style:style>
    <style:style style:name="P66" style:family="paragraph" style:parent-style-name="normal" style:list-style-name="WWNum6">
      <style:paragraph-properties fo:margin-left="1in" fo:text-indent="-0.25in" style:auto-text-indent="false"/>
    </style:style>
    <style:style style:name="P67" style:family="paragraph" style:parent-style-name="normal">
      <style:paragraph-properties fo:text-align="center" style:justify-single-word="false"/>
    </style:style>
    <style:style style:name="P68" style:family="paragraph" style:parent-style-name="normal">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69" style:family="paragraph" style:parent-style-name="normal">
      <loext:graphic-properties draw:fill="none" draw:fill-color="#ffffff"/>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70" style:family="paragraph" style:parent-style-name="normal" style:list-style-name="L7">
      <loext:graphic-properties draw:fill="none" draw:fill-color="#ffffff"/>
      <style:paragraph-properties fo:margin-top="0in" fo:margin-bottom="0.0835in" style:contextual-spacing="false" fo:line-height="100%" fo:text-align="start" style:justify-single-word="false" fo:orphans="2" fo:widows="2" fo:background-color="transparent" fo:padding="0in" fo:border="none" style:shadow="none" style:join-border="false"/>
      <style:text-properties fo:font-size="11pt" fo:font-weight="bold" officeooo:rsid="000b2887" officeooo:paragraph-rsid="000b2887" style:font-size-asian="11pt" style:font-weight-asian="bold" style:font-size-complex="11pt" style:font-weight-complex="bold"/>
    </style:style>
    <style:style style:name="P71" style:family="paragraph" style:parent-style-name="normal" style:list-style-name="L7">
      <loext:graphic-properties draw:fill="none" draw:fill-color="#ffffff"/>
      <style:paragraph-properties fo:margin-top="0in" fo:margin-bottom="0.0835in" style:contextual-spacing="false" fo:line-height="100%" fo:text-align="start" style:justify-single-word="false" fo:orphans="2" fo:widows="2" fo:background-color="transparent" fo:padding="0in" fo:border="none" style:shadow="none" style:join-border="false"/>
      <style:text-properties fo:font-size="11pt" fo:font-weight="bold" officeooo:paragraph-rsid="000b2887" style:font-size-asian="11pt" style:font-weight-asian="bold" style:font-size-complex="11pt" style:font-weight-complex="bold"/>
    </style:style>
    <style:style style:name="T1" style:family="text">
      <style:text-properties style:text-position="0% 100%"/>
    </style:style>
    <style:style style:name="T2" style:family="text">
      <style:text-properties style:text-position="0% 100%" style:font-name="Arial Black" fo:font-size="24pt" style:font-name-asian="Arial Black1" style:font-size-asian="24pt" style:font-name-complex="Arial Black1" style:font-size-complex="24pt"/>
    </style:style>
    <style:style style:name="T3" style:family="text">
      <style:text-properties style:text-position="0% 100%" fo:font-weight="bold" style:font-weight-asian="bold"/>
    </style:style>
    <style:style style:name="T4" style:family="text">
      <style:text-properties style:text-position="0% 100%" fo:font-weight="bold" officeooo:rsid="000b2887" style:font-weight-asian="bold"/>
    </style:style>
    <style:style style:name="T5" style:family="text">
      <style:text-properties style:text-position="0% 100%" fo:font-style="italic" fo:font-weight="bold" style:font-style-asian="italic" style:font-weight-asian="bold"/>
    </style:style>
    <style:style style:name="T6" style:family="text">
      <style:text-properties style:text-position="0% 100%" fo:font-style="italic" fo:font-weight="bold" officeooo:rsid="000b2887" style:font-style-asian="italic" style:font-weight-asian="bold"/>
    </style:style>
    <style:style style:name="T7" style:family="text">
      <style:text-properties style:text-position="0% 100%" fo:font-weight="normal" style:font-weight-asian="normal"/>
    </style:style>
    <style:style style:name="T8" style:family="text">
      <style:text-properties style:text-position="0% 100%" fo:font-size="10pt" fo:font-style="italic" fo:font-weight="bold" style:font-size-asian="10pt" style:font-style-asian="italic" style:font-weight-asian="bold" style:font-size-complex="10pt"/>
    </style:style>
    <style:style style:name="T9" style:family="text">
      <style:text-properties style:text-position="0% 100%" fo:font-size="10pt" style:font-size-asian="10pt" style:font-size-complex="10pt"/>
    </style:style>
    <style:style style:name="T10" style:family="text">
      <style:text-properties style:text-position="0% 100%" fo:font-size="10pt" fo:font-style="normal" fo:font-weight="bold" style:font-size-asian="10pt" style:font-style-asian="normal" style:font-weight-asian="bold" style:font-size-complex="10pt"/>
    </style:style>
    <style:style style:name="T11" style:family="text">
      <style:text-properties style:text-position="0% 100%" fo:font-size="10pt" fo:font-style="normal" style:font-size-asian="10pt" style:font-style-asian="normal" style:font-size-complex="10pt"/>
    </style:style>
    <style:style style:name="T12" style:family="text">
      <style:text-properties style:text-position="0% 100%" style:font-name="Times New Roman" fo:font-size="12pt" style:font-name-asian="Times New Roman1" style:font-size-asian="12pt" style:font-name-complex="Times New Roman1" style:font-size-complex="12pt"/>
    </style:style>
    <style:style style:name="T13" style:family="text">
      <style:text-properties style:text-position="0% 100%" fo:font-style="normal" fo:font-weight="normal" style:font-style-asian="normal" style:font-weight-asian="normal"/>
    </style:style>
    <style:style style:name="T14" style:family="text">
      <style:text-properties style:text-position="0% 100%" fo:font-size="9pt" style:font-size-asian="9pt" style:font-size-complex="9pt"/>
    </style:style>
    <style:style style:name="T15" style:family="text">
      <style:text-properties style:text-position="0% 100%" fo:font-size="9pt" officeooo:rsid="000b2887" style:font-size-asian="9pt" style:font-size-complex="9pt"/>
    </style:style>
    <style:style style:name="T16" style:family="text">
      <style:text-properties fo:font-variant="normal" fo:text-transform="none" fo:color="#7030a0" loext:opacity="100%" style:text-line-through-style="none" style:text-line-through-type="none" style:text-position="0% 100%" style:font-name="Arial" fo:font-size="11pt" fo:font-style="italic" style:text-underline-style="none" fo:font-weight="normal" fo:background-color="transparent" loext:char-shading-value="0" style:font-name-asian="Arial2" style:font-size-asian="11pt" style:font-style-asian="italic" style:font-weight-asian="normal" style:font-name-complex="Arial2" style:font-size-complex="11pt"/>
    </style:style>
    <style:style style:name="T17" style:family="text">
      <style:text-properties fo:font-variant="normal" fo:text-transform="none" fo:color="#7030a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8" style:family="text">
      <style:text-properties fo:font-variant="normal" fo:text-transform="none" fo:color="#7030a0" loext:opacity="100%" style:text-line-through-style="none" style:text-line-through-type="none" style:text-position="0% 100%" style:font-name="Arial"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19" style:family="text">
      <style:text-properties fo:font-variant="normal" fo:text-transform="none" fo:color="#7030a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20" style:family="text">
      <style:text-properties fo:font-variant="normal" fo:text-transform="none" fo:color="#7030a0" loext:opacity="100%" style:text-line-through-style="none" style:text-line-through-type="none" style:text-position="0% 100%" style:font-name="Arial" fo:font-size="10pt" fo:font-style="normal" style:text-underline-style="none" fo:font-weight="bold" fo:background-color="transparent" loext:char-shading-value="0" style:font-name-asian="Arial2" style:font-size-asian="10pt" style:font-style-asian="normal" style:font-weight-asian="bold" style:font-name-complex="Arial2" style:font-size-complex="10pt"/>
    </style:style>
    <style:style style:name="T21" style:family="text">
      <style:text-properties fo:font-variant="normal" fo:text-transform="none" fo:color="#7030a0" loext:opacity="100%" style:text-line-through-style="none" style:text-line-through-type="none" style:text-position="0% 100%" style:font-name="Arial" fo:font-size="9pt" fo:font-style="normal" style:text-underline-style="none" fo:font-weight="bold" fo:background-color="transparent" loext:char-shading-value="0" style:font-name-asian="Arial2" style:font-size-asian="9pt" style:font-style-asian="normal" style:font-weight-asian="bold" style:font-name-complex="Arial2" style:font-size-complex="9pt"/>
    </style:style>
    <style:style style:name="T22" style:family="text">
      <style:text-properties fo:font-variant="normal" fo:text-transform="none" fo:color="#7030a0" loext:opacity="100%" style:text-line-through-style="none" style:text-line-through-type="none" style:text-position="0% 100%" style:font-name="Arial" fo:font-size="8pt" fo:font-style="normal" style:text-underline-style="none" fo:font-weight="normal" fo:background-color="transparent" loext:char-shading-value="0" style:font-name-asian="Arial2" style:font-size-asian="8pt" style:font-style-asian="normal" style:font-weight-asian="normal" style:font-name-complex="Arial2" style:font-size-complex="8pt"/>
    </style:style>
    <style:style style:name="T23" style:family="text">
      <style:text-properties fo:font-variant="normal" fo:text-transform="none" fo:color="#7030a0" loext:opacity="100%" style:text-line-through-style="none" style:text-line-through-type="none" style:text-position="0% 100%" style:font-name="Arial Black" fo:font-size="24pt" fo:font-style="normal" style:text-underline-style="none" fo:font-weight="normal" fo:background-color="transparent" loext:char-shading-value="0" style:font-name-asian="Arial Black1" style:font-size-asian="24pt" style:font-style-asian="normal" style:font-weight-asian="normal" style:font-name-complex="Arial Black1" style:font-size-complex="24pt"/>
    </style:style>
    <style:style style:name="T24" style:family="text">
      <style:text-properties fo:font-variant="normal" fo:text-transform="none" fo:color="#7030a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7030a0" loext:opacity="100%" style:text-line-through-style="solid" style:text-line-through-type="singl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26"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bold" fo:background-color="transparent" loext:char-shading-value="0" style:font-name-asian="Arial2" style:font-size-asian="16pt" style:font-style-asian="normal" style:font-weight-asian="bold" style:font-name-complex="Arial2" style:font-size-complex="16pt"/>
    </style:style>
    <style:style style:name="T2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2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29" style:family="text">
      <style:text-properties fo:font-variant="normal" fo:text-transform="none" fo:color="#000000" loext:opacity="100%" style:text-line-through-style="none" style:text-line-through-type="none" style:text-position="0% 100%" style:font-name="Arial" fo:font-size="11pt" fo:font-style="normal"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30"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31"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bold" fo:background-color="transparent" loext:char-shading-value="0" style:font-name-asian="Arial2" style:font-size-asian="13pt" style:font-style-asian="normal" style:font-weight-asian="bold" style:font-name-complex="Arial2" style:font-size-complex="13pt"/>
    </style:style>
    <style:style style:name="T32" style:family="text">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loext:char-shading-value="0" style:font-name-asian="Arial2" style:font-style-asian="normal" style:font-weight-asian="normal" style:font-name-complex="Arial2"/>
    </style:style>
    <style:style style:name="T3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34" style:family="text">
      <style:text-properties fo:font-variant="normal" fo:text-transform="none" fo:color="#000000" loext:opacity="100%" style:text-line-through-style="none" style:text-line-through-type="none" style:text-position="0% 100%" style:font-name="Calibri" fo:font-size="10pt" fo:font-style="italic" style:text-underline-style="none" fo:font-weight="normal" fo:background-color="transparent" loext:char-shading-value="0" style:font-name-asian="Calibri1" style:font-size-asian="10pt" style:font-style-asian="italic" style:font-weight-asian="normal" style:font-name-complex="Calibri1" style:font-size-complex="10pt"/>
    </style:style>
    <style:style style:name="T35" style:family="text">
      <style:text-properties fo:font-variant="normal" fo:text-transform="none" fo:color="#000000" loext:opacity="100%" style:text-line-through-style="none" style:text-line-through-type="none" style:text-position="0% 100%" style:font-name="Calibri" fo:font-size="9pt" fo:font-style="normal" style:text-underline-style="none" fo:font-weight="bold" fo:background-color="transparent" loext:char-shading-value="0" style:font-name-asian="Calibri1" style:font-size-asian="9pt" style:font-style-asian="normal" style:font-weight-asian="bold" style:font-name-complex="Calibri1" style:font-size-complex="9pt"/>
    </style:style>
    <style:style style:name="T36" style:family="text">
      <style:text-properties fo:font-variant="normal" fo:text-transform="none" fo:color="#000000" loext:opacity="100%" style:text-line-through-style="none" style:text-line-through-type="none" style:text-position="0% 100%" style:font-name="Calibri" fo:font-size="9pt" fo:font-style="normal" style:text-underline-style="none" fo:font-weight="normal" fo:background-color="transparent" loext:char-shading-value="0" style:font-name-asian="Calibri1" style:font-size-asian="9pt" style:font-style-asian="normal" style:font-weight-asian="normal" style:font-name-complex="Calibri1" style:font-size-complex="9pt"/>
    </style:style>
    <style:style style:name="T37" style:family="text">
      <style:text-properties fo:font-variant="normal" fo:text-transform="none" fo:color="#0000ff" loext:opacity="100%" style:text-line-through-style="none" style:text-line-through-type="none" style:text-position="0% 100%" style:font-name="Arial" fo:font-size="11pt" fo:font-style="normal" style:text-underline-style="solid" style:text-underline-width="auto" style:text-underline-color="font-color" fo:font-weight="normal" fo:background-color="transparent" loext:char-shading-value="0" style:font-name-asian="Arial2" style:font-size-asian="11pt" style:font-style-asian="normal" style:font-weight-asian="normal" style:font-name-complex="Arial2" style:font-size-complex="11pt"/>
    </style:style>
    <style:style style:name="T38" style:family="text">
      <style:text-properties fo:font-variant="small-caps" fo:color="#000000" loext:opacity="100%" style:text-line-through-style="none" style:text-line-through-type="none" style:text-position="0% 100%" style:font-name="Calibri" fo:font-size="10pt" fo:font-style="normal" style:text-underline-style="none" fo:font-weight="bold" fo:background-color="transparent" loext:char-shading-value="0" style:font-name-asian="Calibri1" style:font-size-asian="10pt" style:font-style-asian="normal" style:font-weight-asian="bold" style:font-name-complex="Calibri1" style:font-size-complex="10pt"/>
    </style:style>
    <style:style style:name="T39" style:family="text">
      <style:text-properties fo:font-variant="small-caps" fo:color="#000000" loext:opacity="100%" style:text-line-through-style="none" style:text-line-through-type="none" style:text-position="0% 100%" style:font-name="Calibri" fo:font-size="10pt" fo:font-style="normal" style:text-underline-style="none" fo:font-weight="bold" officeooo:rsid="000b2887" fo:background-color="transparent" loext:char-shading-value="0" style:font-name-asian="Calibri1" style:font-size-asian="10pt" style:font-style-asian="normal" style:font-weight-asian="bold" style:font-name-complex="Calibri1" style:font-size-complex="10pt"/>
    </style:style>
    <style:style style:name="T40" style:family="text">
      <style:text-properties fo:font-variant="small-caps" fo:color="#000000" loext:opacity="100%" style:text-line-through-style="none" style:text-line-through-type="none" style:text-position="0% 100%" style:font-name="Calibri"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41" style:family="text">
      <style:text-properties fo:color="#ff0000" loext:opacity="100%" style:text-position="0% 100%" fo:font-weight="bold" style:font-weight-asian="bold"/>
    </style:style>
    <style:style style:name="T42" style:family="text">
      <style:text-properties fo:color="#ff0000" loext:opacity="100%" style:text-position="0% 100%" fo:font-weight="normal" style:font-weight-asian="normal"/>
    </style:style>
    <style:style style:name="T43" style:family="text">
      <style:text-properties fo:color="#000000" loext:opacity="100%" style:text-position="0% 100%" fo:font-size="11pt" style:font-size-asian="11pt" style:font-size-complex="11pt"/>
    </style:style>
    <style:style style:name="T44" style:family="text">
      <style:text-properties fo:color="#7030a0" loext:opacity="100%" style:text-position="0% 100%" fo:font-size="11pt" style:font-size-asian="11pt" style:font-size-complex="11pt"/>
    </style:style>
    <style:style style:name="T45" style:family="text">
      <style:text-properties fo:color="#7030a0" loext:opacity="100%" style:text-position="0% 100%" fo:font-weight="bold" style:font-weight-asian="bold"/>
    </style:style>
    <style:style style:name="T46" style:family="text">
      <style:text-properties fo:color="#7030a0" loext:opacity="100%" style:text-position="0% 100%"/>
    </style:style>
    <style:style style:name="T47" style:family="text">
      <style:text-properties fo:color="#7030a0" loext:opacity="100%" style:text-position="0% 100%" fo:font-weight="normal" style:font-weight-asian="normal"/>
    </style:style>
    <style:style style:name="T48" style:family="text">
      <style:text-properties fo:color="#7030a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T49" style:family="text">
      <style:text-properties officeooo:rsid="000b2887"/>
    </style:style>
    <style:style style:name="T50" style:family="text">
      <style:text-properties fo:background-color="transparent"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loext:marker-style-name="T2"><text:bookmark text:name="_heading=h.gjdgxs"/></text:h>
      <text:h text:style-name="Title" text:outline-level="1" loext:marker-style-name="T1"><text:span text:style-name="T4">HMS</text:span><text:span text:style-name="T3"> Requirements Specification</text:span></text:h>
      <text:h text:style-name="Title" text:outline-level="1" loext:marker-style-name="T1"><text:span text:style-name="T3">Version 1.0</text:span><text:span text:style-name="T3"/></text:h>
      <text:h text:style-name="Title" text:outline-level="1" loext:marker-style-name="T1"><text:bookmark text:name="_heading=h.1fob9te"/><text:span text:style-name="T3">202</text:span><text:span text:style-name="T4">4</text:span></text:h>
      <text:p text:style-name="P56" loext:marker-style-name="T26"><text:bookmark text:name="_heading=h.3znysh7"/><text:span text:style-name="T26">Table of Contents</text:span><text:span text:style-name="T2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 loext:marker-style-name="T33"><text:span text:style-name="T39">HMS</text:span><text:a xlink:type="simple" xlink:href="#_heading=h.19c6y18" text:style-name="Index_20_Link" text:visited-style-name="Index_20_Link"><text:span text:style-name="T38"> REQUIREMENTS SPECIFICATION<text:tab/>1</text:span></text:a></text:p>
          <text:p text:style-name="P41" loext:marker-style-name="T33"><text:a xlink:type="simple" xlink:href="#_heading=h.3tbugp1" text:style-name="Index_20_Link" text:visited-style-name="Index_20_Link"><text:span text:style-name="T38">VERSION 1.0<text:tab/>1</text:span></text:a><text:span text:style-name="T33"/></text:p>
          <text:p text:style-name="P41" loext:marker-style-name="T33"><text:a xlink:type="simple" xlink:href="#_heading=h.28h4qwu" text:style-name="Index_20_Link" text:visited-style-name="Index_20_Link"><text:span text:style-name="T38">202</text:span><text:span text:style-name="T39">4</text:span><text:span text:style-name="T38"><text:tab/>1</text:span></text:a></text:p>
          <text:p text:style-name="P43" loext:marker-style-name="T33"><text:a xlink:type="simple" xlink:href="#_heading=h.nmf14n" text:style-name="Index_20_Link" text:visited-style-name="Index_20_Link"><text:span text:style-name="T38">1.</text:span><text:span text:style-name="T33"><text:tab/></text:span></text:a><text:span text:style-name="T38">EXECUTIVE SUMMARY<text:tab/>3</text:span></text:p>
          <text:p text:style-name="P44" loext:marker-style-name="T33"><text:a xlink:type="simple" xlink:href="#_heading=h.37m2jsg" text:style-name="Index_20_Link" text:visited-style-name="Index_20_Link"><text:span text:style-name="T40">1.1</text:span><text:span text:style-name="T33"><text:tab/></text:span></text:a><text:span text:style-name="T40">Project Overview<text:tab/>3</text:span></text:p>
          <text:p text:style-name="P44" loext:marker-style-name="T33"><text:a xlink:type="simple" xlink:href="#_heading=h.1mrcu09" text:style-name="Index_20_Link" text:visited-style-name="Index_20_Link"><text:span text:style-name="T40">1.2</text:span><text:span text:style-name="T33"><text:tab/></text:span></text:a><text:span text:style-name="T40">Purpose and Scope of this Specification<text:tab/>3</text:span></text:p>
          <text:p text:style-name="P43" loext:marker-style-name="T33"><text:a xlink:type="simple" xlink:href="#_heading=h.46r0co2" text:style-name="Index_20_Link" text:visited-style-name="Index_20_Link"><text:span text:style-name="T38">2.</text:span><text:span text:style-name="T33"><text:tab/></text:span></text:a><text:span text:style-name="T38">PRODUCT/SERVICE DESCRIPTION<text:tab/>3</text:span></text:p>
          <text:p text:style-name="P44" loext:marker-style-name="T33"><text:a xlink:type="simple" xlink:href="#_heading=h.2lwamvv" text:style-name="Index_20_Link" text:visited-style-name="Index_20_Link"><text:span text:style-name="T40">2.1</text:span><text:span text:style-name="T33"><text:tab/></text:span></text:a><text:span text:style-name="T40">Product Context<text:tab/>3</text:span></text:p>
          <text:p text:style-name="P44" loext:marker-style-name="T33"><text:a xlink:type="simple" xlink:href="#_heading=h.111kx3o" text:style-name="Index_20_Link" text:visited-style-name="Index_20_Link"><text:span text:style-name="T40">2.2</text:span><text:span text:style-name="T33"><text:tab/></text:span></text:a><text:span text:style-name="T40">User Characteristics<text:tab/>3</text:span></text:p>
          <text:p text:style-name="P44" loext:marker-style-name="T33"><text:a xlink:type="simple" xlink:href="#_heading=h.3l18frh" text:style-name="Index_20_Link" text:visited-style-name="Index_20_Link"><text:span text:style-name="T40">2.3</text:span><text:span text:style-name="T33"><text:tab/></text:span></text:a><text:span text:style-name="T40">Assumptions<text:tab/>3</text:span></text:p>
          <text:p text:style-name="P44" loext:marker-style-name="T33"><text:a xlink:type="simple" xlink:href="#_heading=h.206ipza" text:style-name="Index_20_Link" text:visited-style-name="Index_20_Link"><text:span text:style-name="T40">2.4</text:span><text:span text:style-name="T33"><text:tab/></text:span></text:a><text:span text:style-name="T40">Constraints<text:tab/>3</text:span></text:p>
          <text:p text:style-name="P44" loext:marker-style-name="T33"><text:a xlink:type="simple" xlink:href="#_heading=h.4k668n3" text:style-name="Index_20_Link" text:visited-style-name="Index_20_Link"><text:span text:style-name="T40">2.5</text:span><text:span text:style-name="T33"><text:tab/></text:span></text:a><text:span text:style-name="T40">Dependencies<text:tab/>4</text:span></text:p>
          <text:p text:style-name="P43" loext:marker-style-name="T33"><text:a xlink:type="simple" xlink:href="#_heading=h.2zbgiuw" text:style-name="Index_20_Link" text:visited-style-name="Index_20_Link"><text:span text:style-name="T38">3.</text:span><text:span text:style-name="T33"><text:tab/></text:span></text:a><text:span text:style-name="T38">REQUIREMENTS<text:tab/>4</text:span></text:p>
          <text:p text:style-name="P44" loext:marker-style-name="T33"><text:a xlink:type="simple" xlink:href="#_heading=h.1egqt2p" text:style-name="Index_20_Link" text:visited-style-name="Index_20_Link"><text:span text:style-name="T40">3.1</text:span><text:span text:style-name="T33"><text:tab/></text:span></text:a><text:span text:style-name="T40">Functional Requirements<text:tab/>5</text:span></text:p>
          <text:p text:style-name="P44" loext:marker-style-name="T33"><text:a xlink:type="simple" xlink:href="#_heading=h.3ygebqi" text:style-name="Index_20_Link" text:visited-style-name="Index_20_Link"><text:span text:style-name="T40">3.2</text:span><text:span text:style-name="T33"><text:tab/></text:span></text:a><text:span text:style-name="T40">Non-Functional Requirements<text:tab/>5</text:span></text:p>
          <text:p text:style-name="P45" loext:marker-style-name="T33"><text:a xlink:type="simple" xlink:href="#_heading=h.2dlolyb" text:style-name="Index_20_Link" text:visited-style-name="Index_20_Link"><text:span text:style-name="T34">3.2.1</text:span><text:span text:style-name="T33"><text:tab/></text:span></text:a><text:span text:style-name="T34">Product Requirements<text:tab/>5</text:span></text:p>
          <text:p text:style-name="P46" loext:marker-style-name="T33"><text:a xlink:type="simple" xlink:href="#_heading=h.44sinio" text:style-name="Index_20_Link" text:visited-style-name="Index_20_Link"><text:span text:style-name="T35">3.2.1.1</text:span><text:span text:style-name="T33"><text:tab/></text:span></text:a><text:span text:style-name="T35">User Interface Requirements</text:span><text:span text:style-name="T36"><text:tab/>6</text:span></text:p>
          <text:p text:style-name="P46" loext:marker-style-name="T33"><text:a xlink:type="simple" xlink:href="#_heading=h.2jxsxqh" text:style-name="Index_20_Link" text:visited-style-name="Index_20_Link"><text:span text:style-name="T35">3.2.1.2</text:span><text:span text:style-name="T33"><text:tab/></text:span></text:a><text:span text:style-name="T35">Usability</text:span><text:span text:style-name="T36"><text:tab/>6</text:span></text:p>
          <text:p text:style-name="P46" loext:marker-style-name="T33"><text:a xlink:type="simple" xlink:href="#_heading=h.z337ya" text:style-name="Index_20_Link" text:visited-style-name="Index_20_Link"><text:span text:style-name="T35">3.2.1.3</text:span><text:span text:style-name="T33"><text:tab/></text:span></text:a><text:span text:style-name="T35">Efficiency</text:span><text:span text:style-name="T36"><text:tab/>6</text:span></text:p>
          <text:p text:style-name="P47" loext:marker-style-name="T33"><text:a xlink:type="simple" xlink:href="#_heading=h.3j2qqm3" text:style-name="Index_20_Link" text:visited-style-name="Index_20_Link"><text:span text:style-name="T36">3.2.1.3.1</text:span><text:span text:style-name="T33"><text:tab/></text:span></text:a><text:span text:style-name="T36">Performance Requirements<text:tab/>6</text:span></text:p>
          <text:p text:style-name="P47" loext:marker-style-name="T33"><text:a xlink:type="simple" xlink:href="#_heading=h.1y810tw" text:style-name="Index_20_Link" text:visited-style-name="Index_20_Link"><text:span text:style-name="T36">3.2.1.3.2</text:span><text:span text:style-name="T33"><text:tab/></text:span></text:a><text:span text:style-name="T36">Space Requirements<text:tab/>6</text:span></text:p>
          <text:p text:style-name="P46" loext:marker-style-name="T33"><text:a xlink:type="simple" xlink:href="#_heading=h.4i7ojhp" text:style-name="Index_20_Link" text:visited-style-name="Index_20_Link"><text:span text:style-name="T35">3.2.1.4</text:span><text:span text:style-name="T33"><text:tab/></text:span></text:a><text:span text:style-name="T35">Dependability</text:span><text:span text:style-name="T36"><text:tab/>6</text:span></text:p>
          <text:p text:style-name="P46" loext:marker-style-name="T33"><text:a xlink:type="simple" xlink:href="#_heading=h.2xcytpi" text:style-name="Index_20_Link" text:visited-style-name="Index_20_Link"><text:span text:style-name="T35">3.2.1.5</text:span><text:span text:style-name="T33"><text:tab/></text:span></text:a><text:span text:style-name="T35">Security</text:span><text:span text:style-name="T36"><text:tab/>7</text:span></text:p>
          <text:p text:style-name="P45" loext:marker-style-name="T33"><text:a xlink:type="simple" xlink:href="#_heading=h.sqyw64" text:style-name="Index_20_Link" text:visited-style-name="Index_20_Link"><text:span text:style-name="T34">3.2.2</text:span><text:span text:style-name="T33"><text:tab/></text:span></text:a><text:span text:style-name="T34">Organizational Requirements<text:tab/>7</text:span></text:p>
          <text:p text:style-name="P46" loext:marker-style-name="T33"><text:a xlink:type="simple" xlink:href="#_heading=h.3whwml4" text:style-name="Index_20_Link" text:visited-style-name="Index_20_Link"><text:span text:style-name="T35">3.2.2.1</text:span><text:span text:style-name="T33"><text:tab/></text:span></text:a><text:span text:style-name="T35">Environmental Requirements</text:span><text:span text:style-name="T36"><text:tab/>7</text:span></text:p>
          <text:p text:style-name="P46" loext:marker-style-name="T33"><text:a xlink:type="simple" xlink:href="#_heading=h.2bn6wsx" text:style-name="Index_20_Link" text:visited-style-name="Index_20_Link"><text:span text:style-name="T35">3.2.2.2</text:span><text:span text:style-name="T33"><text:tab/></text:span></text:a><text:span text:style-name="T35">Operational Requirements</text:span><text:span text:style-name="T36"><text:tab/>7</text:span></text:p>
          <text:p text:style-name="P46" loext:marker-style-name="T33"><text:a xlink:type="simple" xlink:href="#_heading=h.qsh70q" text:style-name="Index_20_Link" text:visited-style-name="Index_20_Link"><text:span text:style-name="T35">3.2.2.3</text:span><text:span text:style-name="T33"><text:tab/></text:span></text:a><text:span text:style-name="T35">Development Requirements</text:span><text:span text:style-name="T36"><text:tab/>7</text:span></text:p>
          <text:p text:style-name="P45" loext:marker-style-name="T33"><text:a xlink:type="simple" xlink:href="#_heading=h.3cqmetx" text:style-name="Index_20_Link" text:visited-style-name="Index_20_Link"><text:span text:style-name="T34">3.2.3</text:span><text:span text:style-name="T33"><text:tab/></text:span></text:a><text:span text:style-name="T34">External Requirements<text:tab/>7</text:span></text:p>
          <text:p text:style-name="P46" loext:marker-style-name="T33"><text:a xlink:type="simple" xlink:href="#_heading=h.1pxezwc" text:style-name="Index_20_Link" text:visited-style-name="Index_20_Link"><text:span text:style-name="T35">3.2.3.1</text:span><text:span text:style-name="T33"><text:tab/></text:span></text:a><text:span text:style-name="T35">Regulatory Requirements</text:span><text:span text:style-name="T36"><text:tab/>7</text:span></text:p>
          <text:p text:style-name="P46" loext:marker-style-name="T33"><text:a xlink:type="simple" xlink:href="#_heading=h.49x2ik5" text:style-name="Index_20_Link" text:visited-style-name="Index_20_Link"><text:span text:style-name="T35">3.2.3.2</text:span><text:span text:style-name="T33"><text:tab/></text:span></text:a><text:span text:style-name="T35">Ethical Requirements</text:span><text:span text:style-name="T36"><text:tab/>7</text:span></text:p>
          <text:p text:style-name="P46" loext:marker-style-name="T33"><text:a xlink:type="simple" xlink:href="#_heading=h.2p2csry" text:style-name="Index_20_Link" text:visited-style-name="Index_20_Link"><text:span text:style-name="T35">3.2.3.3</text:span><text:span text:style-name="T33"><text:tab/></text:span></text:a><text:span text:style-name="T35">Legislative Requirements</text:span><text:span text:style-name="T36"><text:tab/>7</text:span></text:p>
          <text:p text:style-name="P47" loext:marker-style-name="T33"><text:a xlink:type="simple" xlink:href="#_heading=h.147n2zr" text:style-name="Index_20_Link" text:visited-style-name="Index_20_Link"><text:span text:style-name="T36">3.2.3.3.1</text:span><text:span text:style-name="T33"><text:tab/></text:span></text:a><text:span text:style-name="T36">Accounting Requirements<text:tab/>7</text:span></text:p>
          <text:p text:style-name="P47" loext:marker-style-name="T33"><text:a xlink:type="simple" xlink:href="#_heading=h.3o7alnk" text:style-name="Index_20_Link" text:visited-style-name="Index_20_Link"><text:span text:style-name="T36">3.2.3.3.2</text:span><text:span text:style-name="T33"><text:tab/></text:span></text:a><text:span text:style-name="T36">Security Requirements<text:tab/>7</text:span></text:p>
          <text:p text:style-name="P44" loext:marker-style-name="T33"><text:a xlink:type="simple" xlink:href="#_heading=h.1rvwp1q" text:style-name="Index_20_Link" text:visited-style-name="Index_20_Link"><text:span text:style-name="T40">3.3</text:span><text:span text:style-name="T33"><text:tab/></text:span></text:a><text:span text:style-name="T40">Domain Requirements<text:tab/>7</text:span></text:p>
          <text:p text:style-name="P43" loext:marker-style-name="T33"><text:a xlink:type="simple" xlink:href="#_heading=h.4bvk7pj" text:style-name="Index_20_Link" text:visited-style-name="Index_20_Link"><text:span text:style-name="T38">4.</text:span><text:span text:style-name="T33"><text:tab/></text:span></text:a><text:span text:style-name="T38">USER SCENARIOS/USE CASES<text:tab/>7</text:span></text:p>
        </text:index-body>
      </text:table-of-content>
      <text:p text:style-name="P60" loext:marker-style-name="T1"/>
      <text:list text:style-name="WWNum7">
        <text:list-item>
          <text:h text:style-name="P3" text:outline-level="1" loext:marker-style-name="T1"><text:bookmark text:name="_heading=h.2et92p0"/><text:span text:style-name="T1">Executive Summary</text:span><text:span text:style-name="T1"/></text:h>
          <text:list>
            <text:list-item>
              <text:h text:style-name="P2" text:outline-level="2" loext:marker-style-name="T1"><text:span text:style-name="T5">Project Overview</text:span><text:span text:style-name="T5"/></text:h>
            </text:list-item>
          </text:list>
        </text:list-item>
      </text:list>
      <text:p text:style-name="P36" loext:marker-style-name="T27"><text:span text:style-name="T27"/></text:p>
      <text:p text:style-name="P54" loext:marker-style-name="T27"><text:span text:style-name="T27">In today's rapidly advancing era, technological innovations are profoundly impacting various sectors, including healthcare. An essential aspect of effective patient care lies in meticulously gathering and analyzing their medical history and current health conditions. However, the traditional method of documenting handwritten records poses challenges, especially in resource-constrained settings.</text:span></text:p>
      <text:p text:style-name="P54" loext:marker-style-name="T27"><text:span text:style-name="T27"/></text:p>
      <text:p text:style-name="P54" loext:marker-style-name="T27"><text:span text:style-name="T27">The healthcare landscape is witnessing remarkable strides in leveraging technology to enhance patient care. Modern smartphones are equipped with tools such as glucometers for blood glucose monitoring, otoscopes for ear examinations, sphygmometers for blood pressure measurement, and Doppler ultrasound machines for vascular assessments. Additionally, wearable smart devices like watches are now capable of real-time monitoring of vital signs such as pulse rate, blood oxygen levels, and respiratory metrics. These devices are integrated with software that can communicate with external monitoring instruments to detect potential health threats like strokes, enabling timely alerts and interventions.</text:span></text:p>
      <text:p text:style-name="P54" loext:marker-style-name="T27"><text:span text:style-name="T27"/></text:p>
      <text:p text:style-name="P54" loext:marker-style-name="T27"><text:span text:style-name="T27">Despite these groundbreaking advancements, widespread adoption of such technologies remains limited, especially in developing countries. In many parts of the world, including third-world nations, healthcare facilities still rely heavily on manual record-keeping and face challenges in accessing and analyzing patient data efficiently. This creates a significant administrative burden on healthcare professionals, hindering their ability to deliver optimal care.</text:span></text:p>
      <text:p text:style-name="P54" loext:marker-style-name="T27"><text:span text:style-name="T27"/></text:p>
      <text:p text:style-name="P54" loext:marker-style-name="T27"><text:span text:style-name="T27">A transformative solution lies in the development and implementation of a comprehensive hospital management system tailored to the needs of diverse healthcare settings, including those in developing countries. This system would encompass electronic health records (EHRs), automated data collection from medical devices, intelligent analytics for predictive health monitoring, and seamless communication between healthcare providers and patients.</text:span></text:p>
      <text:p text:style-name="P54" loext:marker-style-name="T27"><text:span text:style-name="T27"/></text:p>
      <text:p text:style-name="P54" loext:marker-style-name="T27"><text:span text:style-name="T27">By embracing such a system, hospitals and clinics in resource-limited environments can streamline their operations, improve data accuracy, enhance patient care outcomes, and empower healthcare professionals with actionable insights. Furthermore, partnerships with technology providers and international organizations can facilitate the adoption and sustainable integration of these solutions, ultimately contributing to the advancement of healthcare delivery on a global scale.</text:span></text:p>
      <text:list xml:id="list125304986011700" text:continue-numbering="true" text:style-name="WWNum7">
        <text:list-item>
          <text:list>
            <text:list-item>
              <text:h text:style-name="P2" text:outline-level="2" loext:marker-style-name="T1"><text:span text:style-name="T5">Purpose and Scope of this Specification</text:span><text:span text:style-name="T5"/></text:h>
            </text:list-item>
          </text:list>
        </text:list-item>
      </text:list>
      <text:h text:style-name="P14" text:outline-level="1" loext:marker-style-name="T27">This document outlines the requirements for a Hospital Management System (HMS) designed to improve efficiency, transparency, and access to healthcare in developing countries. The HMS will be a web-based application accessible through a web browser on any device with internet connectivity.</text:h>
      <text:h text:style-name="Text_20_body" text:outline-level="1"><text:span text:style-name="Strong_20_Emphasis">Scope</text:span></text:h>
      <text:list text:style-name="L1">
        <text:list-item>
          <text:h text:style-name="P9" text:outline-level="1"><text:span text:style-name="Strong_20_Emphasis">Patient Management:</text:span> </text:h>
          <text:list>
            <text:list-item>
              <text:h text:style-name="P9" text:outline-level="1">Patient registration and demographic data capture. </text:h>
            </text:list-item>
            <text:list-item>
              <text:h text:style-name="P9" text:outline-level="1">Electronic Health Records (EHRs) for storing and managing patient medical history. </text:h>
            </text:list-item>
            <text:list-item>
              <text:h text:style-name="P9" text:outline-level="1">Appointment scheduling and management. </text:h>
            </text:list-item>
            <text:list-item>
              <text:h text:style-name="P9" text:outline-level="1">Secure patient portal for accessing personal medical records. </text:h>
            </text:list-item>
          </text:list>
        </text:list-item>
        <text:list-item>
          <text:h text:style-name="P9" text:outline-level="1"><text:span text:style-name="Strong_20_Emphasis">Clinical Functionality:</text:span> </text:h>
          <text:list>
            <text:list-item>
              <text:h text:style-name="P9" text:outline-level="1"><text:soft-page-break/>Doctor's dashboard for viewing patient EHRs, recording observations, and prescribing medications. </text:h>
            </text:list-item>
            <text:list-item>
              <text:h text:style-name="P9" text:outline-level="1">Order management for requesting lab tests, imaging procedures, etc. </text:h>
            </text:list-item>
            <text:list-item>
              <text:h text:style-name="P9" text:outline-level="1">Integration with basic medical equipment (optional). </text:h>
            </text:list-item>
          </text:list>
        </text:list-item>
        <text:list-item>
          <text:h text:style-name="P9" text:outline-level="1"><text:span text:style-name="Strong_20_Emphasis">Administrative Management:</text:span> </text:h>
          <text:list>
            <text:list-item>
              <text:h text:style-name="P9" text:outline-level="1">User access control with different levels of permission. </text:h>
            </text:list-item>
            <text:list-item>
              <text:h text:style-name="P9" text:outline-level="1">Patient billing and insurance management (optional). </text:h>
            </text:list-item>
            <text:list-item>
              <text:h text:style-name="P9" text:outline-level="1">Inventory management for medical supplies. </text:h>
            </text:list-item>
            <text:list-item>
              <text:h text:style-name="P8" text:outline-level="1">Reporting and analytics to track key performance indicators (KPIs). </text:h>
            </text:list-item>
          </text:list>
        </text:list-item>
      </text:list>
      <text:h text:style-name="Text_20_body" text:outline-level="1"><text:span text:style-name="Strong_20_Emphasis">Out of Scope</text:span></text:h>
      <text:list text:style-name="L2">
        <text:list-item>
          <text:h text:style-name="P10" text:outline-level="1">Features requiring high-bandwidth internet connectivity (e.g., real-time video conferencing). </text:h>
        </text:list-item>
        <text:list-item>
          <text:h text:style-name="P10" text:outline-level="1">Integration with complex medical devices requiring specialized interfaces. </text:h>
        </text:list-item>
        <text:list-item>
          <text:h text:style-name="P10" text:outline-level="1">Advanced features like telemedicine consultations (may be considered for future versions). </text:h>
        </text:list-item>
        <text:list-item>
          <text:h text:style-name="P11" text:outline-level="1">Financial transactions and payment processing (can be integrated with a separate system). </text:h>
        </text:list-item>
      </text:list>
      <text:h text:style-name="P15" text:outline-level="1"><text:span text:style-name="Strong_20_Emphasis">Intended Audience</text:span></text:h>
      <text:h text:style-name="Text_20_body" text:outline-level="1">This specification is intended for the following audiences:</text:h>
      <text:list text:style-name="L3">
        <text:list-item>
          <text:h text:style-name="P13" text:outline-level="1"><text:span text:style-name="Strong_20_Emphasis">Software Developers:</text:span> This document provides a detailed description of the HMS functionalities and technical requirements for development. </text:h>
        </text:list-item>
        <text:list-item>
          <text:h text:style-name="P13" text:outline-level="1"><text:span text:style-name="Strong_20_Emphasis">Hospital Administrators:</text:span> This document outlines the benefits of the HMS for improving hospital operations and resource allocation. </text:h>
        </text:list-item>
        <text:list-item>
          <text:h text:style-name="P13" text:outline-level="1"><text:span text:style-name="Strong_20_Emphasis">Medical Professionals:</text:span> This document provides an overview of how the HMS will streamline patient care and medical record management. </text:h>
        </text:list-item>
        <text:list-item>
          <text:h text:style-name="P12" text:outline-level="1"><text:span text:style-name="Strong_20_Emphasis">End Users (Patients):</text:span> This document will be supplemented by user guides explaining how to access and utilize the patient portal features. </text:h>
        </text:list-item>
      </text:list>
      <text:list text:continue-list="list125304986011700" text:style-name="WWNum7">
        <text:list-item>
          <text:h text:style-name="P4" text:outline-level="1" loext:marker-style-name="T1"><text:span text:style-name="T1">Product/Service Description</text:span><text:span text:style-name="T1"/></text:h>
        </text:list-item>
      </text:list>
      <text:p text:style-name="P36" loext:marker-style-name="T27"><text:span text:style-name="T27">Public healthcare in many developing countries faces significant challenges in providing equitable access to essential health services, preventive care, and treatments to their populations. These countries often have rigidly structured and centralized healthcare systems overseen by government health ministries or departments. However, due to limited resources, these systems struggle to meet the diverse medical needs of citizens effectively.</text:span></text:p>
      <text:p text:style-name="P54" loext:marker-style-name="T27"><text:span text:style-name="T27"/></text:p>
      <text:p text:style-name="P54" loext:marker-style-name="T27"><text:span text:style-name="T27">Clinics and community health centers play a crucial role in the healthcare landscape of these countries. These facilities are often the first point of contact for individuals seeking medical assistance within their local communities. For instance, patients typically visit their local clinic or health center for initial consultations and basic medical services. If further specialized care is required, they may be referred to larger hospitals or specialized clinics.</text:span></text:p>
      <text:p text:style-name="P54" loext:marker-style-name="T27"><text:span text:style-name="T27"/></text:p>
      <text:p text:style-name="P54" loext:marker-style-name="T27"><text:span text:style-name="T27">Despite the importance of these healthcare facilities, they face several operational challenges. One of the primary issues is the reliance on paper-based medical records, which hinders efficient patient care delivery. The manual handling of records leads to delays in accessing patient information, increases the risk of errors, and complicates the transfer of records between healthcare providers or facilities.</text:span></text:p>
      <text:p text:style-name="P54" loext:marker-style-name="T27"><text:span text:style-name="T27"/></text:p>
      <text:p text:style-name="P54" loext:marker-style-name="T27"><text:span text:style-name="T27">To address these challenges, there is a growing need for digital solutions that can streamline record-keeping processes, improve data accessibility, and enhance overall healthcare management. A comprehensive Hospital Management System (HMS) tailored to the needs of clinics and community health centers can significantly alleviate these burdens. Such a system would empower healthcare </text:span><text:soft-page-break/><text:span text:style-name="T27">professionals with efficient tools for managing patient records, scheduling appointments, tracking medical histories, and facilitating communication between providers and patients.</text:span></text:p>
      <text:p text:style-name="P54" loext:marker-style-name="T27"><text:span text:style-name="T27"/></text:p>
      <text:p text:style-name="P54" loext:marker-style-name="T27"><text:span text:style-name="T27">The proposed HMS is designed to bridge the gap between traditional paper-based record-keeping and modern digital healthcare management. By transitioning to digital records, healthcare facilities can overcome the limitations posed by manual documentation, improve the quality of care, and enhance patient outcomes. The HMS aims to optimize clinic workflows, ensure data accuracy and security, and ultimately contribute to the delivery of accessible and efficient healthcare services within the context of developing countries' healthcare systems.</text:span></text:p>
      <text:list text:continue-numbering="true" text:style-name="WWNum7">
        <text:list-item>
          <text:list>
            <text:list-item>
              <text:h text:style-name="P2" text:outline-level="2" loext:marker-style-name="T1"><text:span text:style-name="T5">Product Context</text:span><text:span text:style-name="T5"/></text:h>
            </text:list-item>
          </text:list>
        </text:list-item>
      </text:list>
      <text:p text:style-name="P54" loext:marker-style-name="T27"><text:span text:style-name="T27">The proposed Hospital Management System (HMS) is designed as an independent and self-contained platform that primarily serves the needs of clinics, community health centers, and hospitals. It is not directly related to specific existing healthcare institutions but rather provides a comprehensive solution that can be implemented in various healthcare settings. The system is designed to interface primarily with its internal components, such as modules for patient records management, appointment scheduling, medical examinations, and administrative tasks.<text:line-break/></text:span></text:p>
      <text:p text:style-name="P54" loext:marker-style-name="T27"><text:span text:style-name="T27">While the HMS is designed as an independent system, it can offer the option for exporting patient data in standardized formats (e.g., HL7, FHIR) to facilitate data exchange with other healthcare institutions that deploy compatible systems. This allows for seamless transfer of patient records when patients transition between different healthcare providers or institutions, such as when they move from one clinic to another or require care at a hospital.</text:span></text:p>
      <text:list xml:id="list125305891054505" text:continue-numbering="true" text:style-name="WWNum7">
        <text:list-item>
          <text:list>
            <text:list-item>
              <text:h text:style-name="P2" text:outline-level="2" loext:marker-style-name="T1"><text:span text:style-name="T5">User Characteristics</text:span><text:span text:style-name="T5"/></text:h>
            </text:list-item>
          </text:list>
        </text:list-item>
      </text:list>
      <text:p text:style-name="P69"><text:span text:style-name="T32">There are three types of users that will interact with the system:</text:span></text:p>
      <text:list xml:id="list707842417" text:style-name="L7">
        <text:list-item>
          <text:p text:style-name="P71"><text:span text:style-name="T49">Patient:</text:span><text:bookmark text:name="docs-internal-guid-12f5afaf-7fff-eb3d-2eb9-03c7fcff05bf"/></text:p>
        </text:list-item>
      </text:list>
      <text:list text:style-name="L11">
        <text:list-item>
          <text:h text:style-name="P16" text:outline-level="1">View medical session information and download it</text:h>
        </text:list-item>
        <text:list-item>
          <text:h text:style-name="P16" text:outline-level="1">Contact doctor</text:h>
        </text:list-item>
        <text:list-item>
          <text:h text:style-name="P22" text:outline-level="1"><text:span text:style-name="T50">Leave feedback</text:span><text:bookmark text:name="docs-internal-guid-4d03cde3-7fff-697c-525c-12cb6e208f7e"/></text:h>
        </text:list-item>
      </text:list>
      <text:list text:style-name="L12">
        <text:list-item>
          <text:h text:style-name="P17" text:outline-level="1">View main page</text:h>
        </text:list-item>
        <text:list-item>
          <text:h text:style-name="P17" text:outline-level="1">Log in and out</text:h>
        </text:list-item>
        <text:list-item>
          <text:h text:style-name="P17" text:outline-level="1">View personal profile</text:h>
        </text:list-item>
        <text:list-item>
          <text:h text:style-name="P23" text:outline-level="1"><text:span text:style-name="T50">Change password</text:span></text:h>
        </text:list-item>
      </text:list>
      <text:list xml:id="list125305823431625" text:continue-list="list707842417" text:style-name="L7">
        <text:list-item>
          <text:p text:style-name="P70">Doctor:<text:bookmark text:name="docs-internal-guid-e8082c68-7fff-e4ac-58b6-2bd64ef0e53f"/></text:p>
        </text:list-item>
      </text:list>
      <text:list text:style-name="L13">
        <text:list-item>
          <text:h text:style-name="P18" text:outline-level="1">See a list of their patients</text:h>
        </text:list-item>
        <text:list-item>
          <text:h text:style-name="P18" text:outline-level="1">See a list of their patients waiting to be examined</text:h>
        </text:list-item>
        <text:list-item>
          <text:h text:style-name="P18" text:outline-level="1">Search in his patients’ list</text:h>
        </text:list-item>
        <text:list-item>
          <text:h text:style-name="P18" text:outline-level="1">Fill visit session forms for each patient waiting to be examined (must first be assigned by receptionist) </text:h>
        </text:list-item>
        <text:list-item>
          <text:h text:style-name="P18" text:outline-level="1">View profiles of his patients</text:h>
        </text:list-item>
        <text:list-item>
          <text:h text:style-name="P18" text:outline-level="1">View examination records of his patients</text:h>
        </text:list-item>
        <text:list-item>
          <text:h text:style-name="P24" text:outline-level="1"><text:span text:style-name="T50">Download examination record of a patient</text:span></text:h>
        </text:list-item>
        <text:list-item>
          <text:h text:style-name="P18" text:outline-level="1"><text:bookmark text:name="docs-internal-guid-ba85a00e-7fff-15eb-addf-0b9f013b56c2"/><text:soft-page-break/>View main page</text:h>
        </text:list-item>
      </text:list>
      <text:list text:style-name="L14">
        <text:list-item>
          <text:h text:style-name="P19" text:outline-level="1">Log in and out</text:h>
        </text:list-item>
        <text:list-item>
          <text:h text:style-name="P19" text:outline-level="1">View personal profile</text:h>
        </text:list-item>
        <text:list-item>
          <text:h text:style-name="P25" text:outline-level="1"><text:span text:style-name="T50">Change password</text:span></text:h>
        </text:list-item>
      </text:list>
      <text:list text:continue-list="list125305823431625" text:style-name="L7">
        <text:list-item>
          <text:p text:style-name="P70">Receptionist:<text:bookmark text:name="docs-internal-guid-1ce4e07f-7fff-4f1f-b2f9-58017922db4e"/></text:p>
        </text:list-item>
      </text:list>
      <text:list text:style-name="L15">
        <text:list-item>
          <text:h text:style-name="P20" text:outline-level="1">View the list of all patients</text:h>
        </text:list-item>
        <text:list-item>
          <text:h text:style-name="P20" text:outline-level="1">View the profiles of patients</text:h>
        </text:list-item>
        <text:list-item>
          <text:h text:style-name="P20" text:outline-level="1">View the examination records of all patients</text:h>
        </text:list-item>
        <text:list-item>
          <text:h text:style-name="P20" text:outline-level="1">Edit personal information of patients</text:h>
        </text:list-item>
        <text:list-item>
          <text:h text:style-name="P20" text:outline-level="1">Export the files of a patient (send to another hospital)</text:h>
        </text:list-item>
        <text:list-item>
          <text:h text:style-name="P20" text:outline-level="1">Add/delete a patient</text:h>
        </text:list-item>
        <text:list-item>
          <text:h text:style-name="P20" text:outline-level="1">Create a visit session and allow the doctor to fill the form for the current examination</text:h>
        </text:list-item>
        <text:list-item>
          <text:h text:style-name="P20" text:outline-level="1">Search a patient</text:h>
        </text:list-item>
        <text:list-item>
          <text:h text:style-name="P20" text:outline-level="1">View list of doctors and their information</text:h>
        </text:list-item>
        <text:list-item>
          <text:h text:style-name="P20" text:outline-level="1">Add/delete a doctor</text:h>
        </text:list-item>
        <text:list-item>
          <text:h text:style-name="P20" text:outline-level="1">Search a doctor</text:h>
        </text:list-item>
        <text:list-item>
          <text:h text:style-name="P26" text:outline-level="1"><text:span text:style-name="T50">Edit personal information of doctors</text:span></text:h>
        </text:list-item>
        <text:list-item>
          <text:h text:style-name="P20" text:outline-level="1"><text:bookmark text:name="docs-internal-guid-ab27daf8-7fff-790b-7785-3db2c01884ce"/>View main page</text:h>
        </text:list-item>
      </text:list>
      <text:list text:style-name="L16">
        <text:list-item>
          <text:h text:style-name="P21" text:outline-level="1">Log in and out</text:h>
        </text:list-item>
        <text:list-item>
          <text:h text:style-name="P21" text:outline-level="1">View personal profile</text:h>
        </text:list-item>
        <text:list-item>
          <text:h text:style-name="P27" text:outline-level="1"><text:span text:style-name="T50">Change password</text:span></text:h>
        </text:list-item>
      </text:list>
      <text:h text:style-name="P28" text:outline-level="1"><text:span text:style-name="T50"/></text:h>
      <text:h text:style-name="P28" text:outline-level="1"><text:span text:style-name="T50"/></text:h>
      <text:list xml:id="list125304452010495" text:continue-list="list125305891054505" text:style-name="WWNum7">
        <text:list-item>
          <text:list>
            <text:list-item>
              <text:h text:style-name="P2" text:outline-level="2" loext:marker-style-name="T1"><text:span text:style-name="T5">Assumptions </text:span><text:span text:style-name="T5"/></text:h>
            </text:list-item>
          </text:list>
        </text:list-item>
      </text:list>
      <text:p text:style-name="P36" loext:marker-style-name="T27"><text:span text:style-name="T27">List of Assumptions Affecting the Requirements:</text:span></text:p>
      <text:list text:style-name="List_20_1">
        <text:list-item>
          <text:p text:style-name="P55"><text:span text:style-name="T27">Availability of Necessary Documentation: It is assumed that the receptionist will have access to and verify all required documents when adding new patients or doctors to the system, ensuring compliance with legal and regulatory standards.</text:span></text:p>
          <text:p text:style-name="P55"/>
        </text:list-item>
        <text:list-item>
          <text:p text:style-name="P55"><text:span text:style-name="T27">Confidentiality of Patient Information: The system assumes that patient information is highly confidential and can only be accessed by authorized personnel, such as the receptionist or the patient's family doctor. Exporting patient files is restricted to specific scenarios, such as transferring to another healthcare facility or continuing treatment in a hospital.</text:span></text:p>
          <text:p text:style-name="P55"/>
        </text:list-item>
        <text:list-item>
          <text:p text:style-name="P55"><text:span text:style-name="T27">Limited User Permissions: The system assumes that user roles and permissions are predefined, with the administrator responsible for creating and managing receptionist profiles. Only the receptionist has the authority to add, delete, or modify patient and doctor information, ensuring data integrity and security.</text:span></text:p>
          <text:p text:style-name="P55"><text:soft-page-break/></text:p>
        </text:list-item>
        <text:list-item>
          <text:p text:style-name="P55"><text:span text:style-name="T27">User Training and Expertise: It is assumed that doctors and receptionists will receive adequate training to use the software effectively, minimizing errors and misconceptions during system operation. Users with read-only access, such as patients, do not require training as their interaction is limited to viewing their own information.</text:span></text:p>
          <text:p text:style-name="P55"/>
        </text:list-item>
        <text:list-item>
          <text:p text:style-name="P55"><text:span text:style-name="T27">Equipment and Connectivity: The system assumes that all doctors and receptionists within the polyclinic have access to a computer connected to the internet, as the web-based application relies on internet connectivity for seamless access and data management.</text:span></text:p>
          <text:p text:style-name="P55"/>
        </text:list-item>
        <text:list-item>
          <text:p text:style-name="P55"><text:span text:style-name="T27">Data Integrity and Security Measures: The system assumes that safeguards are in place to maintain data integrity and prevent unauthorized access. For example, doctors are responsible for the accuracy of medical examination records, and once finalized, these records cannot be altered to maintain a reliable audit trail.</text:span></text:p>
          <text:p text:style-name="P55"><text:span text:style-name="T27"/></text:p>
        </text:list-item>
        <text:list-item>
          <text:p text:style-name="P55" loext:marker-style-name="T27"><text:span text:style-name="T27">Compliance with Legal and Ethical Standards: The system assumes adherence to legal and ethical standards regarding patient confidentiality, data handling, and user responsibilities. Any changes to these standards may require corresponding updates to the system's requirements and functionalities.</text:span></text:p>
        </text:list-item>
      </text:list>
      <text:list xml:id="list125305887240290" text:continue-list="list125304452010495" text:style-name="WWNum7">
        <text:list-item>
          <text:list>
            <text:list-item>
              <text:h text:style-name="P2" text:outline-level="2" loext:marker-style-name="T1"><text:span text:style-name="T5">Constraints</text:span><text:span text:style-name="T5"/></text:h>
            </text:list-item>
          </text:list>
        </text:list-item>
      </text:list>
      <text:p text:style-name="P36" loext:marker-style-name="T27"><text:span text:style-name="T27">Describe any items that will constrain the design options, including</text:span><text:span text:style-name="T27"/></text:p>
      <text:list xml:id="list3014334824" text:style-name="WWNum2">
        <text:list-item>
          <text:p text:style-name="P48" loext:marker-style-name="T27"><text:span text:style-name="T27">parallel operation with an old system</text:span><text:span text:style-name="T27"/></text:p>
        </text:list-item>
        <text:list-item>
          <text:p text:style-name="P48" loext:marker-style-name="T27"><text:span text:style-name="T27">audit functions (audit trail, log files, etc.)</text:span><text:span text:style-name="T27"/></text:p>
        </text:list-item>
        <text:list-item>
          <text:p text:style-name="P48" loext:marker-style-name="T27"><text:span text:style-name="T27">access, management and security</text:span><text:span text:style-name="T27"/></text:p>
        </text:list-item>
        <text:list-item>
          <text:p text:style-name="P48" loext:marker-style-name="T27"><text:span text:style-name="T27">criticality of the application</text:span><text:span text:style-name="T27"/></text:p>
        </text:list-item>
        <text:list-item>
          <text:p text:style-name="P48" loext:marker-style-name="T27"><text:span text:style-name="T27">system resource constraints (e.g., limits on disk space or other hardware limitations)</text:span><text:span text:style-name="T27"/></text:p>
        </text:list-item>
        <text:list-item>
          <text:p text:style-name="P48" loext:marker-style-name="T27"><text:bookmark text:name="_heading=h.3rdcrjn"/><text:span text:style-name="T27">other design constraints (e.g., design or other standards, such as programming language or framework)</text:span><text:span text:style-name="T27"/></text:p>
        </text:list-item>
      </text:list>
      <text:list xml:id="list125304339819077" text:continue-list="list125305887240290" text:style-name="WWNum7">
        <text:list-item>
          <text:list>
            <text:list-item>
              <text:h text:style-name="P2" text:outline-level="2" loext:marker-style-name="T1"><text:span text:style-name="T5">Dependencies</text:span><text:span text:style-name="T5"/></text:h>
            </text:list-item>
          </text:list>
        </text:list-item>
      </text:list>
      <text:p text:style-name="P36" loext:marker-style-name="T27"><text:span text:style-name="T27">List dependencies that affect the requirements. <text:s/>Examples:</text:span><text:span text:style-name="T27"/></text:p>
      <text:list xml:id="list125304603491768" text:continue-list="list3014334824" text:style-name="WWNum2">
        <text:list-item>
          <text:p text:style-name="P48" loext:marker-style-name="T19"><text:span text:style-name="T19">This new product will require a daily download of data from X, </text:span><text:span text:style-name="T19"/></text:p>
        </text:list-item>
        <text:list-item>
          <text:p text:style-name="P48" loext:marker-style-name="T19"><text:bookmark text:name="_heading=h.26in1rg"/><text:span text:style-name="T19">Module X needs to be completed before this module can be built. </text:span><text:span text:style-name="T19"/></text:p>
        </text:list-item>
      </text:list>
      <text:list xml:id="list125306202165662" text:continue-list="list125304339819077" text:style-name="WWNum7">
        <text:list-item>
          <text:h text:style-name="P4" text:outline-level="1" loext:marker-style-name="T1"><text:span text:style-name="T1">Requirements</text:span><text:span text:style-name="T1"/></text:h>
        </text:list-item>
      </text:list>
      <text:list xml:id="list125305789768796" text:continue-list="list125304603491768" text:style-name="WWNum2">
        <text:list-item>
          <text:p text:style-name="P48" loext:marker-style-name="T27"><text:span text:style-name="T27">Describe all system requirements in enough detail for designers to design a system satisfying the requirements and testers to verify that the system satisfies requirements.</text:span><text:span text:style-name="T27"/></text:p>
        </text:list-item>
        <text:list-item>
          <text:p text:style-name="P48" loext:marker-style-name="T27"><text:span text:style-name="T27">Organize these requirements in a way that works best for your project. <text:s/>See </text:span><text:span text:style-name="T29">Appendix DAppendix D, Organizing the Requirements</text:span><text:span text:style-name="T27"> <text:s/>for different ways to organize these requirements.</text:span></text:p>
        </text:list-item>
        <text:list-item>
          <text:p text:style-name="P48" loext:marker-style-name="T27"><text:soft-page-break/><text:span text:style-name="T27">Describe every input into the system, every output from the system, and every function performed by the system in response to an input or in support of an output. <text:s/>(Specify what functions are to be performed on what data to produce what results at what location for whom.)</text:span><text:span text:style-name="T27"/></text:p>
        </text:list-item>
        <text:list-item>
          <text:p text:style-name="P48" loext:marker-style-name="T27"><text:span text:style-name="T27">Each requirement should be numbered (or uniquely identifiable) and prioritized. </text:span><text:span text:style-name="T27"/></text:p>
        </text:list-item>
      </text:list>
      <text:p text:style-name="P40" loext:marker-style-name="T27"><text:span text:style-name="T27">See the sample requirements in Functional Requirements, and System Interface/Integration, as well as these example priority definitions:</text:span><text:span text:style-name="T27"/></text:p>
      <text:p text:style-name="P53" loext:marker-style-name="T28"><text:span text:style-name="T28">Priority Definitions</text:span><text:span text:style-name="T28"/></text:p>
      <text:p text:style-name="P40" loext:marker-style-name="T27"><text:span text:style-name="T27">The following definitions are intended as a guideline to prioritize requirements. <text:s/></text:span><text:span text:style-name="T27"/></text:p>
      <text:list xml:id="list942241784" text:style-name="WWNum5">
        <text:list-item>
          <text:p text:style-name="P49" loext:marker-style-name="T27"><text:span text:style-name="T27">Priority 1 – The requirement is a “must have” as outlined by policy/law</text:span><text:span text:style-name="T27"/></text:p>
        </text:list-item>
        <text:list-item>
          <text:p text:style-name="P49" loext:marker-style-name="T27"><text:span text:style-name="T27">Priority 2 – The requirement is needed for improved processing, and the fulfillment of the requirement will create immediate benefits</text:span><text:span text:style-name="T27"/></text:p>
        </text:list-item>
        <text:list-item>
          <text:p text:style-name="P49" loext:marker-style-name="T27"><text:span text:style-name="T27">Priority 3 – The requirement is a “nice to have” <text:s/>which may include new functionality</text:span><text:span text:style-name="T27"/></text:p>
        </text:list-item>
      </text:list>
      <text:p text:style-name="P40" loext:marker-style-name="T27"><text:span text:style-name="T27">It may be helpful to phrase the requirement in terms of its priority, e.g., "The value of the employee status sent to DIS </text:span><text:span text:style-name="T28">must be</text:span><text:span text:style-name="T27"> either A or I" or "It </text:span><text:span text:style-name="T28">would be nice</text:span><text:span text:style-name="T27"> if the application warned the user that the expiration date was 3 business days away". Another approach would be to group requirements by priority category.</text:span></text:p>
      <text:list xml:id="list125305576667439" text:continue-list="list125305789768796" text:style-name="WWNum2">
        <text:list-item>
          <text:p text:style-name="P48" loext:marker-style-name="T27"><text:span text:style-name="T27">A good requirement is:</text:span><text:span text:style-name="T27"/></text:p>
        </text:list-item>
      </text:list>
      <text:list text:continue-list="list942241784" text:style-name="WWNum5">
        <text:list-item>
          <text:p text:style-name="P49" loext:marker-style-name="T27"><text:span text:style-name="T27">Correct</text:span><text:span text:style-name="T27"/></text:p>
        </text:list-item>
        <text:list-item>
          <text:p text:style-name="P49" loext:marker-style-name="T27"><text:span text:style-name="T27">Unambiguous (all statements have exactly one interpretation)</text:span><text:span text:style-name="T27"/></text:p>
        </text:list-item>
        <text:list-item>
          <text:p text:style-name="P49" loext:marker-style-name="T27"><text:span text:style-name="T27">Complete (where TBDs are absolutely necessary, document why the information is unknown, who is responsible for resolution, and the deadline)</text:span><text:span text:style-name="T27"/></text:p>
        </text:list-item>
        <text:list-item>
          <text:p text:style-name="P49" loext:marker-style-name="T27"><text:span text:style-name="T27">Consistent</text:span><text:span text:style-name="T27"/></text:p>
        </text:list-item>
        <text:list-item>
          <text:p text:style-name="P49" loext:marker-style-name="T27"><text:span text:style-name="T27">Ranked for importance and/or stability</text:span><text:span text:style-name="T27"/></text:p>
        </text:list-item>
        <text:list-item>
          <text:p text:style-name="P49" loext:marker-style-name="T27"><text:span text:style-name="T27">Verifiable (avoid soft descriptions like “works well”, “is user friendly”; use concrete terms and specify measurable quantities)</text:span><text:span text:style-name="T27"/></text:p>
        </text:list-item>
        <text:list-item>
          <text:p text:style-name="P49" loext:marker-style-name="T27"><text:span text:style-name="T27">Modifiable (evolve the Requirements Specification only via a formal change process, preserving a complete audit trail of changes)</text:span><text:span text:style-name="T27"/></text:p>
        </text:list-item>
        <text:list-item>
          <text:p text:style-name="P49" loext:marker-style-name="T27"><text:span text:style-name="T27">Does not specify any particular design</text:span><text:span text:style-name="T27"/></text:p>
        </text:list-item>
        <text:list-item>
          <text:p text:style-name="P49" loext:marker-style-name="T27"><text:bookmark text:name="_heading=h.lnxbz9"/><text:span text:style-name="T27">Traceable (cross-reference with source documents and spawned documents).</text:span><text:span text:style-name="T27"/></text:p>
        </text:list-item>
      </text:list>
      <text:list text:continue-list="list125306202165662" text:style-name="WWNum7">
        <text:list-item>
          <text:list>
            <text:list-item>
              <text:h text:style-name="P2" text:outline-level="2" loext:marker-style-name="T1"><text:span text:style-name="T5">Functional Requirements</text:span><text:span text:style-name="T5"/></text:h>
            </text:list-item>
          </text:list>
        </text:list-item>
      </text:list>
      <text:p text:style-name="P36" loext:marker-style-name="T27"><text:span text:style-name="T27">In the example below, the requirement numbering has a scheme - BR_LR_0## (BR for Business Requirement, LR for Labor Relations). <text:s/>For small projects simply BR-## would suffice. Keep in mind that if no prefix is used, the traceability matrix may be difficult to create (e.g., no differentiation between '02' as a business requirement vs. a test case)</text:span><text:span text:style-name="T27"/></text:p>
      <text:p text:style-name="P36" loext:marker-style-name="T27"><text:span text:style-name="T27">The following table is an example format for requirements. <text:s/>Choose whatever format works best for your project.</text:span><text:span text:style-name="T27"/></text:p>
      <text:p text:style-name="P36" loext:marker-style-name="T27"><text:soft-page-break/><text:span text:style-name="T27">For Example:</text:span><text:span text:style-name="T27"/></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37" loext:marker-style-name="T21"><text:span text:style-name="T21">Req#</text:span><text:span text:style-name="T21"/></text:p>
            </table:table-cell>
            <table:table-cell table:style-name="Table1.B1" office:value-type="string">
              <text:p text:style-name="P37" loext:marker-style-name="T21"><text:span text:style-name="T21">Requirement</text:span><text:span text:style-name="T21"/></text:p>
            </table:table-cell>
            <table:table-cell table:style-name="Table1.B1" office:value-type="string">
              <text:p text:style-name="P37" loext:marker-style-name="T21"><text:span text:style-name="T21">Comments</text:span><text:span text:style-name="T21"/></text:p>
            </table:table-cell>
            <table:table-cell table:style-name="Table1.B1" office:value-type="string">
              <text:p text:style-name="P37" loext:marker-style-name="T21"><text:span text:style-name="T21">Priority</text:span><text:span text:style-name="T21"/></text:p>
            </table:table-cell>
            <table:table-cell table:style-name="Table1.B1" office:value-type="string">
              <text:p text:style-name="P37" loext:marker-style-name="T21"><text:span text:style-name="T21">Date Rvwd</text:span><text:span text:style-name="T21"/></text:p>
            </table:table-cell>
            <table:table-cell table:style-name="Table1.F1" office:value-type="string">
              <text:p text:style-name="P37" loext:marker-style-name="T21"><text:span text:style-name="T21">SME Reviewed / Approved</text:span><text:span text:style-name="T21"/></text:p>
            </table:table-cell>
          </table:table-row>
        </table:table-header-rows>
        <table:table-row table:style-name="Table1.1">
          <table:table-cell table:style-name="Table1.A2" office:value-type="string">
            <text:p text:style-name="P38" loext:marker-style-name="T22"><text:span text:style-name="T22">BR_LR_05</text:span><text:span text:style-name="T22"/></text:p>
          </table:table-cell>
          <table:table-cell table:style-name="Table1.B2" office:value-type="string">
            <text:p text:style-name="P38" loext:marker-style-name="T19"><text:span text:style-name="T19">The system should associate a supervisor indicator with each job class.</text:span><text:span text:style-name="T19"/></text:p>
          </table:table-cell>
          <table:table-cell table:style-name="Table1.B2" office:value-type="string">
            <text:p text:style-name="P38" loext:marker-style-name="T19"><text:span text:style-name="T19">Business Process = “Maintenance</text:span><text:span text:style-name="T19"/></text:p>
          </table:table-cell>
          <table:table-cell table:style-name="Table1.B2" office:value-type="string">
            <text:p text:style-name="P38" loext:marker-style-name="T19"><text:span text:style-name="T19">3</text:span><text:span text:style-name="T19"/></text:p>
            <text:p text:style-name="P31" loext:marker-style-name="T19"/>
          </table:table-cell>
          <table:table-cell table:style-name="Table1.B2" office:value-type="string">
            <text:p text:style-name="P38" loext:marker-style-name="T19"><text:span text:style-name="T19">7/13/04</text:span><text:span text:style-name="T19"/></text:p>
          </table:table-cell>
          <table:table-cell table:style-name="Table1.F2" office:value-type="string">
            <text:p text:style-name="P38" loext:marker-style-name="T19"><text:span text:style-name="T19">Bob Dylan, Mick Jagger</text:span><text:span text:style-name="T19"/></text:p>
          </table:table-cell>
        </table:table-row>
        <table:table-row table:style-name="Table1.1">
          <table:table-cell table:style-name="Table1.A2" office:value-type="string">
            <text:p text:style-name="P38" loext:marker-style-name="T22"><text:span text:style-name="T22">BR_LR_08</text:span><text:span text:style-name="T22"/></text:p>
          </table:table-cell>
          <table:table-cell table:style-name="Table1.B2" office:value-type="string">
            <text:p text:style-name="P38" loext:marker-style-name="T19"><text:span text:style-name="T19">The system should handle any number of fees (existing and new) associated with unions.</text:span><text:span text:style-name="T19"/></text:p>
          </table:table-cell>
          <table:table-cell table:style-name="Table1.B2" office:value-type="string">
            <text:p text:style-name="P38" loext:marker-style-name="T19"><text:span text:style-name="T19">Business Process = “Changing Dues in the System”</text:span><text:span text:style-name="T19"/></text:p>
            <text:p text:style-name="P38" loext:marker-style-name="T19"><text:span text:style-name="T19">An example of a new fee is an initiation fee.</text:span><text:span text:style-name="T19"/></text:p>
          </table:table-cell>
          <table:table-cell table:style-name="Table1.B2" office:value-type="string">
            <text:p text:style-name="P38" loext:marker-style-name="T19"><text:span text:style-name="T19">2</text:span><text:span text:style-name="T19"/></text:p>
          </table:table-cell>
          <table:table-cell table:style-name="Table1.B2" office:value-type="string">
            <text:p text:style-name="P38" loext:marker-style-name="T19"><text:span text:style-name="T19">7/13/04</text:span><text:span text:style-name="T19"/></text:p>
          </table:table-cell>
          <table:table-cell table:style-name="Table1.F2" office:value-type="string">
            <text:p text:style-name="P38" loext:marker-style-name="T19"><text:span text:style-name="T19">Bob Dylan, Mick Jagger</text:span><text:span text:style-name="T19"/></text:p>
          </table:table-cell>
        </table:table-row>
        <table:table-row table:style-name="Table1.1">
          <table:table-cell table:style-name="Table1.A2" office:value-type="string">
            <text:p text:style-name="P38" loext:marker-style-name="T22"><text:span text:style-name="T22">BR_LR_10</text:span><text:span text:style-name="T22"/></text:p>
          </table:table-cell>
          <table:table-cell table:style-name="Table1.B2" office:value-type="string">
            <text:p text:style-name="P38" loext:marker-style-name="T19"><text:span text:style-name="T19">The system should capture and maintain job class status (i.e., active or inactive)</text:span><text:span text:style-name="T19"/></text:p>
          </table:table-cell>
          <table:table-cell table:style-name="Table1.B2" office:value-type="string">
            <text:p text:style-name="P38" loext:marker-style-name="T19"><text:span text:style-name="T19">Business Process = “Maintenance”</text:span><text:span text:style-name="T19"/></text:p>
            <text:p text:style-name="P38" loext:marker-style-name="T19"><text:span text:style-name="T19">Some job classes are old and are no longer used. <text:s/>However, they still need to be maintained for legal, contract and historical purposes.</text:span><text:span text:style-name="T19"/></text:p>
          </table:table-cell>
          <table:table-cell table:style-name="Table1.B2" office:value-type="string">
            <text:p text:style-name="P38" loext:marker-style-name="T19"><text:span text:style-name="T19">2</text:span><text:span text:style-name="T19"/></text:p>
          </table:table-cell>
          <table:table-cell table:style-name="Table1.B2" office:value-type="string">
            <text:p text:style-name="P38" loext:marker-style-name="T19"><text:span text:style-name="T19">7/13/04</text:span><text:span text:style-name="T19"/></text:p>
          </table:table-cell>
          <table:table-cell table:style-name="Table1.F2" office:value-type="string">
            <text:p text:style-name="P38" loext:marker-style-name="T19"><text:span text:style-name="T19">Bob Dylan, Mick Jagger</text:span><text:span text:style-name="T19"/></text:p>
          </table:table-cell>
        </table:table-row>
        <table:table-row table:style-name="Table1.1">
          <table:table-cell table:style-name="Table1.A2" office:value-type="string">
            <text:p text:style-name="P38" loext:marker-style-name="T22"><text:span text:style-name="T22">BR_LR_16</text:span><text:span text:style-name="T22"/></text:p>
          </table:table-cell>
          <table:table-cell table:style-name="Table1.B2" office:value-type="string">
            <text:p text:style-name="P38" loext:marker-style-name="T19"><text:span text:style-name="T19">The system should assign the Supervisor Code based on the value in the Job Class table and additional criteria as specified by the clients.</text:span><text:span text:style-name="T19"/></text:p>
          </table:table-cell>
          <table:table-cell table:style-name="Table1.B2" office:value-type="string">
            <text:p text:style-name="P38" loext:marker-style-name="T19"><text:span text:style-name="T19">April 2005 – New requirement. It is one of three new requirements from BR_LR_03.</text:span><text:span text:style-name="T19"/></text:p>
          </table:table-cell>
          <table:table-cell table:style-name="Table1.B2" office:value-type="string">
            <text:p text:style-name="P38" loext:marker-style-name="T19"><text:span text:style-name="T19">2</text:span><text:span text:style-name="T19"/></text:p>
          </table:table-cell>
          <table:table-cell table:style-name="Table1.B2" office:value-type="string">
            <text:p text:style-name="P31" loext:marker-style-name="T19"/>
          </table:table-cell>
          <table:table-cell table:style-name="Table1.F2" office:value-type="string">
            <text:p text:style-name="P31" loext:marker-style-name="T19"/>
          </table:table-cell>
        </table:table-row>
        <table:table-row table:style-name="Table1.1">
          <table:table-cell table:style-name="Table1.A6" office:value-type="string">
            <text:p text:style-name="P38" loext:marker-style-name="T22"><text:span text:style-name="T22">BR_LR_18</text:span><text:span text:style-name="T22"/></text:p>
          </table:table-cell>
          <table:table-cell table:style-name="Table1.B6" office:value-type="string">
            <text:p text:style-name="P38" loext:marker-style-name="T19"><text:span text:style-name="T19">The system should provide the Labor Relations office with the ability to override the system-derived Bargaining Unit code and the Union Code for to-be-determined employee types, including hourly appointments.</text:span><text:span text:style-name="T19"/></text:p>
          </table:table-cell>
          <table:table-cell table:style-name="Table1.B6" office:value-type="string">
            <text:p text:style-name="P38" loext:marker-style-name="T19"><text:span text:style-name="T19">April 2005 – New requirement. It is one of three new requirements from BR_LR_04.</text:span><text:span text:style-name="T19"/></text:p>
            <text:p text:style-name="P38" loext:marker-style-name="T19"><text:span text:style-name="T19">5/11/2005 – Priority changed from 2 to 3.</text:span><text:span text:style-name="T19"/></text:p>
          </table:table-cell>
          <table:table-cell table:style-name="Table1.B6" office:value-type="string">
            <text:p text:style-name="P38" loext:marker-style-name="T19"><text:span text:style-name="T25">2</text:span><text:span text:style-name="T19"/></text:p>
            <text:p text:style-name="P38" loext:marker-style-name="T19"><text:span text:style-name="T19">3</text:span><text:span text:style-name="T19"/></text:p>
          </table:table-cell>
          <table:table-cell table:style-name="Table1.B6" office:value-type="string">
            <text:p text:style-name="P31" loext:marker-style-name="T19"/>
          </table:table-cell>
          <table:table-cell table:style-name="Table1.F6" office:value-type="string">
            <text:p text:style-name="P31" loext:marker-style-name="T19"/>
          </table:table-cell>
        </table:table-row>
      </table:table>
      <text:list text:continue-numbering="true" text:style-name="WWNum7">
        <text:list-item>
          <text:list>
            <text:list-item>
              <text:h text:style-name="P2" text:outline-level="2" loext:marker-style-name="T1"><text:bookmark text:name="_heading=h.35nkun2"/><text:span text:style-name="T5">Non-Functional Requirements</text:span><text:span text:style-name="T5"/></text:h>
            </text:list-item>
          </text:list>
        </text:list-item>
      </text:list>
      <text:p text:style-name="normal" loext:marker-style-name="T42"><text:span text:style-name="T41">In here try to use the Structure given at slide 13 in Requirements Engineering Lecture Slides, with main categories of:</text:span><text:span text:style-name="T42"/></text:p>
      <text:p text:style-name="P63" loext:marker-style-name="T42"><text:bookmark text:name="_heading=h.1ksv4uv"/></text:p>
      <text:list xml:id="list125305250089776" text:continue-numbering="true" text:style-name="WWNum7">
        <text:list-item>
          <text:list>
            <text:list-item>
              <text:list>
                <text:list-item>
                  <text:h text:style-name="P1" text:outline-level="3" loext:marker-style-name="T1"><text:span text:style-name="T3">Product Requirements</text:span><text:span text:style-name="T3"/></text:h>
                </text:list-item>
              </text:list>
            </text:list-item>
          </text:list>
        </text:list-item>
      </text:list>
      <text:list text:style-name="WWNum4">
        <text:list-item>
          <text:list>
            <text:list-item>
              <text:p text:style-name="P64" loext:marker-style-name="T1"><text:span text:style-name="T1">Requirements which specify that the delivered product must behave in a particular way e.g. execution speed, reliability, etc.</text:span><text:span text:style-name="T1"/></text:p>
            </text:list-item>
          </text:list>
        </text:list-item>
      </text:list>
      <text:p text:style-name="P60" loext:marker-style-name="T1"/>
      <text:p text:style-name="P60" loext:marker-style-name="T1"><text:bookmark text:name="_heading=h.44sinio"/></text:p>
      <text:list text:continue-list="list125305250089776" text:style-name="WWNum7">
        <text:list-item>
          <text:list>
            <text:list-item>
              <text:list>
                <text:list-item>
                  <text:list>
                    <text:list-item>
                      <text:h text:style-name="P6" text:outline-level="4" loext:marker-style-name="T7"><text:span text:style-name="T3">User Interface Requirements</text:span><text:span text:style-name="T7"/></text:h>
                    </text:list-item>
                  </text:list>
                </text:list-item>
              </text:list>
            </text:list-item>
          </text:list>
        </text:list-item>
      </text:list>
      <text:p text:style-name="P60" loext:marker-style-name="T1"/>
      <text:p text:style-name="P36" loext:marker-style-name="T27"><text:bookmark text:name="_heading=h.2jxsxqh"/><text:span text:style-name="T27">In addition to functions required, describe the characteristics of each interface between the product and its users (e.g., required screen formats/organization, report layouts, menu structures, error and other messages, or function keys).</text:span><text:span text:style-name="T27"/></text:p>
      <text:list xml:id="list125304583020415" text:continue-numbering="true" text:style-name="WWNum7">
        <text:list-item>
          <text:list>
            <text:list-item>
              <text:list>
                <text:list-item>
                  <text:list>
                    <text:list-item>
                      <text:h text:style-name="P6" text:outline-level="4" loext:marker-style-name="T7"><text:span text:style-name="T3">Usability</text:span><text:span text:style-name="T7"/></text:h>
                    </text:list-item>
                  </text:list>
                </text:list-item>
              </text:list>
            </text:list-item>
          </text:list>
        </text:list-item>
      </text:list>
      <text:p text:style-name="P60" loext:marker-style-name="T1"/>
      <text:p text:style-name="P36" loext:marker-style-name="T27"><text:soft-page-break/><text:span text:style-name="T27">Include any specific usability requirements, for example, </text:span><text:span text:style-name="T27"/></text:p>
      <text:p text:style-name="P36" loext:marker-style-name="T17"><text:span text:style-name="T17">Learnability</text:span><text:span text:style-name="T17"/></text:p>
      <text:list xml:id="list125304796884715" text:continue-list="list125305576667439" text:style-name="WWNum2">
        <text:list-item>
          <text:p text:style-name="P48" loext:marker-style-name="T17"><text:span text:style-name="T17">The user documentation and help should be complete</text:span><text:span text:style-name="T17"/></text:p>
        </text:list-item>
        <text:list-item>
          <text:p text:style-name="P48" loext:marker-style-name="T17"><text:span text:style-name="T17">The help should be context sensitive and explain how to achieve common tasks</text:span><text:span text:style-name="T17"/></text:p>
        </text:list-item>
        <text:list-item>
          <text:p text:style-name="P48" loext:marker-style-name="T17"><text:span text:style-name="T17">The system should be easy to learn</text:span><text:span text:style-name="T17"/></text:p>
        </text:list-item>
      </text:list>
      <text:p text:style-name="P36" loext:marker-style-name="T27"><text:bookmark text:name="_heading=h.z337ya"/><text:span text:style-name="T27">(See </text:span><text:a xlink:type="simple" xlink:href="http://www.usabilitynet.org/" text:style-name="Default_20_Style" text:visited-style-name="Default_20_Style"><text:span text:style-name="T37">http://www.usabilitynet.org/</text:span></text:a><text:span text:style-name="T27">) </text:span></text:p>
      <text:list xml:id="list125306187435015" text:continue-list="list125304583020415" text:style-name="WWNum7">
        <text:list-item>
          <text:list>
            <text:list-item>
              <text:list>
                <text:list-item>
                  <text:list>
                    <text:list-item>
                      <text:h text:style-name="P6" text:outline-level="4" loext:marker-style-name="T7"><text:bookmark text:name="_heading=h.3j2qqm3"/><text:span text:style-name="T3">Efficiency</text:span><text:span text:style-name="T7"/></text:h>
                      <text:list>
                        <text:list-item>
                          <text:h text:style-name="P5" text:outline-level="5" loext:marker-style-name="T9"><text:span text:style-name="T8">Performance Requirements</text:span><text:span text:style-name="T8"/></text:h>
                        </text:list-item>
                      </text:list>
                    </text:list-item>
                  </text:list>
                </text:list-item>
              </text:list>
            </text:list-item>
          </text:list>
        </text:list-item>
      </text:list>
      <text:p text:style-name="P36" loext:marker-style-name="T27"><text:span text:style-name="T27">Specify static and dynamic numerical requirements placed on the system or on human interaction with the system:</text:span><text:span text:style-name="T27"/></text:p>
      <text:list xml:id="list125304918132363" text:continue-list="list125304796884715" text:style-name="WWNum2">
        <text:list-item>
          <text:p text:style-name="P48" loext:marker-style-name="T27"><text:span text:style-name="T27">Static numerical requirements may include the number of terminals to be supported, the number of simultaneous users to be supported, and the amount and type of information to be handled.</text:span><text:span text:style-name="T27"/></text:p>
        </text:list-item>
        <text:list-item>
          <text:p text:style-name="P48" loext:marker-style-name="T27"><text:span text:style-name="T27">Dynamic numerical requirements may include the number of transactions and tasks and the amount of data to be processed within certain time period for both normal and peak workload conditions.</text:span><text:span text:style-name="T27"/></text:p>
        </text:list-item>
      </text:list>
      <text:p text:style-name="P36" loext:marker-style-name="T27"><text:bookmark text:name="_heading=h.1y810tw"/><text:span text:style-name="T27">All of these requirements should be stated in measurable form. For example, "95% of the transactions shall be processed in less than 1 second" rather than “an operator shall not have to wait for the transaction to complete”.</text:span><text:span text:style-name="T27"/></text:p>
      <text:list xml:id="list125305948751795" text:continue-list="list125306187435015" text:style-name="WWNum7">
        <text:list-item>
          <text:list>
            <text:list-item>
              <text:list>
                <text:list-item>
                  <text:list>
                    <text:list-item>
                      <text:list>
                        <text:list-item>
                          <text:h text:style-name="P5" text:outline-level="5" loext:marker-style-name="T9"><text:bookmark text:name="_heading=h.4i7ojhp"/><text:span text:style-name="T8">Space Requirements</text:span><text:span text:style-name="T8"/></text:h>
                        </text:list-item>
                      </text:list>
                    </text:list-item>
                    <text:list-item>
                      <text:h text:style-name="P6" text:outline-level="4" loext:marker-style-name="T7"><text:span text:style-name="T3">Dependability</text:span><text:span text:style-name="T7"/></text:h>
                    </text:list-item>
                  </text:list>
                </text:list-item>
              </text:list>
            </text:list-item>
          </text:list>
        </text:list-item>
      </text:list>
      <text:p text:style-name="P60" loext:marker-style-name="T1"/>
      <text:p text:style-name="normal" loext:marker-style-name="T7"><text:span text:style-name="T3">Availability </text:span><text:span text:style-name="T7"/></text:p>
      <text:p text:style-name="P62" loext:marker-style-name="T7"/>
      <text:p text:style-name="P36" loext:marker-style-name="T27"><text:span text:style-name="T27">Include specific and measurable requirements for:</text:span><text:span text:style-name="T27"/></text:p>
      <text:list xml:id="list125304624228056" text:continue-list="list125304918132363" text:style-name="WWNum2">
        <text:list-item>
          <text:p text:style-name="P48" loext:marker-style-name="T27"><text:span text:style-name="T27">Hours of operation</text:span><text:span text:style-name="T27"/></text:p>
        </text:list-item>
        <text:list-item>
          <text:p text:style-name="P48" loext:marker-style-name="T27"><text:span text:style-name="T27">Level of availability required</text:span><text:span text:style-name="T27"/></text:p>
        </text:list-item>
        <text:list-item>
          <text:p text:style-name="P48" loext:marker-style-name="T27"><text:span text:style-name="T27">Coverage for geographic areas</text:span><text:span text:style-name="T27"/></text:p>
        </text:list-item>
        <text:list-item>
          <text:p text:style-name="P48" loext:marker-style-name="T27"><text:span text:style-name="T27">Impact of downtime on users and business operations</text:span><text:span text:style-name="T27"/></text:p>
        </text:list-item>
        <text:list-item>
          <text:p text:style-name="P48" loext:marker-style-name="T27"><text:span text:style-name="T27">Impact of scheduled and unscheduled maintenance on uptime and maintenance communications procedures</text:span><text:span text:style-name="T27"/></text:p>
        </text:list-item>
        <text:list-item>
          <text:p text:style-name="P48" loext:marker-style-name="T27"><text:span text:style-name="T27">reliability (e.g., acceptable mean time between failures (MTBF), or <text:s/>the maximum permitted number of failures per hour).</text:span><text:span text:style-name="T27"/></text:p>
        </text:list-item>
      </text:list>
      <text:p text:style-name="P62" loext:marker-style-name="T7"/>
      <text:p text:style-name="normal" loext:marker-style-name="T7"><text:span text:style-name="T3">Reliability</text:span><text:span text:style-name="T7"/></text:p>
      <text:p text:style-name="P62" loext:marker-style-name="T7"/>
      <text:p text:style-name="normal" loext:marker-style-name="T7"><text:span text:style-name="T3">Monitoring</text:span><text:span text:style-name="T7"/></text:p>
      <text:p text:style-name="normal" loext:marker-style-name="T7"><text:span text:style-name="T43">Include any requirements for product or service health monitoring, failure conditions, error detection, logging, and correction.</text:span></text:p>
      <text:p text:style-name="normal" loext:marker-style-name="T7"><text:span text:style-name="T3">Maintenance</text:span><text:span text:style-name="T7"/></text:p>
      <text:p text:style-name="P58" loext:marker-style-name="T12"><text:soft-page-break/><text:span text:style-name="T43">Specify attributes of the system that relate to ease of maintenance. These requirements may relate to modularity, complexity, or interface design. Requirements should not be placed here simply because they are thought to be good design practices.</text:span></text:p>
      <text:p text:style-name="P62" loext:marker-style-name="T7"/>
      <text:p text:style-name="P62" loext:marker-style-name="T7"/>
      <text:p text:style-name="normal" loext:marker-style-name="T7"><text:bookmark text:name="_heading=h.2xcytpi"/><text:span text:style-name="T3">Integrity</text:span><text:span text:style-name="T7"/></text:p>
      <text:list xml:id="list125304961150430" text:continue-list="list125305948751795" text:style-name="WWNum7">
        <text:list-item>
          <text:list>
            <text:list-item>
              <text:list>
                <text:list-item>
                  <text:list>
                    <text:list-item>
                      <text:h text:style-name="P6" text:outline-level="4" loext:marker-style-name="T7"><text:span text:style-name="T3">Security</text:span><text:span text:style-name="T7"/></text:h>
                    </text:list-item>
                  </text:list>
                </text:list-item>
              </text:list>
            </text:list-item>
          </text:list>
        </text:list-item>
      </text:list>
      <text:p text:style-name="P58" loext:marker-style-name="T12"><text:span text:style-name="T43">Specify the factors that will protect the system from malicious or accidental access, modification, disclosure, destruction, or misuse. For example:</text:span></text:p>
      <text:list text:style-name="WWNum3">
        <text:list-item>
          <text:p text:style-name="P65" loext:marker-style-name="T44"><text:span text:style-name="T44">encryption</text:span><text:span text:style-name="T44"/></text:p>
        </text:list-item>
        <text:list-item>
          <text:p text:style-name="P65" loext:marker-style-name="T44"><text:span text:style-name="T44">activity logging, historical data sets</text:span><text:span text:style-name="T44"/></text:p>
        </text:list-item>
        <text:list-item>
          <text:p text:style-name="P65" loext:marker-style-name="T44"><text:span text:style-name="T44">restrictions on intermodule communications</text:span><text:span text:style-name="T44"/></text:p>
        </text:list-item>
        <text:list-item>
          <text:p text:style-name="P65" loext:marker-style-name="T44"><text:span text:style-name="T44">data integrity checks</text:span><text:span text:style-name="T44"/></text:p>
        </text:list-item>
      </text:list>
      <text:p text:style-name="P58" loext:marker-style-name="T12"><text:span text:style-name="T43">Specify the Authorization and Authentication factors. Consider using standard tools such as PubCookie.</text:span></text:p>
      <text:p text:style-name="P60" loext:marker-style-name="T1"><text:bookmark text:name="_heading=h.1ci93xb"/></text:p>
      <text:list text:continue-list="list125304961150430" text:style-name="WWNum7">
        <text:list-item>
          <text:list>
            <text:list-item>
              <text:list>
                <text:list-item>
                  <text:h text:style-name="P1" text:outline-level="3" loext:marker-style-name="T1"><text:span text:style-name="T3">Organizational Requirements</text:span><text:span text:style-name="T3"/></text:h>
                </text:list-item>
              </text:list>
            </text:list-item>
          </text:list>
        </text:list-item>
      </text:list>
      <text:p text:style-name="normal" loext:marker-style-name="T1"><text:bookmark text:name="_heading=h.3whwml4"/><text:span text:style-name="T1">Requirements which are a consequence of organisational policies and procedures e.g. process standards used, implementation requirements, etc</text:span><text:span text:style-name="T1"/></text:p>
      <text:list xml:id="list125304255918370" text:continue-numbering="true" text:style-name="WWNum7">
        <text:list-item>
          <text:list>
            <text:list-item>
              <text:list>
                <text:list-item>
                  <text:list>
                    <text:list-item>
                      <text:h text:style-name="P6" text:outline-level="4" loext:marker-style-name="T7"><text:span text:style-name="T3">Environmental Requirements </text:span><text:span text:style-name="T7"/></text:h>
                    </text:list-item>
                    <text:list-item>
                      <text:h text:style-name="P6" text:outline-level="4" loext:marker-style-name="T7"><text:bookmark text:name="_heading=h.2bn6wsx"/><text:span text:style-name="T3">Operational Requirements</text:span><text:span text:style-name="T7"/></text:h>
                    </text:list-item>
                    <text:list-item>
                      <text:h text:style-name="P6" text:outline-level="4" loext:marker-style-name="T7"><text:bookmark text:name="_heading=h.qsh70q"/><text:span text:style-name="T3">Development Requirements</text:span><text:span text:style-name="T7"/></text:h>
                    </text:list-item>
                  </text:list>
                </text:list-item>
                <text:list-item>
                  <text:h text:style-name="P1" text:outline-level="3" loext:marker-style-name="T1"><text:bookmark text:name="_heading=h.3as4poj"/><text:span text:style-name="T3">External Requirements</text:span><text:span text:style-name="T3"/></text:h>
                </text:list-item>
              </text:list>
            </text:list-item>
          </text:list>
        </text:list-item>
      </text:list>
      <text:list text:style-name="WWNum6">
        <text:list-item>
          <text:list>
            <text:list-item>
              <text:p text:style-name="P66" loext:marker-style-name="T1"><text:bookmark text:name="_heading=h.1pxezwc"/><text:span text:style-name="T1">Requirements which arise from factors which are external to the system and its development process e.g. interoperability requirements, legislative requirements, etc.</text:span><text:span text:style-name="T1"/></text:p>
            </text:list-item>
          </text:list>
        </text:list-item>
      </text:list>
      <text:list text:continue-list="list125304255918370" text:style-name="WWNum7">
        <text:list-item>
          <text:list>
            <text:list-item>
              <text:list>
                <text:list-item>
                  <text:list>
                    <text:list-item>
                      <text:h text:style-name="P6" text:outline-level="4" loext:marker-style-name="T7"><text:span text:style-name="T3">Regulatory Requirements</text:span><text:span text:style-name="T7"/></text:h>
                    </text:list-item>
                    <text:list-item>
                      <text:h text:style-name="P6" text:outline-level="4" loext:marker-style-name="T7"><text:bookmark text:name="_heading=h.49x2ik5"/><text:span text:style-name="T3">Ethical Requirements</text:span><text:span text:style-name="T7"/></text:h>
                    </text:list-item>
                    <text:list-item>
                      <text:h text:style-name="P6" text:outline-level="4" loext:marker-style-name="T7"><text:bookmark text:name="_heading=h.2p2csry"/><text:span text:style-name="T3">Legislative Requirements</text:span><text:span text:style-name="T7"/></text:h>
                    </text:list-item>
                  </text:list>
                </text:list-item>
              </text:list>
            </text:list-item>
          </text:list>
        </text:list-item>
      </text:list>
      <text:p text:style-name="P36" loext:marker-style-name="T27"><text:bookmark text:name="_heading=h.147n2zr"/><text:span text:style-name="T27">Specify the requirements derived from existing standards, policies, regulations, or laws (e.g., report format, data naming, accounting procedures, audit tracing). <text:s/>For example, this could specify the requirement for software to trace processing activity. Such traces are needed for some applications to meet minimum regulatory or financial standards. An audit trace requirement may, for example, state that all changes to a payroll database must be recorded in a trace file with before and after values</text:span><text:span text:style-name="T27"/></text:p>
      <text:list text:continue-numbering="true" text:style-name="WWNum7">
        <text:list-item>
          <text:list>
            <text:list-item>
              <text:list>
                <text:list-item>
                  <text:list>
                    <text:list-item>
                      <text:list>
                        <text:list-item>
                          <text:h text:style-name="P5" text:outline-level="5" loext:marker-style-name="T11"><text:span text:style-name="T10">Accounting Requirements</text:span><text:span text:style-name="T10"/></text:h>
                        </text:list-item>
                        <text:list-item>
                          <text:h text:style-name="P5" text:outline-level="5" loext:marker-style-name="T11"><text:bookmark text:name="_heading=h.3o7alnk"/><text:span text:style-name="T10">Security Requirements</text:span><text:span text:style-name="T10"/></text:h>
                        </text:list-item>
                      </text:list>
                    </text:list-item>
                  </text:list>
                </text:list-item>
              </text:list>
            </text:list-item>
          </text:list>
        </text:list-item>
      </text:list>
      <text:p text:style-name="P60" loext:marker-style-name="T1"><text:bookmark text:name="_heading=h.23ckvvd"/></text:p>
      <text:list xml:id="list125305708988741" text:continue-numbering="true" text:style-name="WWNum7">
        <text:list-item>
          <text:list>
            <text:list-item>
              <text:h text:style-name="P2" text:outline-level="2" loext:marker-style-name="T1"><text:bookmark text:name="_heading=h.ihv636"/><text:span text:style-name="T5">Domain Requirements</text:span><text:span text:style-name="T5"/></text:h>
            </text:list-item>
          </text:list>
        </text:list-item>
      </text:list>
      <text:p text:style-name="P30" loext:marker-style-name="T17"/>
      <text:p text:style-name="normal" loext:marker-style-name="T1"><text:soft-page-break/><text:span text:style-name="T1">Everything related to the domain that might be needed in the project shall be </text:span>mentioned here<text:span text:style-name="T1">. Sometimes the domain Requirements might be </text:span>thought of as part<text:span text:style-name="T1"> of either functional or non-functional requirements.</text:span></text:p>
      <text:list xml:id="list913964942" text:style-name="WWNum1">
        <text:list-item>
          <text:list>
            <text:list-item>
              <text:list>
                <text:list-item>
                  <text:list>
                    <text:list-item>
                      <text:h text:style-name="P7" text:outline-level="4" loext:marker-style-name="T1"/>
                    </text:list-item>
                  </text:list>
                </text:list-item>
              </text:list>
            </text:list-item>
          </text:list>
        </text:list-item>
      </text:list>
      <text:p text:style-name="P30" loext:marker-style-name="T17"/>
      <text:p text:style-name="normal" loext:marker-style-name="T1"><text:span text:style-name="T1">Please provide all necessary non-functional requirements, similar to the requirements explained in the lesson slides or in the textbook.</text:span><text:span text:style-name="T1"/></text:p>
      <text:p text:style-name="P30" loext:marker-style-name="T17"><text:bookmark text:name="_heading=h.32hioqz"/></text:p>
      <text:list text:continue-list="list125305708988741" text:style-name="WWNum7">
        <text:list-item>
          <text:h text:style-name="P4" text:outline-level="1" loext:marker-style-name="T1"><text:span text:style-name="T1">User Scenarios/Use Cases</text:span><text:span text:style-name="T1"/></text:h>
        </text:list-item>
      </text:list>
      <text:p text:style-name="P36" loext:marker-style-name="T27"><text:span text:style-name="T27">Provide a summary of the major functions that the product will perform. <text:s/>Organize the functions to be understandable to the customer or a first time reader. <text:s/>Include use cases and business scenarios, or provide a link to a separate document (or documents). <text:s/>A business scenario:</text:span><text:span text:style-name="T27"/></text:p>
      <text:list text:continue-list="list125304624228056" text:style-name="WWNum2">
        <text:list-item>
          <text:p text:style-name="P48" loext:marker-style-name="T27"><text:span text:style-name="T27">Describes a significant business need </text:span><text:span text:style-name="T27"/></text:p>
        </text:list-item>
        <text:list-item>
          <text:p text:style-name="P48" loext:marker-style-name="T27"><text:span text:style-name="T27">Identifies, documents, and ranks the problem that is driving the scenario</text:span><text:span text:style-name="T27"/></text:p>
        </text:list-item>
        <text:list-item>
          <text:p text:style-name="P48" loext:marker-style-name="T27"><text:span text:style-name="T27">Describes the business and technical environment that will resolve the problem</text:span><text:span text:style-name="T27"/></text:p>
        </text:list-item>
        <text:list-item>
          <text:p text:style-name="P48" loext:marker-style-name="T27"><text:span text:style-name="T27">States the desired objectives</text:span><text:span text:style-name="T27"/></text:p>
        </text:list-item>
        <text:list-item>
          <text:p text:style-name="P48" loext:marker-style-name="T27"><text:span text:style-name="T27">Shows the “Actors” and where they fit in the business model</text:span><text:span text:style-name="T27"/></text:p>
        </text:list-item>
        <text:list-item>
          <text:p text:style-name="P48" loext:marker-style-name="T27"><text:span text:style-name="T27">Is specific, and measurable, and uses clear metrics for success <text:s/></text:span><text:span text:style-name="T27"/></text:p>
        </text:list-item>
      </text:list>
      <text:p text:style-name="P34" loext:marker-style-name="T27"><text:bookmark text:name="_heading=h.1hmsyys"/></text:p>
      <text:p text:style-name="P35" loext:marker-style-name="T30"/>
      <text:p text:style-name="P50" loext:marker-style-name="T30"><text:bookmark text:name="_heading=h.41mghml"/><text:span text:style-name="T30">APPENDIX</text:span><text:span text:style-name="T30"/></text:p>
      <text:p text:style-name="P36" loext:marker-style-name="T27"><text:span text:style-name="T27">The appendixes are not always considered part of the actual Requirements Specification and are not always necessary. They may include</text:span><text:span text:style-name="T27"/></text:p>
      <text:list text:continue-numbering="true" text:style-name="WWNum2">
        <text:list-item>
          <text:p text:style-name="P48" loext:marker-style-name="T27"><text:span text:style-name="T27">Sample input/output formats, descriptions of cost analysis studies, or results of user surveys;</text:span><text:span text:style-name="T27"/></text:p>
        </text:list-item>
        <text:list-item>
          <text:p text:style-name="P48" loext:marker-style-name="T27"><text:span text:style-name="T27">Supporting or background information that can help the readers of the Requirements Specification;</text:span><text:span text:style-name="T27"/></text:p>
        </text:list-item>
        <text:list-item>
          <text:p text:style-name="P48" loext:marker-style-name="T27"><text:span text:style-name="T27">A description of the problems to be solved by the system;</text:span><text:span text:style-name="T27"/></text:p>
        </text:list-item>
        <text:list-item>
          <text:p text:style-name="P48" loext:marker-style-name="T27"><text:span text:style-name="T27">Special packaging instructions for the code and the media to meet security, export, initial loading, or other requirements.</text:span><text:span text:style-name="T27"/></text:p>
        </text:list-item>
      </text:list>
      <text:p text:style-name="P36" loext:marker-style-name="T27"><text:bookmark text:name="_heading=h.2grqrue"/><text:span text:style-name="T27">When appendixes are included, the Requirements Specification should explicitly state whether or not the appendixes are to be considered part of the requirements.</text:span><text:span text:style-name="T27"/></text:p>
      <text:list text:continue-list="list913964942" text:style-name="WWNum1">
        <text:list-item>
          <text:p text:style-name="P51" loext:marker-style-name="T31"><text:span text:style-name="T31">Definitions, Acronyms, and Abbreviations</text:span><text:span text:style-name="T31"/></text:p>
        </text:list-item>
      </text:list>
      <text:p text:style-name="P36" loext:marker-style-name="T27"><text:bookmark text:name="_heading=h.vx1227"/><text:span text:style-name="T27">Define all terms, acronyms, and abbreviations used in this document.</text:span><text:span text:style-name="T27"/></text:p>
      <text:list text:continue-numbering="true" text:style-name="WWNum1">
        <text:list-item>
          <text:p text:style-name="P51" loext:marker-style-name="T31"><text:span text:style-name="T31">References</text:span><text:span text:style-name="T31"/></text:p>
        </text:list-item>
      </text:list>
      <text:p text:style-name="P36" loext:marker-style-name="T27"><text:bookmark text:name="_heading=h.3fwokq0"/><text:span text:style-name="T27">List all the documents and other materials referenced in this document. </text:span><text:span text:style-name="T27"/></text:p>
      <text:list text:continue-numbering="true" text:style-name="WWNum1">
        <text:list-item>
          <text:p text:style-name="P51" loext:marker-style-name="T31"><text:soft-page-break/><text:span text:style-name="T31">Requirements Traceability Matrix</text:span><text:span text:style-name="T31"/></text:p>
        </text:list-item>
      </text:list>
      <text:p text:style-name="P36" loext:marker-style-name="T27"><text:span text:style-name="T27">The following trace matrix examples show one possible use of naming standards for deliverables (FunctionalArea-DocType-NN). <text:s/>The number has no other meaning than to keep the documents unique. <text:s/>For example, the Bargaining Unit Assignment Process Flow would be BUA-PF-01.</text:span><text:span text:style-name="T27"/></text:p>
      <text:p text:style-name="P36" loext:marker-style-name="T27"><text:span text:style-name="T27">For example (1):</text:span><text:span text:style-name="T27"/></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9" loext:marker-style-name="T46"><text:span text:style-name="T45">Business Requirement</text:span><text:span text:style-name="T45"/></text:p>
            </table:table-cell>
            <table:table-cell table:style-name="Table2.A1" office:value-type="string">
              <text:p text:style-name="P59" loext:marker-style-name="T46"><text:span text:style-name="T45">Area</text:span><text:span text:style-name="T45"/></text:p>
            </table:table-cell>
            <table:table-cell table:style-name="Table2.A1" office:value-type="string">
              <text:p text:style-name="P57" loext:marker-style-name="T47"><text:span text:style-name="T45">Deliverables</text:span><text:span text:style-name="T47"/></text:p>
            </table:table-cell>
            <table:table-cell table:style-name="Table2.A1" office:value-type="string">
              <text:p text:style-name="P59" loext:marker-style-name="T46"><text:span text:style-name="T45">Status</text:span><text:span text:style-name="T45"/></text:p>
            </table:table-cell>
          </table:table-row>
        </table:table-header-rows>
        <table:table-row table:style-name="Table2.1">
          <table:table-cell table:style-name="Table2.A1" table:number-rows-spanned="3" office:value-type="string">
            <text:p text:style-name="P38" loext:marker-style-name="T19"><text:span text:style-name="T19">BR_LR_01</text:span><text:span text:style-name="T19"/></text:p>
            <text:p text:style-name="P38" loext:marker-style-name="T19"><text:span text:style-name="T19">The system should validate the relationship between Bargaining Unit/Location and Job Class.---Comments: Business Process = "Assigning a Bargaining Unit to an Appointment" (Priority 1)</text:span><text:span text:style-name="T19"/></text:p>
          </table:table-cell>
          <table:table-cell table:style-name="Table2.A1" table:number-rows-spanned="3" office:value-type="string">
            <text:p text:style-name="P38" loext:marker-style-name="T19"><text:span text:style-name="T19">BUA</text:span><text:span text:style-name="T19"/></text:p>
          </table:table-cell>
          <table:table-cell table:style-name="Table2.A1" office:value-type="string">
            <text:p text:style-name="P38" loext:marker-style-name="T19"><text:span text:style-name="T19">BUA-CD-01</text:span><text:span text:style-name="T19"/></text:p>
            <text:p text:style-name="P38" loext:marker-style-name="T19"><text:span text:style-name="T19">Assign BU Conceptual Design</text:span><text:span text:style-name="T19"/></text:p>
          </table:table-cell>
          <table:table-cell table:style-name="Table2.A1" office:value-type="string">
            <text:p text:style-name="P38" loext:marker-style-name="T19"><text:span text:style-name="T19">Accepted</text:span><text:span text:style-name="T19"/></text:p>
          </table:table-cell>
        </table:table-row>
        <table:table-row table:style-name="Table2.1">
          <table:covered-table-cell table:style-name="Table2.A1"/>
          <table:covered-table-cell table:style-name="Table2.A1"/>
          <table:table-cell table:style-name="Table2.A1" office:value-type="string">
            <text:p text:style-name="P38" loext:marker-style-name="T19"><text:span text:style-name="T19">BUA-PF-01</text:span><text:span text:style-name="T19"/></text:p>
            <text:p text:style-name="P38" loext:marker-style-name="T19"><text:span text:style-name="T19">Derive Bargaining Unit-Process Flow Diagram</text:span><text:span text:style-name="T19"/></text:p>
          </table:table-cell>
          <table:table-cell table:style-name="Table2.A1" office:value-type="string">
            <text:p text:style-name="P38" loext:marker-style-name="T19"><text:span text:style-name="T19">Accepted</text:span><text:span text:style-name="T19"/></text:p>
          </table:table-cell>
        </table:table-row>
        <table:table-row table:style-name="Table2.1">
          <table:covered-table-cell table:style-name="Table2.A1"/>
          <table:covered-table-cell table:style-name="Table2.A1"/>
          <table:table-cell table:style-name="Table2.A1" office:value-type="string">
            <text:p text:style-name="P38" loext:marker-style-name="T19"><text:span text:style-name="T19">BUA-PF-01</text:span><text:span text:style-name="T19"/></text:p>
            <text:p text:style-name="P38" loext:marker-style-name="T19"><text:span text:style-name="T19">Derive Bargaining Unit-Process Flow Diagram</text:span><text:span text:style-name="T19"/></text:p>
          </table:table-cell>
          <table:table-cell table:style-name="Table2.A1" office:value-type="string">
            <text:p text:style-name="P38" loext:marker-style-name="T19"><text:span text:style-name="T19">Accepted</text:span><text:span text:style-name="T19"/></text:p>
          </table:table-cell>
        </table:table-row>
        <table:table-row table:style-name="Table2.1">
          <table:table-cell table:style-name="Table2.A1" table:number-rows-spanned="2" office:value-type="string">
            <text:p text:style-name="P38" loext:marker-style-name="T19"><text:span text:style-name="T19">BR_LR_09</text:span><text:span text:style-name="T19"/></text:p>
            <text:p text:style-name="P38" loext:marker-style-name="T19"><text:span text:style-name="T19">The system should provide the capability for the Labor Relations Office to maintain the job class/union relationship.---Comments: Business Process = "Maintenance" (Priority 1)</text:span><text:span text:style-name="T19"/></text:p>
          </table:table-cell>
          <table:table-cell table:style-name="Table2.A1" table:number-rows-spanned="2" office:value-type="string">
            <text:p text:style-name="P38" loext:marker-style-name="T19"><text:span text:style-name="T19">BUA</text:span><text:span text:style-name="T19"/></text:p>
          </table:table-cell>
          <table:table-cell table:style-name="Table2.A1" office:value-type="string">
            <text:p text:style-name="P38" loext:marker-style-name="T19"><text:span text:style-name="T19">BUA-CD-01</text:span><text:span text:style-name="T19"/></text:p>
            <text:p text:style-name="P38" loext:marker-style-name="T19"><text:span text:style-name="T19">Assign BU Conceptual Design</text:span><text:span text:style-name="T19"/></text:p>
          </table:table-cell>
          <table:table-cell table:style-name="Table2.A1" office:value-type="string">
            <text:p text:style-name="P38" loext:marker-style-name="T19"><text:span text:style-name="T19">Accepted</text:span><text:span text:style-name="T19"/></text:p>
          </table:table-cell>
        </table:table-row>
        <table:table-row table:style-name="Table2.1">
          <table:covered-table-cell table:style-name="Table2.A1"/>
          <table:covered-table-cell table:style-name="Table2.A1"/>
          <table:table-cell table:style-name="Table2.A1" office:value-type="string">
            <text:p text:style-name="P38" loext:marker-style-name="T19"><text:span text:style-name="T19">BUA-PF-02</text:span><text:span text:style-name="T19"/></text:p>
            <text:p text:style-name="P38" loext:marker-style-name="T19"><text:span text:style-name="T19">BU Assignment Rules Maint Process Flow Diagram</text:span><text:span text:style-name="T19"/></text:p>
          </table:table-cell>
          <table:table-cell table:style-name="Table2.A1" office:value-type="string">
            <text:p text:style-name="P38" loext:marker-style-name="T19"><text:span text:style-name="T19">ReadyForReview</text:span><text:span text:style-name="T19"/></text:p>
          </table:table-cell>
        </table:table-row>
      </table:table>
      <text:p text:style-name="P36" loext:marker-style-name="T27"><text:span text:style-name="T27">For example (2):</text:span><text:span text:style-name="T2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67" loext:marker-style-name="T48"><text:span text:style-name="T45">BizReqID</text:span><text:span text:style-name="T48"/></text:p>
            </table:table-cell>
            <table:table-cell table:style-name="Table3.A1" office:value-type="string">
              <text:p text:style-name="P67" loext:marker-style-name="T48"><text:span text:style-name="T45">Pri</text:span><text:span text:style-name="T48"/></text:p>
            </table:table-cell>
            <table:table-cell table:style-name="Table3.A1" office:value-type="string">
              <text:p text:style-name="P67" loext:marker-style-name="T48"><text:span text:style-name="T45">Major Area</text:span><text:span text:style-name="T48"/></text:p>
            </table:table-cell>
            <table:table-cell table:style-name="Table3.A1" office:value-type="string">
              <text:p text:style-name="P67" loext:marker-style-name="T48"><text:span text:style-name="T45">DevTstItems DelivID</text:span><text:span text:style-name="T48"/></text:p>
            </table:table-cell>
            <table:table-cell table:style-name="Table3.A1" office:value-type="string">
              <text:p text:style-name="P67" loext:marker-style-name="T48"><text:span text:style-name="T45">Deliv Name</text:span><text:span text:style-name="T48"/></text:p>
            </table:table-cell>
            <table:table-cell table:style-name="Table3.A1" office:value-type="string">
              <text:p text:style-name="P67" loext:marker-style-name="T48"><text:span text:style-name="T45">Status</text:span><text:span text:style-name="T48"/></text:p>
            </table:table-cell>
          </table:table-row>
        </table:table-header-rows>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CD-01</text:span><text:span text:style-name="T24"/></text:p>
          </table:table-cell>
          <table:table-cell table:style-name="Table3.A2" office:value-type="string">
            <text:p text:style-name="P38" loext:marker-style-name="T24"><text:span text:style-name="T19">Assign BU Conceptual Design</text:span><text:span text:style-name="T24"/></text:p>
          </table:table-cell>
          <table:table-cell table:style-name="Table3.A2" office:value-type="string">
            <text:p text:style-name="P38" loext:marker-style-name="T24"><text:span text:style-name="T19">Accepted</text:span><text:span text:style-name="T24"/></text:p>
          </table:table-cell>
        </table:table-row>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DS-02</text:span><text:span text:style-name="T24"/></text:p>
          </table:table-cell>
          <table:table-cell table:style-name="Table3.A2" office:value-type="string">
            <text:p text:style-name="P38" loext:marker-style-name="T24"><text:span text:style-name="T19">Bargaining Unit Assignment DB Modification Description</text:span><text:span text:style-name="T24"/></text:p>
          </table:table-cell>
          <table:table-cell table:style-name="Table3.A2" office:value-type="string">
            <text:p text:style-name="P38" loext:marker-style-name="T24"><text:span text:style-name="T19">Accepted</text:span><text:span text:style-name="T24"/></text:p>
          </table:table-cell>
        </table:table-row>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PF-01</text:span><text:span text:style-name="T24"/></text:p>
          </table:table-cell>
          <table:table-cell table:style-name="Table3.A2" office:value-type="string">
            <text:p text:style-name="P38" loext:marker-style-name="T24"><text:span text:style-name="T19">Derive Bargaining Unit-Process Flow Diagram</text:span><text:span text:style-name="T24"/></text:p>
          </table:table-cell>
          <table:table-cell table:style-name="Table3.A2" office:value-type="string">
            <text:p text:style-name="P38" loext:marker-style-name="T24"><text:span text:style-name="T19">Accepted</text:span><text:span text:style-name="T24"/></text:p>
          </table:table-cell>
        </table:table-row>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D-01</text:span><text:span text:style-name="T24"/></text:p>
          </table:table-cell>
          <table:table-cell table:style-name="Table3.A2" office:value-type="string">
            <text:p text:style-name="P38" loext:marker-style-name="T24"><text:span text:style-name="T19">BU Assign LR UseCase Diagram</text:span><text:span text:style-name="T24"/></text:p>
          </table:table-cell>
          <table:table-cell table:style-name="Table3.A2" office:value-type="string">
            <text:p text:style-name="P38" loext:marker-style-name="T24"><text:span text:style-name="T19">ReadyForReview</text:span><text:span text:style-name="T24"/></text:p>
          </table:table-cell>
        </table:table-row>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01</text:span><text:span text:style-name="T24"/></text:p>
          </table:table-cell>
          <table:table-cell table:style-name="Table3.A2" office:value-type="string">
            <text:p text:style-name="P38" loext:marker-style-name="T24"><text:span text:style-name="T19">BU Assignment by PC UseCase <text:s/>- Add Appointment and Derive UBU</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02</text:span><text:span text:style-name="T24"/></text:p>
          </table:table-cell>
          <table:table-cell table:style-name="Table3.A2" office:value-type="string">
            <text:p text:style-name="P38" loext:marker-style-name="T24"><text:span text:style-name="T19">BU Assignment by PC UseCase <text:s/>- Add Appointment (UBU Not Found)</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01</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06</text:span><text:span text:style-name="T24"/></text:p>
          </table:table-cell>
          <table:table-cell table:style-name="Table3.A2" office:value-type="string">
            <text:p text:style-name="P38" loext:marker-style-name="T24"><text:span text:style-name="T19">BU Assignment by PC UseCase <text:s/>- Modify Appointment (Removed UBU)</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CD-01</text:span><text:span text:style-name="T24"/></text:p>
          </table:table-cell>
          <table:table-cell table:style-name="Table3.A2" office:value-type="string">
            <text:p text:style-name="P38" loext:marker-style-name="T24"><text:span text:style-name="T19">Assign BU Conceptual Design</text:span><text:span text:style-name="T24"/></text:p>
          </table:table-cell>
          <table:table-cell table:style-name="Table3.A2" office:value-type="string">
            <text:p text:style-name="P38" loext:marker-style-name="T24"><text:span text:style-name="T19">Accept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DS-02</text:span><text:span text:style-name="T24"/></text:p>
          </table:table-cell>
          <table:table-cell table:style-name="Table3.A2" office:value-type="string">
            <text:p text:style-name="P38" loext:marker-style-name="T24"><text:span text:style-name="T19">Bargaining Unit Assignment DB Modification Description</text:span><text:span text:style-name="T24"/></text:p>
          </table:table-cell>
          <table:table-cell table:style-name="Table3.A2" office:value-type="string">
            <text:p text:style-name="P38" loext:marker-style-name="T24"><text:span text:style-name="T19">Accept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PF-02</text:span><text:span text:style-name="T24"/></text:p>
          </table:table-cell>
          <table:table-cell table:style-name="Table3.A2" office:value-type="string">
            <text:p text:style-name="P38" loext:marker-style-name="T24"><text:span text:style-name="T19">BU Assignment Rules Maint Process Flow Diagram</text:span><text:span text:style-name="T24"/></text:p>
          </table:table-cell>
          <table:table-cell table:style-name="Table3.A2" office:value-type="string">
            <text:p text:style-name="P38" loext:marker-style-name="T24"><text:span text:style-name="T19">Accept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D-03</text:span><text:span text:style-name="T24"/></text:p>
          </table:table-cell>
          <table:table-cell table:style-name="Table3.A2" office:value-type="string">
            <text:p text:style-name="P38" loext:marker-style-name="T24"><text:span text:style-name="T19">BU Assign Rules Maint UseCase Diagram</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text:span><text:soft-page-break/><text:span text:style-name="T19">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45</text:span><text:span text:style-name="T24"/></text:p>
          </table:table-cell>
          <table:table-cell table:style-name="Table3.A2" office:value-type="string">
            <text:p text:style-name="P38" loext:marker-style-name="T24"><text:span text:style-name="T19">BU Assignment Rules Maint: Successfully Add </text:span><text:soft-page-break/><text:span text:style-name="T19">New Assignment Rule</text:span><text:span text:style-name="T24"/></text:p>
          </table:table-cell>
          <table:table-cell table:style-name="Table3.A2" office:value-type="string">
            <text:p text:style-name="P38" loext:marker-style-name="T24"><text:span text:style-name="T19">Reviewed</text:span><text:soft-page-break/><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51</text:span><text:span text:style-name="T24"/></text:p>
          </table:table-cell>
          <table:table-cell table:style-name="Table3.A2" office:value-type="string">
            <text:p text:style-name="P38" loext:marker-style-name="T24"><text:span text:style-name="T19">BU Assignment Rules MaintUseCase: Modify Rule</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53</text:span><text:span text:style-name="T24"/></text:p>
          </table:table-cell>
          <table:table-cell table:style-name="Table3.A2" office:value-type="string">
            <text:p text:style-name="P38" loext:marker-style-name="T24"><text:span text:style-name="T19">BU Assignment Rules MaintUseCase - Review Assignment Rules</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CT-057</text:span><text:span text:style-name="T24"/></text:p>
          </table:table-cell>
          <table:table-cell table:style-name="Table3.A2" office:value-type="string">
            <text:p text:style-name="P38" loext:marker-style-name="T24"><text:span text:style-name="T19">BU Assignment Rules MaintUseCase: Inactivate Last Rule for a BU</text:span><text:span text:style-name="T24"/></text:p>
          </table:table-cell>
          <table:table-cell table:style-name="Table3.A2" office:value-type="string">
            <text:p text:style-name="P38" loext:marker-style-name="T24"><text:span text:style-name="T19">Reviewed</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UI-02</text:span><text:span text:style-name="T24"/></text:p>
          </table:table-cell>
          <table:table-cell table:style-name="Table3.A2" office:value-type="string">
            <text:p text:style-name="P38" loext:marker-style-name="T24"><text:span text:style-name="T19">BU AssignRules Maint UI Mockups</text:span><text:span text:style-name="T24"/></text:p>
          </table:table-cell>
          <table:table-cell table:style-name="Table3.A2" office:value-type="string">
            <text:p text:style-name="P38" loext:marker-style-name="T24"><text:span text:style-name="T19">ReadyForReview</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TC-021</text:span><text:span text:style-name="T24"/></text:p>
          </table:table-cell>
          <table:table-cell table:style-name="Table3.A2" office:value-type="string">
            <text:p text:style-name="P38" loext:marker-style-name="T24"><text:span text:style-name="T19">BU Assignment Rules Maint TestCase: Add New Rule (Associated Job Class Does Not Exist) - Success</text:span><text:span text:style-name="T24"/></text:p>
          </table:table-cell>
          <table:table-cell table:style-name="Table3.A2" office:value-type="string">
            <text:p text:style-name="P38" loext:marker-style-name="T24"><text:span text:style-name="T19">ReadyForReview</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TC-027</text:span><text:span text:style-name="T24"/></text:p>
          </table:table-cell>
          <table:table-cell table:style-name="Table3.A2" office:value-type="string">
            <text:p text:style-name="P38" loext:marker-style-name="T24"><text:span text:style-name="T19">BU Assignment Rules Maint TestCase: Modify Rule - Success</text:span><text:span text:style-name="T24"/></text:p>
          </table:table-cell>
          <table:table-cell table:style-name="Table3.A2" office:value-type="string">
            <text:p text:style-name="P38" loext:marker-style-name="T24"><text:span text:style-name="T19">ReadyForReview</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TC-035</text:span><text:span text:style-name="T24"/></text:p>
          </table:table-cell>
          <table:table-cell table:style-name="Table3.A2" office:value-type="string">
            <text:p text:style-name="P38" loext:marker-style-name="T24"><text:span text:style-name="T19">BU Assignment Rules Maint TestCase: Add New Rule (Associated Job Class Does Not Exist) - Error Condition</text:span><text:span text:style-name="T24"/></text:p>
          </table:table-cell>
          <table:table-cell table:style-name="Table3.A2" office:value-type="string">
            <text:p text:style-name="P38" loext:marker-style-name="T24"><text:span text:style-name="T19">ReadyForReview</text:span><text:span text:style-name="T24"/></text:p>
          </table:table-cell>
        </table:table-row>
        <table:table-row table:style-name="Table3.1">
          <table:table-cell table:style-name="Table3.A2" office:value-type="string">
            <text:p text:style-name="P38" loext:marker-style-name="T24"><text:span text:style-name="T19">BR_LR_09</text:span><text:span text:style-name="T24"/></text:p>
          </table:table-cell>
          <table:table-cell table:style-name="Table3.A2" office:value-type="string">
            <text:p text:style-name="P38" loext:marker-style-name="T24"><text:span text:style-name="T19">1</text:span><text:span text:style-name="T24"/></text:p>
          </table:table-cell>
          <table:table-cell table:style-name="Table3.A2" office:value-type="string">
            <text:p text:style-name="P38" loext:marker-style-name="T24"><text:span text:style-name="T19">BUA</text:span><text:span text:style-name="T24"/></text:p>
          </table:table-cell>
          <table:table-cell table:style-name="Table3.A2" office:value-type="string">
            <text:p text:style-name="P38" loext:marker-style-name="T24"><text:span text:style-name="T19">BUA-TC-049</text:span><text:span text:style-name="T24"/></text:p>
          </table:table-cell>
          <table:table-cell table:style-name="Table3.A2" office:value-type="string">
            <text:p text:style-name="P38" loext:marker-style-name="T24"><text:span text:style-name="T19">BU Assignment Rules Maint TestCase: Modify Rule - Error Condition</text:span><text:span text:style-name="T24"/></text:p>
          </table:table-cell>
          <table:table-cell table:style-name="Table3.A2" office:value-type="string">
            <text:p text:style-name="P38" loext:marker-style-name="T24"><text:span text:style-name="T19">ReadyForReview</text:span><text:span text:style-name="T24"/></text:p>
          </table:table-cell>
        </table:table-row>
      </table:table>
      <text:p text:style-name="P36" loext:marker-style-name="T27"><text:span text:style-name="T27">For example (3):</text:span><text:span text:style-name="T27"/></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number-columns-repeated="2"/>
        <table:table-column table:style-name="Table4.I"/>
        <table:table-column table:style-name="Table4.G"/>
        <table:table-column table:style-name="Table4.K"/>
        <table:table-column table:style-name="Table4.L"/>
        <table:table-column table:style-name="Table4.K"/>
        <table:table-column table:style-name="Table4.N"/>
        <table:table-header-rows>
          <table:table-row table:style-name="Table4.1">
            <table:table-cell table:style-name="Table4.A1" office:value-type="string">
              <text:p text:style-name="P67" loext:marker-style-name="T48"><text:span text:style-name="T45">BizReqID</text:span><text:span text:style-name="T48"/></text:p>
            </table:table-cell>
            <table:table-cell table:style-name="Table4.A1" office:value-type="string">
              <text:p text:style-name="P67" loext:marker-style-name="T48"><text:span text:style-name="T45">CD01</text:span><text:span text:style-name="T48"/></text:p>
            </table:table-cell>
            <table:table-cell table:style-name="Table4.A1" office:value-type="string">
              <text:p text:style-name="P67" loext:marker-style-name="T48"><text:span text:style-name="T45">CD02</text:span><text:span text:style-name="T48"/></text:p>
            </table:table-cell>
            <table:table-cell table:style-name="Table4.A1" office:value-type="string">
              <text:p text:style-name="P67" loext:marker-style-name="T48"><text:span text:style-name="T45">CD03</text:span><text:span text:style-name="T48"/></text:p>
            </table:table-cell>
            <table:table-cell table:style-name="Table4.A1" office:value-type="string">
              <text:p text:style-name="P67" loext:marker-style-name="T48"><text:span text:style-name="T45">CD04</text:span><text:span text:style-name="T48"/></text:p>
            </table:table-cell>
            <table:table-cell table:style-name="Table4.A1" office:value-type="string">
              <text:p text:style-name="P67" loext:marker-style-name="T48"><text:span text:style-name="T45">UI01</text:span><text:span text:style-name="T48"/></text:p>
            </table:table-cell>
            <table:table-cell table:style-name="Table4.A1" office:value-type="string">
              <text:p text:style-name="P67" loext:marker-style-name="T48"><text:span text:style-name="T45">UI02</text:span><text:span text:style-name="T48"/></text:p>
            </table:table-cell>
            <table:table-cell table:style-name="Table4.A1" office:value-type="string">
              <text:p text:style-name="P67" loext:marker-style-name="T48"><text:span text:style-name="T45">UCT01</text:span><text:span text:style-name="T48"/></text:p>
            </table:table-cell>
            <table:table-cell table:style-name="Table4.A1" office:value-type="string">
              <text:p text:style-name="P67" loext:marker-style-name="T48"><text:span text:style-name="T45">UCT02</text:span><text:span text:style-name="T48"/></text:p>
            </table:table-cell>
            <table:table-cell table:style-name="Table4.A1" office:value-type="string">
              <text:p text:style-name="P67" loext:marker-style-name="T48"><text:span text:style-name="T45">UCT03</text:span><text:span text:style-name="T48"/></text:p>
            </table:table-cell>
            <table:table-cell table:style-name="Table4.A1" office:value-type="string">
              <text:p text:style-name="P67" loext:marker-style-name="T48"><text:span text:style-name="T45">TC01</text:span><text:span text:style-name="T48"/></text:p>
            </table:table-cell>
            <table:table-cell table:style-name="Table4.A1" office:value-type="string">
              <text:p text:style-name="P67" loext:marker-style-name="T48"><text:span text:style-name="T45">TC02</text:span><text:span text:style-name="T48"/></text:p>
            </table:table-cell>
            <table:table-cell table:style-name="Table4.A1" office:value-type="string">
              <text:p text:style-name="P67" loext:marker-style-name="T48"><text:span text:style-name="T45">TC03</text:span><text:span text:style-name="T48"/></text:p>
            </table:table-cell>
            <table:table-cell table:style-name="Table4.A1" office:value-type="string">
              <text:p text:style-name="P67" loext:marker-style-name="T48"><text:span text:style-name="T45">TC04</text:span><text:span text:style-name="T48"/></text:p>
            </table:table-cell>
          </table:table-row>
        </table:table-header-rows>
        <table:table-row table:style-name="Table4.1">
          <table:table-cell table:style-name="Table4.A2" office:value-type="string">
            <text:p text:style-name="P38" loext:marker-style-name="T24"><text:span text:style-name="T19">BR_LR_01</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row>
        <table:table-row table:style-name="Table4.1">
          <table:table-cell table:style-name="Table4.A2" office:value-type="string">
            <text:p text:style-name="P38" loext:marker-style-name="T24"><text:span text:style-name="T19">BR_LR_09</text:span><text:span text:style-name="T24"/></text:p>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row>
        <table:table-row table:style-name="Table4.1">
          <table:table-cell table:style-name="Table4.A2" office:value-type="string">
            <text:p text:style-name="P38" loext:marker-style-name="T24"><text:span text:style-name="T19">BR_LR_10</text:span><text:span text:style-name="T24"/></text:p>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row>
        <table:table-row table:style-name="Table4.1">
          <table:table-cell table:style-name="Table4.A2" office:value-type="string">
            <text:p text:style-name="P38" loext:marker-style-name="T24"><text:span text:style-name="T19">BR_LR_11</text:span><text:span text:style-name="T24"/></text:p>
          </table:table-cell>
          <table:table-cell table:style-name="Table4.A2" office:value-type="string">
            <text:p text:style-name="P33" loext:marker-style-name="T24"/>
          </table:table-cell>
          <table:table-cell table:style-name="Table4.A2" office:value-type="string">
            <text:p text:style-name="P38" loext:marker-style-name="T24"><text:span text:style-name="T24">X</text:span><text:span text:style-name="T24"/></text:p>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cell table:style-name="Table4.A2" office:value-type="string">
            <text:p text:style-name="P33" loext:marker-style-name="T24"/>
          </table:table-cell>
        </table:table-row>
      </table:table>
      <text:list text:continue-numbering="true" text:style-name="WWNum1">
        <text:list-item>
          <text:p text:style-name="P52" loext:marker-style-name="T31"><text:bookmark text:name="_heading=h.1v1yuxt"/><text:span text:style-name="T31">Organizing the Requirements</text:span><text:span text:style-name="T31"/></text:p>
        </text:list-item>
      </text:list>
      <text:p text:style-name="P36" loext:marker-style-name="T27"><text:span text:style-name="T27">This section is for information only as an aid in preparing the requirements document. <text:s/></text:span><text:span text:style-name="T27"/></text:p>
      <text:p text:style-name="P36" loext:marker-style-name="T27"><text:bookmark text:name="_heading=h.4f1mdlm"/><text:span text:style-name="T27">Detailed requirements tend to be extensive. Give careful consideration to your organization scheme. <text:s/>Some examples of organization schemes are described below:</text:span><text:span text:style-name="T27"/></text:p>
      <text:p text:style-name="P39" loext:marker-style-name="T28"><text:span text:style-name="T28">By System Mode</text:span><text:span text:style-name="T28"/></text:p>
      <text:p text:style-name="P36" loext:marker-style-name="T27"><text:span text:style-name="T27">Some systems behave quite differently depending on the mode of operation. For example, a control system may have different sets of functions depending on its mode: training, normal, or emergency. </text:span><text:span text:style-name="T27"/></text:p>
      <text:p text:style-name="P39" loext:marker-style-name="T28"><text:span text:style-name="T28">By User Class</text:span><text:span text:style-name="T28"/></text:p>
      <text:p text:style-name="P36" loext:marker-style-name="T27"><text:span text:style-name="T27">Some systems provide different sets of functions to different classes of users. For example, an elevator control system presents different capabilities to passengers, maintenance workers, and fire fighters. </text:span><text:span text:style-name="T27"/></text:p>
      <text:p text:style-name="P39" loext:marker-style-name="T28"><text:span text:style-name="T28">By Objects</text:span><text:span text:style-name="T28"/></text:p>
      <text:p text:style-name="P36" loext:marker-style-name="T27"><text:span text:style-name="T27">Objects are real-world entities that have a counterpart within the system. For example, in a patient monitoring system, objects include patients, sensors, nurses, rooms, physicians, medicines, etc. Associated with each object is a set of attributes (of that object) and functions (performed by that </text:span><text:soft-page-break/><text:span text:style-name="T27">object). These functions are also called services, methods, or processes. Note that sets of objects may share attributes and services. These are grouped together as classes.</text:span><text:span text:style-name="T27"/></text:p>
      <text:p text:style-name="P39" loext:marker-style-name="T28"><text:span text:style-name="T28">By Feature</text:span><text:span text:style-name="T28"/></text:p>
      <text:p text:style-name="P36" loext:marker-style-name="T27"><text:span text:style-name="T27">A feature is an externally desired service by the system that may require a sequence of inputs to affect the desired result. For example, in a telephone system, features include local call, call forwarding, and conference call. Each feature is generally described in a sequence of stimulus-response pairs, and may include validity checks on inputs, exact sequencing of operations, responses to abnormal situations, including error handling and recovery, effects of parameters, relationships of inputs to outputs, including input/output sequences and formulas for input to output.</text:span><text:span text:style-name="T27"/></text:p>
      <text:p text:style-name="P39" loext:marker-style-name="T28"><text:span text:style-name="T28">By Stimulus</text:span><text:span text:style-name="T28"/></text:p>
      <text:p text:style-name="P36" loext:marker-style-name="T27"><text:span text:style-name="T27">Some systems can be best organized by describing their functions in terms of stimuli. For example, the functions of an automatic aircraft landing system may be organized into sections for loss of power, wind shear, sudden change in roll, vertical velocity excessive, etc. </text:span><text:span text:style-name="T27"/></text:p>
      <text:p text:style-name="P39" loext:marker-style-name="T28"><text:span text:style-name="T28">By Response</text:span><text:span text:style-name="T28"/></text:p>
      <text:p text:style-name="P36" loext:marker-style-name="T27"><text:span text:style-name="T27">Some systems can be best organized by describing all the functions in support of the generation of a response. For example, the functions of a personnel system may be organized into sections corresponding to all functions associated with generating paychecks, all functions associated with generating a current list of employees, etc. </text:span><text:span text:style-name="T27"/></text:p>
      <text:p text:style-name="P39" loext:marker-style-name="T28"><text:span text:style-name="T28">By Functional Hierarchy</text:span><text:span text:style-name="T28"/></text:p>
      <text:p text:style-name="P36" loext:marker-style-name="T27"><text:span text:style-name="T27">When none of the above organizational schemes prove helpful, the overall functionality can be organized into a hierarchy of functions organized by common inputs, common outputs, or common internal data access. Data flow diagrams and data dictionaries can be used to show the relationships between and among the functions and data.</text:span><text:span text:style-name="T27"/></text:p>
      <text:p text:style-name="P39" loext:marker-style-name="T28"><text:span text:style-name="T28">Additional Comments</text:span><text:span text:style-name="T28"/></text:p>
      <text:p text:style-name="P36" loext:marker-style-name="T27"><text:span text:style-name="T27">Whenever a new Requirements Specification is contemplated, more than one of the organizational techniques given above may be appropriate. In such cases, organize the specific requirements for multiple hierarchies tailored to the specific needs of the system under specification. </text:span><text:span text:style-name="T27"/></text:p>
      <text:p text:style-name="P36" loext:marker-style-name="T27"><text:bookmark text:name="_heading=h.2u6wntf"/><text:span text:style-name="T27">There are many notations, methods, and automated support tools available to aid in the documentation of requirements. For the most part, their usefulness is a function of organization. For example, when organizing by mode, finite state machines or state charts may prove helpful; when organizing by object, object-oriented analysis may prove helpful; when organizing by feature, stimulus-response sequences may prove helpful; and when organizing by functional hierarchy, data flow diagrams and data dictionaries may prove helpful.</text:span><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 Black1" svg:font-family="'Arial Black'"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0pt" fo:language="en" fo:country="US"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0pt" fo:language="en" fo:country="US"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in" fo:margin-bottom="0in" style:contextual-spacing="false" style:line-height-at-least="0.0008in" fo:text-align="start" style:justify-single-word="false" fo:orphans="2" fo:widows="2" fo:hyphenation-ladder-count="no-limit" style:vertical-align="top" style:writing-mode="lr-tb"/>
      <style:text-properties style:text-position="-5% 100%" style:font-name="Arial" fo:font-family="Arial" style:font-family-generic="roman" style:font-pitch="variable" fo:language="en" fo:country="US" style:text-blinking="false"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top="0in" fo:margin-bottom="0.0835in" style:contextual-spacing="false" style:line-height-at-least="0.0008in" fo:hyphenation-ladder-count="no-limit" style:vertical-align="top"/>
      <style:text-properties style:text-position="-5% 100%" style:font-name="Arial" fo:font-family="Arial" style:font-family-generic="roman" style:font-pitch="variable" fo:font-size="11pt" fo:language="en" fo:country="US" style:text-blinking="false" style:font-size-asian="11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1" style:list-style-name="WWNum1" style:list-level="1" style:class="text">
      <style:paragraph-properties fo:margin-top="0.1665in" fo:margin-bottom="0.0417in" style:contextual-spacing="false" style:line-height-at-least="0.0008in" fo:hyphenation-ladder-count="no-limit" fo:keep-with-next="always" style:vertical-align="top"/>
      <style:text-properties style:text-position="-3% 100%" style:font-name="Arial" fo:font-family="Arial" style:font-family-generic="roman" style:font-pitch="variable" fo:font-size="16pt" fo:language="en" fo:country="US" style:letter-kerning="true" style:text-blinking="false" style:font-size-asian="16pt" style:language-asian="en" style:country-asian="US" style:font-name-complex="Arial2"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normal" style:next-style-name="normal" style:default-outline-level="2" style:list-style-name="WWNum1" style:list-level="2" style:class="text">
      <style:paragraph-properties fo:margin-top="0.1665in" fo:margin-bottom="0.0417in" style:contextual-spacing="false" style:line-height-at-least="0.0008in" fo:hyphenation-ladder-count="no-limit" fo:keep-with-next="always" style:vertical-align="top"/>
      <style:text-properties style:text-position="-4% 100%" style:font-name="Arial" fo:font-family="Arial" style:font-family-generic="roman" style:font-pitch="variable" fo:font-size="12pt" fo:language="en" fo:country="US" fo:font-style="italic" fo:font-weight="bold" style:text-blinking="false" style:font-size-asian="12pt" style:language-asian="en" style:country-asian="US" style:font-style-asian="italic" style:font-weight-asian="bold" style:font-name-complex="Arial2" style:font-family-complex="Arial" style:font-family-generic-complex="system" style:font-pitch-complex="variable" style:font-size-complex="10pt" style:language-complex="ar" style:country-complex="SA" style:font-style-complex="italic"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normal" style:next-style-name="normal" style:default-outline-level="3" style:list-style-name="WWNum1" style:list-level="3" style:class="text">
      <style:paragraph-properties fo:margin-top="0.1665in" fo:margin-bottom="0.0417in" style:contextual-spacing="false" style:line-height-at-least="0.0008in" fo:hyphenation-ladder-count="no-limit" fo:keep-with-next="always" style:vertical-align="top"/>
      <style:text-properties style:text-position="-5% 100%" style:font-name="Arial" fo:font-family="Arial" style:font-family-generic="roman" style:font-pitch="variable" fo:font-size="11pt" fo:language="en" fo:country="US" fo:font-weight="bold" style:text-blinking="fals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normal" style:next-style-name="normal" style:default-outline-level="4" style:list-style-name="WWNum1" style:list-level="4" style:class="text">
      <style:paragraph-properties fo:margin-top="0.1665in" fo:margin-bottom="0.0417in" style:contextual-spacing="false" style:line-height-at-least="0.0008in" fo:hyphenation-ladder-count="no-limit" fo:keep-with-next="always"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normal" style:next-style-name="normal" style:default-outline-level="5" style:list-style-name="WWNum1" style:list-level="5" style:class="text">
      <style:paragraph-properties fo:margin-top="0.1665in" fo:margin-bottom="0.0417in" style:contextual-spacing="false" style:line-height-at-least="0.0008in" fo:hyphenation-ladder-count="no-limit" style:vertical-align="top"/>
      <style:text-properties style:text-position="-4% 100%" style:font-name="Arial" fo:font-family="Arial" style:font-family-generic="roman" style:font-pitch="variable" fo:font-size="13pt" fo:language="en" fo:country="US" fo:font-style="italic" fo:font-weight="bold" style:text-blinking="false" style:font-size-asian="13pt" style:language-asian="en" style:country-asian="US" style:font-style-asian="italic" style:font-weight-asian="bold" style:font-size-complex="13pt" style:language-complex="ar" style:country-complex="SA" style:font-style-complex="italic"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6" style:display-name="Heading 6" style:family="paragraph" style:parent-style-name="normal" style:next-style-name="normal" style:default-outline-level="6" style:list-style-name="WWNum1" style:list-level="6" style:class="text">
      <style:paragraph-properties fo:margin-top="0.1665in" fo:margin-bottom="0.0417in" style:contextual-spacing="false" style:line-height-at-least="0.0008in" fo:hyphenation-ladder-count="no-limit" style:vertical-align="top"/>
      <style:text-properties style:text-position="-5% 100%" style:font-name="Arial" fo:font-family="Arial" style:font-family-generic="roman" style:font-pitch="variable" fo:font-size="11pt" fo:language="en" fo:country="US" fo:font-weight="bold" style:text-blinking="false" style:font-size-asian="11pt" style:language-asian="en" style:country-asian="US" style:font-weight-asian="bold" style:font-size-complex="11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Title" style:family="paragraph" style:parent-style-name="normal" style:default-outline-level="1" style:list-style-name="" style:class="chapter">
      <style:paragraph-properties fo:margin-top="0.1665in" fo:margin-bottom="0.0417in" style:contextual-spacing="false" style:line-height-at-least="0.0008in" fo:text-align="center" style:justify-single-word="false" fo:hyphenation-ladder-count="no-limit" style:vertical-align="top"/>
      <style:text-properties style:text-position="-3% 100%" style:font-name="Arial" fo:font-family="Arial" style:font-family-generic="roman" style:font-pitch="variable" fo:font-size="16pt" fo:language="en" fo:country="US" fo:font-weight="bold" style:letter-kerning="true" style:text-blinking="fals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7" style:display-name="Heading 7" style:family="paragraph" style:parent-style-name="normal" style:next-style-name="normal" style:default-outline-level="7" style:list-style-name="WWNum1" style:list-level="7" style:class="text">
      <style:paragraph-properties fo:margin-top="0.1665in" fo:margin-bottom="0.0417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ing_20_8" style:display-name="Heading 8" style:family="paragraph" style:parent-style-name="normal" style:next-style-name="normal" style:default-outline-level="8" style:list-style-name="WWNum1" style:list-level="8" style:class="text">
      <style:paragraph-properties fo:margin-top="0.1665in" fo:margin-bottom="0.0417in" style:contextual-spacing="false" style:line-height-at-least="0.0008in" fo:hyphenation-ladder-count="no-limit" style:vertical-align="top"/>
      <style:text-properties style:text-position="-5% 100%" style:font-name="Arial" fo:font-family="Arial" style:font-family-generic="roman" style:font-pitch="variable" fo:language="en" fo:country="US" fo:font-style="italic" style:text-blinking="false" style:language-asian="en" style:country-asian="US" style:font-style-asian="italic" style:font-size-complex="12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5" loext:hyphenation-zone="no-limit"/>
    </style:style>
    <style:style style:name="Heading_20_9" style:display-name="Heading 9" style:family="paragraph" style:parent-style-name="normal" style:next-style-name="normal" style:default-outline-level="9" style:list-style-name="WWNum1" style:list-level="9" style:class="text">
      <style:paragraph-properties fo:margin-top="0.1665in" fo:margin-bottom="0.0417in" style:contextual-spacing="false" style:line-height-at-least="0.0008in" fo:hyphenation-ladder-count="no-limit" style:vertical-align="top"/>
      <style:text-properties style:text-position="-5% 100%" style:font-name="Arial" fo:font-family="Arial" style:font-family-generic="roman" style:font-pitch="variable" fo:font-size="11pt" fo:language="en" fo:country="US" style:text-blinking="false" style:font-size-asian="11pt" style:language-asian="en" style:country-asian="US" style:font-name-complex="Arial2" style:font-family-complex="Arial"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5% 100%" style:font-name="Arial" fo:font-family="Arial" style:font-family-generic="roman" style:font-pitch="variable" fo:language="en" fo:country="US" style:text-blinking="false"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mment" style:family="paragraph" style:parent-style-name="normal" style:default-outline-level="1" style:list-style-name="" style:class="extra">
      <style:paragraph-properties fo:margin-top="0.0417in" fo:margin-bottom="0.0417in" style:contextual-spacing="false" style:line-height-at-least="0.0008in" fo:hyphenation-ladder-count="no-limit" style:vertical-align="top"/>
      <style:text-properties fo:color="#7030a0" loext:opacity="100%" style:text-position="-5% 100%" style:font-name="Arial" fo:font-family="Arial" style:font-family-generic="roman" style:font-pitch="variable" fo:font-size="11pt" fo:language="en" fo:country="US" fo:font-style="italic" style:text-blinking="false" style:font-size-asian="11pt" style:language-asian="en" style:country-asian="US" style:font-style-asian="italic"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List_20_1" style:display-name="List 1" style:family="paragraph" style:parent-style-name="normal" style:default-outline-level="1" style:list-style-name="WWNum6" style:list-level="1" style:class="list">
      <style:paragraph-properties style:line-height-at-least="0.0008in" fo:hyphenation-ladder-count="no-limit" style:vertical-align="top"/>
      <style:text-properties style:text-position="-5% 100%" style:font-name="Arial" fo:font-family="Arial" style:font-family-generic="roman" style:font-pitch="variable" fo:font-size="11pt" fo:language="en" fo:country="US" style:text-blinking="false" style:font-size-asian="11pt" style:language-asian="en" style:country-asian="US" style:font-name-complex="Arial2" style:font-family-complex="Arial"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ableCellBullet" style:family="paragraph" style:parent-style-name="normal" style:default-outline-level="1" style:list-style-name="WWNum4" style:list-level="1">
      <style:paragraph-properties fo:margin-top="0.0417in" fo:margin-bottom="0.0417in" style:contextual-spacing="false" style:line-height-at-least="0.0008in" fo:hyphenation-ladder-count="no-limit" style:vertical-align="top"/>
      <style:text-properties style:text-position="-5% 100%" style:font-name="Arial" fo:font-family="Arial" style:font-family-generic="roman" style:font-pitch="variable" fo:font-size="10pt" fo:language="en" fo:country="US" style:text-blinking="false" style:font-size-asian="10pt" style:language-asian="en" style:country-asian="US" style:font-name-complex="Arial2" style:font-family-complex="Arial"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ell" style:family="paragraph" style:parent-style-name="Text_20_body" style:default-outline-level="1" style:list-style-name="">
      <style:paragraph-properties fo:margin-top="0.0417in" fo:margin-bottom="0.0417in" style:contextual-spacing="false" style:line-height-at-least="0.0008in" fo:hyphenation-ladder-count="no-limit" style:vertical-align="top"/>
      <style:text-properties style:text-position="-5% 100%" style:font-name="Arial" fo:font-family="Arial" style:font-family-generic="roman" style:font-pitch="variable" fo:font-size="10pt" fo:language="en" fo:country="US" style:text-blinking="false" style:font-size-asian="10pt" style:language-asian="en" style:country-asian="US" style:font-name-complex="Arial2" style:font-family-complex="Arial"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ellHead" style:family="paragraph" style:parent-style-name="Cell" style:default-outline-level="1" style:list-style-name="">
      <style:paragraph-properties fo:margin-top="0.0417in" fo:margin-bottom="0.0417in" style:contextual-spacing="false" style:line-height-at-least="0.0008in" fo:hyphenation-ladder-count="no-limit" fo:keep-with-next="always" style:vertical-align="top"/>
      <style:text-properties style:text-position="-5% 100%" style:font-name="Arial" fo:font-family="Arial" style:font-family-generic="roman" style:font-pitch="variable" fo:font-size="10pt" fo:language="en" fo:country="US" fo:font-weight="bold" style:text-blinking="false" style:font-size-asian="10pt" style:language-asian="en" style:country-asian="US" style:font-weight-asian="bold" style:font-name-complex="Arial2" style:font-family-complex="Arial" style:font-family-generic-complex="system" style:font-pitch-complex="variable"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Appendix_20_1" style:display-name="Appendix 1" style:family="paragraph" style:parent-style-name="Heading_20_1" style:default-outline-level="" style:list-style-name="">
      <style:paragraph-properties fo:margin-top="0.1665in" fo:margin-bottom="0.0417in" style:contextual-spacing="false" style:line-height-at-least="0.0008in" fo:hyphenation-ladder-count="no-limit" fo:keep-with-next="always" style:vertical-align="top">
        <style:tab-stops>
          <style:tab-stop style:position="0.25in"/>
        </style:tab-stops>
      </style:paragraph-properties>
      <style:text-properties style:text-position="-4% 100%" style:font-name="Arial" fo:font-family="Arial" style:font-family-generic="roman" style:font-pitch="variable" fo:font-size="14pt" fo:language="en" fo:country="US" style:letter-kerning="true" style:text-blinking="false"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Appendix_20_2" style:display-name="Appendix 2" style:family="paragraph" style:parent-style-name="Heading_20_2" style:default-outline-level="" style:list-style-name="WWNum5" style:list-level="1">
      <style:paragraph-properties fo:margin-top="0.1665in" fo:margin-bottom="0.0417in" style:contextual-spacing="false" style:line-height-at-least="0.0008in" fo:hyphenation-ladder-count="no-limit" fo:keep-with-next="always" style:vertical-align="top"/>
      <style:text-properties style:text-position="-4% 100%" style:font-name="Arial" fo:font-family="Arial" style:font-family-generic="roman" style:font-pitch="variable" fo:font-size="13pt" fo:language="en" fo:country="US" fo:font-style="normal" fo:font-weight="bold" style:text-blinking="false" style:font-size-asian="13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normal" style:next-style-name="normal" style:default-outline-level="1" style:list-style-name="" style:class="index">
      <style:paragraph-properties fo:margin-top="0.0835in" fo:margin-bottom="0.0835in" style:contextual-spacing="false" style:line-height-at-least="0.0008in" fo:hyphenation-ladder-count="no-limit" style:vertical-align="top"/>
      <style:text-properties fo:text-transform="uppercase" style:text-position="-5% 100%" style:font-name="Calibri" fo:font-family="Calibri" style:font-family-generic="roman" style:font-pitch="variable" fo:language="en" fo:country="US" fo:font-weight="bold" style:text-blinking="false" style:language-asian="en" style:country-asian="US" style:font-weight-asian="bold" style:font-size-complex="10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normal" style:next-style-name="normal" style:default-outline-level="1" style:list-style-name="" style:class="index">
      <style:paragraph-properties fo:margin-left="0.139in" style:line-height-at-least="0.0008in" fo:hyphenation-ladder-count="no-limit" style:vertical-align="top"/>
      <style:text-properties fo:font-variant="small-caps" style:text-position="-5% 100%" style:font-name="Calibri" fo:font-family="Calibri"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normal" style:next-style-name="normal" style:default-outline-level="1" style:list-style-name="" style:class="index">
      <style:paragraph-properties fo:margin-left="0.278in" style:line-height-at-least="0.0008in" fo:hyphenation-ladder-count="no-limit" style:vertical-align="top"/>
      <style:text-properties style:text-position="-5% 100%" style:font-name="Calibri" fo:font-family="Calibri" style:font-family-generic="roman" style:font-pitch="variable" fo:language="en" fo:country="US" fo:font-style="italic" style:text-blinking="false" style:language-asian="en" style:country-asian="US" style:font-style-asian="italic" style:font-size-complex="10pt" style:language-complex="ar" style:country-complex="SA" style:font-style-complex="italic" style:text-emphasize="none" style:text-scale="100%"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normal" style:next-style-name="normal" style:default-outline-level="1" style:list-style-name="" style:class="index">
      <style:paragraph-properties fo:margin-left="0.4165in" style:line-height-at-least="0.0008in" fo:hyphenation-ladder-count="no-limit" style:vertical-align="top"/>
      <style:text-properties style:text-position="-6% 100%" style:font-name="Calibri" fo:font-family="Calibri" style:font-family-generic="roman" style:font-pitch="variable" fo:font-size="9pt" fo:language="en" fo:country="US"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normal" style:next-style-name="normal" style:default-outline-level="1" style:list-style-name="" style:class="index">
      <style:paragraph-properties fo:margin-left="0.5555in" style:line-height-at-least="0.0008in" fo:hyphenation-ladder-count="no-limit" style:vertical-align="top"/>
      <style:text-properties style:text-position="-6% 100%" style:font-name="Calibri" fo:font-family="Calibri" style:font-family-generic="roman" style:font-pitch="variable" fo:font-size="9pt" fo:language="en" fo:country="US"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ntents_20_6" style:display-name="Contents 6" style:family="paragraph" style:parent-style-name="normal" style:next-style-name="normal" style:default-outline-level="1" style:list-style-name="" style:class="index">
      <style:paragraph-properties fo:margin-left="0.6945in" style:line-height-at-least="0.0008in" fo:hyphenation-ladder-count="no-limit" style:vertical-align="top"/>
      <style:text-properties style:text-position="-6% 100%" style:font-name="Calibri" fo:font-family="Calibri" style:font-family-generic="roman" style:font-pitch="variable" fo:font-size="9pt" fo:language="en" fo:country="US"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ntents_20_7" style:display-name="Contents 7" style:family="paragraph" style:parent-style-name="normal" style:next-style-name="normal" style:default-outline-level="1" style:list-style-name="" style:class="index">
      <style:paragraph-properties fo:margin-left="0.8335in" style:line-height-at-least="0.0008in" fo:hyphenation-ladder-count="no-limit" style:vertical-align="top"/>
      <style:text-properties style:text-position="-6% 100%" style:font-name="Calibri" fo:font-family="Calibri" style:font-family-generic="roman" style:font-pitch="variable" fo:font-size="9pt" fo:language="en" fo:country="US"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ntents_20_8" style:display-name="Contents 8" style:family="paragraph" style:parent-style-name="normal" style:next-style-name="normal" style:default-outline-level="1" style:list-style-name="" style:class="index">
      <style:paragraph-properties fo:margin-left="0.972in" style:line-height-at-least="0.0008in" fo:hyphenation-ladder-count="no-limit" style:vertical-align="top"/>
      <style:text-properties style:text-position="-6% 100%" style:font-name="Calibri" fo:font-family="Calibri" style:font-family-generic="roman" style:font-pitch="variable" fo:font-size="9pt" fo:language="en" fo:country="US"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ntents_20_9" style:display-name="Contents 9" style:family="paragraph" style:parent-style-name="normal" style:next-style-name="normal" style:default-outline-level="1" style:list-style-name="" style:class="index">
      <style:paragraph-properties fo:margin-left="1.111in" style:line-height-at-least="0.0008in" fo:hyphenation-ladder-count="no-limit" style:vertical-align="top"/>
      <style:text-properties style:text-position="-6% 100%" style:font-name="Calibri" fo:font-family="Calibri" style:font-family-generic="roman" style:font-pitch="variable" fo:font-size="9pt" fo:language="en" fo:country="US" style:text-blinking="false" style:font-size-asian="9pt" style:language-asian="en" style:country-asian="US" style:font-size-complex="9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Appendix_20_3" style:display-name="Appendix 3" style:family="paragraph" style:parent-style-name="normal" style:default-outline-level="1" style:list-style-name="">
      <style:paragraph-properties style:line-height-at-least="0.0008in" fo:hyphenation-ladder-count="no-limit" style:vertical-align="top"/>
      <style:text-properties style:text-position="-5% 100%" style:font-name="Arial" fo:font-family="Arial" style:font-family-generic="roman" style:font-pitch="variable" fo:font-size="11pt" fo:language="en" fo:country="US" fo:font-weight="bold" style:text-blinking="fals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mment_20_Text" style:display-name="Comment Text" style:family="paragraph" style:parent-style-name="normal" style:default-outline-level="1" style:list-style-name="">
      <style:paragraph-properties style:line-height-at-least="0.0008in" fo:hyphenation-ladder-count="no-limit" style:vertical-align="top"/>
      <style:text-properties style:text-position="-5% 100%" style:font-name="Arial" fo:font-family="Arial" style:font-family-generic="roman" style:font-pitch="variable" fo:font-size="10pt" fo:language="en" fo:country="US" style:text-blinking="false" style:font-size-asian="10pt"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mmentBullet" style:family="paragraph" style:parent-style-name="Comment" style:default-outline-level="1" style:list-style-name="WWNum2" style:list-level="1">
      <style:paragraph-properties fo:margin-top="0in" fo:margin-bottom="0.0417in" style:contextual-spacing="false" style:line-height-at-least="0.0008in" fo:hyphenation-ladder-count="no-limit" style:vertical-align="top"/>
      <style:text-properties fo:color="#7030a0" loext:opacity="100%" style:text-position="-5% 100%" style:font-name="Arial" fo:font-family="Arial" style:font-family-generic="roman" style:font-pitch="variable" fo:font-size="11pt" fo:language="en" fo:country="US" fo:font-style="italic" style:text-blinking="false" style:font-size-asian="11pt" style:language-asian="en" style:country-asian="US" style:font-style-asian="italic"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able" style:family="paragraph" style:parent-style-name="normal" style:default-outline-level="1" style:list-style-name="" style:class="extra">
      <style:paragraph-properties fo:margin-top="0.0417in" fo:margin-bottom="0.0417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ableCell" style:family="paragraph" style:parent-style-name="normal" style:default-outline-level="1" style:list-style-name="">
      <style:paragraph-properties fo:margin-left="0.05in" fo:margin-top="0.0417in" fo:margin-bottom="0.0417in" style:contextual-spacing="false" style:line-height-at-least="0.0008in" fo:hyphenation-ladder-count="no-limit" fo:text-indent="-0.05in" style:auto-text-indent="false"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lumn_20_Headings" style:display-name="Column Headings" style:family="paragraph" style:parent-style-name="Text_20_body" style:default-outline-level="1" style:list-style-name="">
      <style:paragraph-properties fo:margin-top="0.0417in" fo:margin-bottom="0.0417in" style:contextual-spacing="false" style:line-height-at-least="0.0008in" fo:keep-together="always" fo:orphans="0" fo:widows="0" fo:hyphenation-ladder-count="no-limit" fo:keep-with-next="always" style:vertical-align="top"/>
      <style:text-properties style:text-position="-5% 100%" style:font-name="Arial" fo:font-family="Arial" style:font-family-generic="roman" style:font-pitch="variable" fo:font-size="11pt" fo:language="und" fo:country="none" fo:font-weight="bold" style:text-blinking="false" style:font-size-asian="11pt" style:language-asian="und" style:country-asian="none" style:font-weight-asian="bold" style:font-size-complex="10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Body_20_Text_20_3" style:display-name="Body Text 3" style:family="paragraph" style:parent-style-name="normal" style:default-outline-level="1" style:list-style-name="">
      <style:paragraph-properties fo:margin-top="0in" fo:margin-bottom="0.0835in" style:contextual-spacing="false" style:line-height-at-least="0.0008in" fo:hyphenation-ladder-count="no-limit" style:vertical-align="top"/>
      <style:text-properties style:text-position="-6% 100%" style:font-name="Arial" fo:font-family="Arial" style:font-family-generic="roman" style:font-pitch="variable" fo:font-size="8pt" fo:language="en" fo:country="US" style:text-blinking="false" style:font-size-asian="8pt" style:language-asian="en" style:country-asian="US"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ReqArea" style:family="paragraph" style:parent-style-name="Heading_20_1" style:default-outline-level="1" style:list-style-name="WWNum3" style:list-level="1">
      <style:paragraph-properties fo:margin-left="0in" fo:margin-top="0.0417in" fo:margin-bottom="0.0417in" style:contextual-spacing="false" style:line-height-at-least="0.0008in" fo:keep-together="always" fo:hyphenation-ladder-count="no-limit" fo:text-indent="0in" style:auto-text-indent="false" fo:keep-with-next="always" style:vertical-align="top"/>
      <style:text-properties style:text-position="-4% 100%" style:font-name="Arial" fo:font-family="Arial" style:font-family-generic="roman" style:font-pitch="variable" fo:font-size="12pt" fo:language="en" fo:country="US" fo:font-style="italic" style:letter-kerning="true" style:text-blinking="fals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style-complex="italic"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Requirement" style:family="paragraph" style:parent-style-name="Heading_20_2" style:default-outline-level="2" style:list-style-name="WWNum2" style:list-level="2">
      <style:paragraph-properties fo:margin-top="0.0417in" fo:margin-bottom="0.0417in" style:contextual-spacing="false" style:line-height-at-least="0.0008in" fo:keep-together="always" fo:hyphenation-ladder-count="no-limit" fo:keep-with-next="always" style:vertical-align="top"/>
      <style:text-properties style:text-position="-5% 100%" style:font-name="Arial" fo:font-family="Arial" style:font-family-generic="roman" style:font-pitch="variable" fo:font-size="10pt" fo:language="en" fo:country="US" fo:font-style="normal" fo:font-weight="normal" style:text-blinking="fals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ListBullet" style:family="paragraph" style:parent-style-name="normal" style:default-outline-level="1" style:list-style-name="WWNum7" style:list-level="1">
      <style:paragraph-properties fo:margin-top="0.0417in" fo:margin-bottom="0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ReqSubArea" style:family="paragraph" style:parent-style-name="normal" style:default-outline-level="1" style:list-style-name="">
      <style:paragraph-properties fo:margin-top="0.0417in" fo:margin-bottom="0in" style:contextual-spacing="false" style:line-height-at-least="0.0008in" fo:hyphenation-ladder-count="no-limit" fo:keep-with-next="always" style:vertical-align="top"/>
      <style:text-properties style:text-position="-5% 100%" style:font-name="Arial" fo:font-family="Arial" style:font-family-generic="roman" style:font-pitch="variable" fo:language="en" fo:country="US" fo:font-style="italic" fo:font-weight="bold" style:text-blinking="false" style:language-asian="en" style:country-asian="US" style:font-style-asian="italic" style:font-weight-asian="bold" style:font-size-complex="10pt" style:language-complex="ar" style:country-complex="SA" style:font-style-complex="italic"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List_20_5_20__28_WW_29_" style:display-name="List 5 (WW)" style:family="paragraph" style:parent-style-name="normal" style:default-outline-level="1" style:list-style-name="">
      <style:paragraph-properties fo:margin-left="1.25in" fo:margin-top="0.0417in" fo:margin-bottom="0in" style:contextual-spacing="false" style:line-height-at-least="0.0008in" fo:hyphenation-ladder-count="no-limit" fo:text-indent="-0.25in" style:auto-text-indent="false"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List_20_1_20_Cont." style:display-name="List 1 Cont." style:family="paragraph" style:parent-style-name="normal" style:default-outline-level="1" style:list-style-name="" style:class="list">
      <style:paragraph-properties fo:margin-left="0.25in" fo:margin-top="0.0417in" fo:margin-bottom="0.0835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ListBulletReq" style:family="paragraph" style:parent-style-name="ListBullet" style:default-outline-level="1" style:list-style-name="WWNum7" style:list-level="1">
      <style:paragraph-properties fo:margin-left="0.5in" fo:margin-top="0.0417in" fo:margin-bottom="0in" style:contextual-spacing="false" style:line-height-at-least="0.0008in" fo:hyphenation-ladder-count="no-limit" style:vertical-align="top">
        <style:tab-stops>
          <style:tab-stop style:position="0.5in"/>
        </style:tab-stops>
      </style:paragraph-properties>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normal" style:default-outline-level="1" style:list-style-name="" style:class="list">
      <style:paragraph-properties fo:margin-top="0.0417in" fo:margin-bottom="0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6%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normal" style:default-outline-level="1" style:list-style-name="">
      <style:paragraph-properties fo:margin-top="0.1945in" fo:margin-bottom="0.1945in" style:contextual-spacing="false" style:line-height-at-least="0.0008in" fo:hyphenation-ladder-count="no-limit" style:vertical-align="top"/>
      <style:text-properties fo:color="#333333" loext:opacity="100%" style:text-position="-6% 100%" style:font-name="Arial" fo:font-family="Arial" style:font-family-generic="roman" style:font-pitch="variable" fo:font-size="8pt" fo:language="en" fo:country="US" style:text-blinking="false" style:font-size-asian="8pt" style:language-asian="en" style:country-asian="US" style:font-name-complex="Arial2" style:font-family-complex="Arial"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CommentBullet2" style:family="paragraph" style:parent-style-name="CommentBullet" style:default-outline-level="1" style:list-style-name="WWNum2" style:list-level="1">
      <style:paragraph-properties fo:margin-left="0.75in" fo:margin-top="0in" fo:margin-bottom="0.0417in" style:contextual-spacing="false" style:line-height-at-least="0.0008in" fo:hyphenation-ladder-count="no-limit" style:vertical-align="top">
        <style:tab-stops>
          <style:tab-stop style:position="0.75in"/>
        </style:tab-stops>
      </style:paragraph-properties>
      <style:text-properties fo:color="#7030a0" loext:opacity="100%" style:text-position="-5% 100%" style:font-name="Arial" fo:font-family="Arial" style:font-family-generic="roman" style:font-pitch="variable" fo:font-size="11pt" fo:language="en" fo:country="US" fo:font-style="italic" style:text-blinking="false" style:font-size-asian="11pt" style:language-asian="en" style:country-asian="US" style:font-style-asian="italic" style:font-size-complex="10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normal" style:default-outline-level="" style:list-style-name="" style:class="index">
      <style:paragraph-properties fo:margin-top="0.3335in" fo:margin-bottom="0in" style:contextual-spacing="false" fo:line-height="115%" fo:keep-together="always" fo:hyphenation-ladder-count="no-limit" fo:keep-with-next="always" style:vertical-align="top"/>
      <style:text-properties fo:color="#365f91" loext:opacity="100%" style:text-position="-4% 100%" style:font-name="Cambria" fo:font-family="Cambria" style:font-family-generic="roman" style:font-pitch="variable" fo:font-size="14pt" fo:language="en" fo:country="US" fo:font-weight="bold" style:letter-kerning="false" style:text-blink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normal" style:default-outline-level="1" style:list-style-name="">
      <style:paragraph-properties fo:margin-left="1in" fo:margin-right="1in" fo:margin-top="0in" fo:margin-bottom="0.0835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ext_20_body_20_indent" style:display-name="Text body indent" style:family="paragraph" style:parent-style-name="normal" style:default-outline-level="1" style:list-style-name="" style:class="text">
      <style:paragraph-properties fo:margin-left="0.25in" fo:margin-top="0in" fo:margin-bottom="0.0835in" style:contextual-spacing="false" style:line-height-at-least="0.0008in" fo:hyphenation-ladder-count="no-limit" style:vertical-align="top"/>
      <style:text-properties style:text-position="-5% 100%" style:font-name="Arial" fo:font-family="Arial" style:font-family-generic="roman" style:font-pitch="variable" fo:language="en" fo:country="US" style:text-blinking="false"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normal" style:default-outline-level="1" style:list-style-name="">
      <style:paragraph-properties fo:margin-left="0.5in" fo:margin-top="0in" fo:margin-bottom="0in" style:contextual-spacing="true" style:line-height-at-least="0.0008in" fo:hyphenation-ladder-count="no-limit" style:vertical-align="top"/>
      <style:text-properties style:text-position="-4% 100%" style:font-name="Times New Roman" fo:font-family="'Times New Roman'" style:font-family-generic="roman" style:font-pitch="variable"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Header_20_and_20_Footer" style:class="extra"/>
    <style:style style:name="Default_20_Paragraph_20_Font_20__28_WW_29_" style:display-name="Default Paragraph Font (WW)" style:family="text">
      <style:text-properties style:text-position="0% 100%" style:text-blinking="false" style:text-emphasize="none" style:text-scale="100%"/>
    </style:style>
    <style:style style:name="Comment_20_Reference" style:display-name="Comment Reference" style:family="text">
      <style:text-properties style:text-position="0% 100%" fo:font-size="8pt" style:text-blinking="false" style:font-size-asian="8pt" style:font-size-complex="8pt" style:text-emphasize="none" style:text-scale="100%" text:display="none"/>
    </style:style>
    <style:style style:name="Page_20_Number" style:display-name="Page Number" style:family="text" style:parent-style-name="Default_20_Paragraph_20_Font_20__28_WW_29_">
      <style:text-properties style:text-position="0% 100%" style:text-blinking="false" style:text-emphasize="none" style:text-scale="100%"/>
    </style:style>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Visited_20_Internet_20_Link" style:display-name="Visited Internet Link" style:family="text">
      <style:text-properties fo:color="#800080" loext:opacity="100%" style:text-position="0% 100%" style:text-underline-style="solid" style:text-underline-width="auto" style:text-underline-color="font-color" style:text-blinking="false" style:text-emphasize="none" style:text-scale="100%"/>
    </style:style>
    <style:style style:name="Body_20_Text_20_Char" style:display-name="Body Text Char" style:family="text">
      <style:text-properties style:text-position="0% 100%" style:font-name="Arial" fo:font-family="Arial" style:font-family-generic="roman" style:font-pitch="variable" fo:font-size="11pt" style:text-blinking="false" style:font-size-asian="11pt" style:font-size-complex="12pt" style:text-emphasize="none" style:text-scale="100%"/>
    </style:style>
    <style:style style:name="Comment_20_Text_20_Char" style:display-name="Comment Text Char" style:family="text">
      <style:text-properties style:text-position="0% 100%" style:font-name="Arial" fo:font-family="Arial" style:font-family-generic="roman" style:font-pitch="variable" style:text-blinking="false" style:text-emphasize="none" style:text-scale="100%"/>
    </style:style>
    <style:style style:name="Body_20_Text_20_Indent_20_Char" style:display-name="Body Text Indent Char" style:family="text">
      <style:text-properties style:text-position="0% 100%" style:font-name="Arial" fo:font-family="Arial" style:font-family-generic="roman" style:font-pitch="variable" style:text-blinking="false" style:font-size-complex="12pt"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0" style:display-name="ListLabel 20" style:family="text">
      <style:text-properties style:text-position="0% 100%"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position="0% 100%"/>
    </style:style>
    <style:style style:name="ListLabel_20_56" style:display-name="ListLabel 56" style:family="text">
      <style:text-properties style:text-position="0% 100%"/>
    </style:style>
    <style:style style:name="ListLabel_20_57" style:display-name="ListLabel 57" style:family="text">
      <style:text-properties style:text-position="0% 100%"/>
    </style:style>
    <style:style style:name="ListLabel_20_58" style:display-name="ListLabel 58" style:family="text">
      <style:text-properties style:text-position="0% 100%"/>
    </style:style>
    <style:style style:name="ListLabel_20_59" style:display-name="ListLabel 59" style:family="text">
      <style:text-properties style:text-position="0% 100%"/>
    </style:style>
    <style:style style:name="ListLabel_20_60" style:display-name="ListLabel 60" style:family="text">
      <style:text-properties style:text-position="0% 100%"/>
    </style:style>
    <style:style style:name="ListLabel_20_61" style:display-name="ListLabel 61" style:family="text">
      <style:text-properties style:text-position="0% 100%"/>
    </style:style>
    <style:style style:name="ListLabel_20_62" style:display-name="ListLabel 62" style:family="text">
      <style:text-properties style:text-position="0% 100%"/>
    </style:style>
    <style:style style:name="ListLabel_20_63" style:display-name="ListLabel 63" style:family="text">
      <style:text-properties style:text-position="0% 100%"/>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Appendix %1%." style:num-prefix="Appendix "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style:list-level-properties>
      </text:list-level-style-bullet>
      <text:list-level-style-bullet text:level="3" text:style-name="ListLabel_20_39" text:bullet-char="">
        <style:list-level-properties text:list-level-position-and-space-mode="label-alignment">
          <style:list-level-label-alignment text:label-followed-by="listtab"/>
        </style:list-level-properties>
      </text:list-level-style-bullet>
      <text:list-level-style-bullet text:level="4" text:style-name="ListLabel_20_40" text:bullet-char="">
        <style:list-level-properties text:list-level-position-and-space-mode="label-alignment">
          <style:list-level-label-alignment text:label-followed-by="listtab"/>
        </style:list-level-properties>
      </text:list-level-style-bullet>
      <text:list-level-style-bullet text:level="5" text:style-name="ListLabel_20_41" text:bullet-char="">
        <style:list-level-properties text:list-level-position-and-space-mode="label-alignment">
          <style:list-level-label-alignment text:label-followed-by="listtab"/>
        </style:list-level-properties>
      </text:list-level-style-bullet>
      <text:list-level-style-bullet text:level="6" text:style-name="ListLabel_20_42" text:bullet-char="">
        <style:list-level-properties text:list-level-position-and-space-mode="label-alignment">
          <style:list-level-label-alignment text:label-followed-by="listtab"/>
        </style:list-level-properties>
      </text:list-level-style-bullet>
      <text:list-level-style-bullet text:level="7" text:style-name="ListLabel_20_43" text:bullet-char="">
        <style:list-level-properties text:list-level-position-and-space-mode="label-alignment">
          <style:list-level-label-alignment text:label-followed-by="listtab"/>
        </style:list-level-properties>
      </text:list-level-style-bullet>
      <text:list-level-style-bullet text:level="8" text:style-name="ListLabel_20_44" text:bullet-char="">
        <style:list-level-properties text:list-level-position-and-space-mode="label-alignment">
          <style:list-level-label-alignment text:label-followed-by="listtab"/>
        </style:list-level-properties>
      </text:list-level-style-bullet>
      <text:list-level-style-bullet text:level="9" text:style-name="ListLabel_20_45"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normal">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style:text-position="0% 100%" fo:font-style="normal" fo:font-weight="normal" style:font-style-asian="normal" style:font-weight-asian="normal"/>
    </style:style>
    <style:style style:name="MT2" style:family="text">
      <style:text-properties style:text-position="0% 100%" fo:font-style="italic" fo:font-weight="bold" officeooo:rsid="000b2887" style:font-style-asian="italic" style:font-weight-asian="bold"/>
    </style:style>
    <style:style style:name="MT3" style:family="text">
      <style:text-properties style:text-position="0% 100%" fo:font-style="italic" fo:font-weight="bold" style:font-style-asian="italic" style:font-weight-asian="bold"/>
    </style:style>
    <style:style style:name="MT4" style:family="text">
      <style:text-properties style:text-position="0% 100%" fo:font-size="9pt" style:font-size-asian="9pt" style:font-size-complex="9pt"/>
    </style:style>
    <style:style style:name="MT5" style:family="text">
      <style:text-properties style:text-position="0% 100%" fo:font-size="9pt" officeooo:rsid="000b2887"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HMS</text:span><text:span text:style-name="MT3"> Requirements Specification</text:span></text:p>
      </style:header>
      <style:footer>
        <text:p text:style-name="MP2" loext:marker-style-name="MT4"><text:span text:style-name="MT5">2024</text:span><text:span text:style-name="MT4"><text:tab/>Page </text:span><text:page-number text:select-page="current">14</text:page-number><text:span text:style-name="MT4"><text:s/>o f <text:s/></text:span><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4T18:48:00</meta:creation-date>
    <meta:initial-creator>Requirements sub-team</meta:initial-creator>
    <dc:date>2024-03-27T12:22:07.336328265</dc:date>
    <meta:editing-duration>PT37M43S</meta:editing-duration>
    <meta:editing-cycles>10</meta:editing-cycles>
    <meta:generator>LibreOffice/24.2.1.2$Linux_X86_64 LibreOffice_project/420$Build-2</meta:generator>
    <meta:document-statistic meta:table-count="4" meta:image-count="0" meta:object-count="0" meta:page-count="14" meta:paragraph-count="501" meta:word-count="4371" meta:character-count="29592" meta:non-whitespace-character-count="25807"/>
  </office:meta>
</office:document-meta>
</file>